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3pt" svg:x="2134.89pt" svg:y="48.16pt">
            <loext:p draw:notify-on-update-of-ranges="Sheet1.D4:Sheet1.D4 Sheet1.D5:Sheet1.D25 Sheet1.E4:Sheet1.E4 Sheet1.E5:Sheet1.E25 Sheet1.F4:Sheet1.F4 Sheet1.F5:Sheet1.F25 Sheet1.G4:Sheet1.G4 Sheet1.G5:Sheet1.G25 Sheet1.H4:Sheet1.H4 Sheet1.H5:Sheet1.H25 Sheet1.I4:Sheet1.I4 Sheet1.I5:Sheet1.I25 Sheet1.J4:Sheet1.J4 Sheet1.J5:Sheet1.J25 Sheet1.K4:Sheet1.K4 Sheet1.K5:Sheet1.K25 Sheet1.L4:Sheet1.L4 Sheet1.L5:Sheet1.L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2134.69pt" svg:y="379.47pt">
            <loext:p draw:notify-on-update-of-ranges="Sheet1.D31:Sheet1.D31 Sheet1.D32:Sheet1.D52 Sheet1.E31:Sheet1.E31 Sheet1.E32:Sheet1.E52 Sheet1.F31:Sheet1.F31 Sheet1.F32:Sheet1.F52 Sheet1.G31:Sheet1.G31 Sheet1.G32:Sheet1.G52 Sheet1.H31:Sheet1.H31 Sheet1.H32:Sheet1.H52 Sheet1.I31:Sheet1.I31 Sheet1.I32:Sheet1.I52 Sheet1.J31:Sheet1.J31 Sheet1.J32:Sheet1.J52 Sheet1.K31:Sheet1.K31 Sheet1.K32:Sheet1.K52 Sheet1.L31:Sheet1.L31 Sheet1.L32:Sheet1.L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97pt" svg:height="255.23pt" svg:x="2151.07pt" svg:y="725.81pt">
            <loext:p draw:notify-on-update-of-ranges="Sheet1.D58:Sheet1.D58 Sheet1.D59:Sheet1.D79 Sheet1.E58:Sheet1.E58 Sheet1.E59:Sheet1.E79 Sheet1.F58:Sheet1.F58 Sheet1.F59:Sheet1.F79 Sheet1.G58:Sheet1.G58 Sheet1.G59:Sheet1.G79 Sheet1.H58:Sheet1.H58 Sheet1.H59:Sheet1.H79 Sheet1.I58:Sheet1.I58 Sheet1.I59:Sheet1.I79 Sheet1.J58:Sheet1.J58 Sheet1.J59:Sheet1.J79 Sheet1.K58:Sheet1.K58 Sheet1.K59:Sheet1.K79 Sheet1.L58:Sheet1.L58 Sheet1.L59:Sheet1.L7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KDD2</text:p>
          </table:table-cell>
          <table:table-cell/>
          <table:table-cell office:value-type="string" calcext:value-type="string">
            <text:p>Train Loss</text:p>
          </table:table-cell>
          <table:table-cell table:number-columns-repeated="8" office:value-type="float" office:value="91930" calcext:value-type="float">
            <text:p>91930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91930" calcext:value-type="float">
            <text:p>91930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91930" calcext:value-type="float">
            <text:p>91930</text:p>
          </table:table-cell>
        </table:table-row>
        <table:table-row table:style-name="ro1">
          <table:table-cell office:value-type="string" calcext:value-type="string">
            <text:p>Step Size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in #samples:</text:p>
          </table:table-cell>
          <table:table-cell office:value-type="float" office:value="91930" calcext:value-type="float">
            <text:p>91930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 #samples:</text:p>
          </table:table-cell>
          <table:table-cell office:value-type="float" office:value="39398" calcext:value-type="float">
            <text:p>39398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E2]*[.E3])/[.E1]" office:value-type="float" office:value="0.00108778418361797" calcext:value-type="float">
            <text:p>0.0010877842</text:p>
          </table:table-cell>
          <table:table-cell table:style-name="ce1" table:formula="of:=100*([.F2]*[.F3])/[.F1]" office:value-type="float" office:value="0.00435113673447188" calcext:value-type="float">
            <text:p>0.0043511367</text:p>
          </table:table-cell>
          <table:table-cell table:style-name="ce1" table:formula="of:=100*([.G2]*[.G3])/[.G1]" office:value-type="float" office:value="0.00870227346894376" calcext:value-type="float">
            <text:p>0.0087022735</text:p>
          </table:table-cell>
          <table:table-cell table:style-name="ce1" table:formula="of:=100*([.H2]*[.H3])/[.H1]" office:value-type="float" office:value="0.0174045469378875" calcext:value-type="float">
            <text:p>0.0174045469</text:p>
          </table:table-cell>
          <table:table-cell table:style-name="ce1" table:formula="of:=100*([.I2]*[.I3])/[.I1]" office:value-type="float" office:value="0.034809093875775" calcext:value-type="float">
            <text:p>0.0348090939</text:p>
          </table:table-cell>
          <table:table-cell table:style-name="ce1" table:formula="of:=100*([.J2]*[.J3])/[.J1]" office:value-type="float" office:value="0.0696181877515501" calcext:value-type="float">
            <text:p>0.0696181878</text:p>
          </table:table-cell>
          <table:table-cell table:style-name="ce1" table:formula="of:=100*([.K2]*[.K3])/[.K1]" office:value-type="float" office:value="0.1392363755031" calcext:value-type="float">
            <text:p>0.1392363755</text:p>
          </table:table-cell>
          <table:table-cell table:style-name="ce1" table:formula="of:=100*([.L2]*[.L3])/[.L1]" office:value-type="float" office:value="0.2784727510062" calcext:value-type="float">
            <text:p>0.278472751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]*[.O3])/[.O1]" office:value-type="float" office:value="0.00108778418361797" calcext:value-type="float">
            <text:p>0.0010877842</text:p>
          </table:table-cell>
          <table:table-cell table:style-name="ce1" table:formula="of:=100*([.P2]*[.P3])/[.P1]" office:value-type="float" office:value="0.00435113673447188" calcext:value-type="float">
            <text:p>0.0043511367</text:p>
          </table:table-cell>
          <table:table-cell table:style-name="ce1" table:formula="of:=100*([.Q2]*[.Q3])/[.Q1]" office:value-type="float" office:value="0.00870227346894376" calcext:value-type="float">
            <text:p>0.0087022735</text:p>
          </table:table-cell>
          <table:table-cell table:style-name="ce1" table:formula="of:=100*([.R2]*[.R3])/[.R1]" office:value-type="float" office:value="0.0174045469378875" calcext:value-type="float">
            <text:p>0.0174045469</text:p>
          </table:table-cell>
          <table:table-cell table:style-name="ce1" table:formula="of:=100*([.S2]*[.S3])/[.S1]" office:value-type="float" office:value="0.034809093875775" calcext:value-type="float">
            <text:p>0.0348090939</text:p>
          </table:table-cell>
          <table:table-cell table:style-name="ce1" table:formula="of:=100*([.T2]*[.T3])/[.T1]" office:value-type="float" office:value="0.0696181877515501" calcext:value-type="float">
            <text:p>0.0696181878</text:p>
          </table:table-cell>
          <table:table-cell table:style-name="ce1" table:formula="of:=100*([.U2]*[.U3])/[.U1]" office:value-type="float" office:value="0.1392363755031" calcext:value-type="float">
            <text:p>0.1392363755</text:p>
          </table:table-cell>
          <table:table-cell table:style-name="ce1" table:formula="of:=100*([.V2]*[.V3])/[.V1]" office:value-type="float" office:value="0.2784727510062" calcext:value-type="float">
            <text:p>0.278472751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]*[.Y3])/[.Y1]" office:value-type="float" office:value="0.00108778418361797" calcext:value-type="float">
            <text:p>0.0010877842</text:p>
          </table:table-cell>
          <table:table-cell table:style-name="ce1" table:formula="of:=100*([.Z2]*[.Z3])/[.Z1]" office:value-type="float" office:value="0.00435113673447188" calcext:value-type="float">
            <text:p>0.0043511367</text:p>
          </table:table-cell>
          <table:table-cell table:style-name="ce1" table:formula="of:=100*([.AA2]*[.AA3])/[.AA1]" office:value-type="float" office:value="0.00870227346894376" calcext:value-type="float">
            <text:p>0.0087022735</text:p>
          </table:table-cell>
          <table:table-cell table:style-name="ce1" table:formula="of:=100*([.AB2]*[.AB3])/[.AB1]" office:value-type="float" office:value="0.0174045469378875" calcext:value-type="float">
            <text:p>0.0174045469</text:p>
          </table:table-cell>
          <table:table-cell table:style-name="ce1" table:formula="of:=100*([.AC2]*[.AC3])/[.AC1]" office:value-type="float" office:value="0.034809093875775" calcext:value-type="float">
            <text:p>0.0348090939</text:p>
          </table:table-cell>
          <table:table-cell table:style-name="ce1" table:formula="of:=100*([.AD2]*[.AD3])/[.AD1]" office:value-type="float" office:value="0.0696181877515501" calcext:value-type="float">
            <text:p>0.0696181878</text:p>
          </table:table-cell>
          <table:table-cell table:style-name="ce1" table:formula="of:=100*([.AE2]*[.AE3])/[.AE1]" office:value-type="float" office:value="0.1392363755031" calcext:value-type="float">
            <text:p>0.1392363755</text:p>
          </table:table-cell>
          <table:table-cell table:style-name="ce1" table:formula="of:=100*([.AF2]*[.AF3])/[.AF1]" office:value-type="float" office:value="0.2784727510062" calcext:value-type="float">
            <text:p>0.278472751</text:p>
          </table:table-cell>
        </table:table-row>
        <table:table-row table:style-name="ro1">
          <table:table-cell office:value-type="string" calcext:value-type="string">
            <text:p>Total #samples:</text:p>
          </table:table-cell>
          <table:table-cell table:formula="of:=[.B3]+[.B4]" office:value-type="float" office:value="131328" calcext:value-type="float">
            <text:p>1313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2395" calcext:value-type="float">
            <text:p>0.692395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321492" calcext:value-type="float">
            <text:p>0.321492</text:p>
          </table:table-cell>
          <table:table-cell office:value-type="float" office:value="0.320454" calcext:value-type="float">
            <text:p>0.320454</text:p>
          </table:table-cell>
          <table:table-cell office:value-type="float" office:value="0.320335" calcext:value-type="float">
            <text:p>0.320335</text:p>
          </table:table-cell>
          <table:table-cell office:value-type="float" office:value="0.320264" calcext:value-type="float">
            <text:p>0.320264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320798" calcext:value-type="float">
            <text:p>0.320798</text:p>
          </table:table-cell>
          <table:table-cell office:value-type="float" office:value="0.323414" calcext:value-type="float">
            <text:p>0.323414</text:p>
          </table:table-cell>
          <table:table-cell office:value-type="float" office:value="0.324736" calcext:value-type="float">
            <text:p>0.3247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07" calcext:value-type="float">
            <text:p>0.891907</text:p>
          </table:table-cell>
          <table:table-cell table:number-columns-repeated="3" office:value-type="float" office:value="0.891918" calcext:value-type="float">
            <text:p>0.891918</text:p>
          </table:table-cell>
          <table:table-cell office:value-type="float" office:value="0.891896" calcext:value-type="float">
            <text:p>0.891896</text:p>
          </table:table-cell>
          <table:table-cell table:number-columns-repeated="2" office:value-type="float" office:value="0.891929" calcext:value-type="float">
            <text:p>0.8919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197" calcext:value-type="float">
            <text:p>0.890197</text:p>
          </table:table-cell>
          <table:table-cell table:number-columns-repeated="2" office:value-type="float" office:value="0.890223" calcext:value-type="float">
            <text:p>0.890223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23" calcext:value-type="float">
            <text:p>0.890223</text:p>
          </table:table-cell>
          <table:table-cell table:number-columns-repeated="2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23545" calcext:value-type="float">
            <text:p>0.323545</text:p>
          </table:table-cell>
          <table:table-cell office:value-type="float" office:value="0.326095" calcext:value-type="float">
            <text:p>0.326095</text:p>
          </table:table-cell>
          <table:table-cell office:value-type="float" office:value="0.326592" calcext:value-type="float">
            <text:p>0.326592</text:p>
          </table:table-cell>
          <table:table-cell office:value-type="float" office:value="0.326063" calcext:value-type="float">
            <text:p>0.326063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327171" calcext:value-type="float">
            <text:p>0.327171</text:p>
          </table:table-cell>
          <table:table-cell office:value-type="float" office:value="0.331604" calcext:value-type="float">
            <text:p>0.331604</text:p>
          </table:table-cell>
          <table:table-cell office:value-type="float" office:value="0.319652" calcext:value-type="float">
            <text:p>0.31965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 office:value-type="float" office:value="0.891929" calcext:value-type="float">
            <text:p>0.891929</text:p>
          </table:table-cell>
          <table:table-cell office:value-type="float" office:value="0.89194" calcext:value-type="float">
            <text:p>0.891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0248" calcext:value-type="float">
            <text:p>0.890248</text:p>
          </table:table-cell>
          <table:table-cell table:number-columns-repeated="5" office:value-type="float" office:value="0.890274" calcext:value-type="float">
            <text:p>0.890274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74" calcext:value-type="float">
            <text:p>0.89027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18593" calcext:value-type="float">
            <text:p>0.318593</text:p>
          </table:table-cell>
          <table:table-cell office:value-type="float" office:value="0.31582" calcext:value-type="float">
            <text:p>0.31582</text:p>
          </table:table-cell>
          <table:table-cell office:value-type="float" office:value="0.315575" calcext:value-type="float">
            <text:p>0.315575</text:p>
          </table:table-cell>
          <table:table-cell office:value-type="float" office:value="0.315532" calcext:value-type="float">
            <text:p>0.315532</text:p>
          </table:table-cell>
          <table:table-cell office:value-type="float" office:value="0.315258" calcext:value-type="float">
            <text:p>0.315258</text:p>
          </table:table-cell>
          <table:table-cell office:value-type="float" office:value="0.315998" calcext:value-type="float">
            <text:p>0.315998</text:p>
          </table:table-cell>
          <table:table-cell office:value-type="float" office:value="0.31509" calcext:value-type="float">
            <text:p>0.31509</text:p>
          </table:table-cell>
          <table:table-cell office:value-type="float" office:value="0.319898" calcext:value-type="float">
            <text:p>0.3198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61" calcext:value-type="float">
            <text:p>0.891961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874" calcext:value-type="float">
            <text:p>0.891874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4" calcext:value-type="float">
            <text:p>0.891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890299" calcext:value-type="float">
            <text:p>0.890299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324" calcext:value-type="float">
            <text:p>0.890324</text:p>
          </table:table-cell>
          <table:table-cell table:number-columns-repeated="2" office:value-type="float" office:value="0.890274" calcext:value-type="float">
            <text:p>0.89027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17919" calcext:value-type="float">
            <text:p>0.317919</text:p>
          </table:table-cell>
          <table:table-cell office:value-type="float" office:value="0.366568" calcext:value-type="float">
            <text:p>0.366568</text:p>
          </table:table-cell>
          <table:table-cell office:value-type="float" office:value="0.363115" calcext:value-type="float">
            <text:p>0.363115</text:p>
          </table:table-cell>
          <table:table-cell office:value-type="float" office:value="0.359872" calcext:value-type="float">
            <text:p>0.359872</text:p>
          </table:table-cell>
          <table:table-cell office:value-type="float" office:value="0.382259" calcext:value-type="float">
            <text:p>0.382259</text:p>
          </table:table-cell>
          <table:table-cell office:value-type="float" office:value="0.412215" calcext:value-type="float">
            <text:p>0.412215</text:p>
          </table:table-cell>
          <table:table-cell office:value-type="float" office:value="0.403445" calcext:value-type="float">
            <text:p>0.403445</text:p>
          </table:table-cell>
          <table:table-cell office:value-type="float" office:value="0.391383" calcext:value-type="float">
            <text:p>0.3913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1439" calcext:value-type="float">
            <text:p>0.891439</text:p>
          </table:table-cell>
          <table:table-cell office:value-type="float" office:value="0.875916" calcext:value-type="float">
            <text:p>0.875916</text:p>
          </table:table-cell>
          <table:table-cell office:value-type="float" office:value="0.877592" calcext:value-type="float">
            <text:p>0.877592</text:p>
          </table:table-cell>
          <table:table-cell office:value-type="float" office:value="0.879093" calcext:value-type="float">
            <text:p>0.879093</text:p>
          </table:table-cell>
          <table:table-cell office:value-type="float" office:value="0.866692" calcext:value-type="float">
            <text:p>0.866692</text:p>
          </table:table-cell>
          <table:table-cell office:value-type="float" office:value="0.846263" calcext:value-type="float">
            <text:p>0.846263</text:p>
          </table:table-cell>
          <table:table-cell office:value-type="float" office:value="0.851898" calcext:value-type="float">
            <text:p>0.851898</text:p>
          </table:table-cell>
          <table:table-cell office:value-type="float" office:value="0.8606" calcext:value-type="float">
            <text:p>0.86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9233" calcext:value-type="float">
            <text:p>0.889233</text:p>
          </table:table-cell>
          <table:table-cell office:value-type="float" office:value="0.87007" calcext:value-type="float">
            <text:p>0.87007</text:p>
          </table:table-cell>
          <table:table-cell office:value-type="float" office:value="0.872024" calcext:value-type="float">
            <text:p>0.872024</text:p>
          </table:table-cell>
          <table:table-cell office:value-type="float" office:value="0.874004" calcext:value-type="float">
            <text:p>0.874004</text:p>
          </table:table-cell>
          <table:table-cell office:value-type="float" office:value="0.859409" calcext:value-type="float">
            <text:p>0.859409</text:p>
          </table:table-cell>
          <table:table-cell office:value-type="float" office:value="0.839129" calcext:value-type="float">
            <text:p>0.839129</text:p>
          </table:table-cell>
          <table:table-cell office:value-type="float" office:value="0.844561" calcext:value-type="float">
            <text:p>0.844561</text:p>
          </table:table-cell>
          <table:table-cell office:value-type="float" office:value="0.853495" calcext:value-type="float">
            <text:p>0.85349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13644" calcext:value-type="float">
            <text:p>0.313644</text:p>
          </table:table-cell>
          <table:table-cell office:value-type="float" office:value="0.314781" calcext:value-type="float">
            <text:p>0.314781</text:p>
          </table:table-cell>
          <table:table-cell office:value-type="float" office:value="0.315143" calcext:value-type="float">
            <text:p>0.315143</text:p>
          </table:table-cell>
          <table:table-cell office:value-type="float" office:value="0.314598" calcext:value-type="float">
            <text:p>0.314598</text:p>
          </table:table-cell>
          <table:table-cell office:value-type="float" office:value="0.313992" calcext:value-type="float">
            <text:p>0.313992</text:p>
          </table:table-cell>
          <table:table-cell office:value-type="float" office:value="0.315199" calcext:value-type="float">
            <text:p>0.315199</text:p>
          </table:table-cell>
          <table:table-cell office:value-type="float" office:value="0.31545" calcext:value-type="float">
            <text:p>0.31545</text:p>
          </table:table-cell>
          <table:table-cell office:value-type="float" office:value="0.314904" calcext:value-type="float">
            <text:p>0.3149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07" calcext:value-type="float">
            <text:p>0.891907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613" calcext:value-type="float">
            <text:p>0.8916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0147" calcext:value-type="float">
            <text:p>0.890147</text:p>
          </table:table-cell>
          <table:table-cell office:value-type="float" office:value="0.890071" calcext:value-type="float">
            <text:p>0.890071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889994" calcext:value-type="float">
            <text:p>0.889994</text:p>
          </table:table-cell>
          <table:table-cell office:value-type="float" office:value="0.89002" calcext:value-type="float">
            <text:p>0.89002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89487" calcext:value-type="float">
            <text:p>0.889487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16315" calcext:value-type="float">
            <text:p>0.316315</text:p>
          </table:table-cell>
          <table:table-cell office:value-type="float" office:value="0.31583" calcext:value-type="float">
            <text:p>0.31583</text:p>
          </table:table-cell>
          <table:table-cell office:value-type="float" office:value="0.316043" calcext:value-type="float">
            <text:p>0.316043</text:p>
          </table:table-cell>
          <table:table-cell office:value-type="float" office:value="0.316437" calcext:value-type="float">
            <text:p>0.316437</text:p>
          </table:table-cell>
          <table:table-cell office:value-type="float" office:value="0.324406" calcext:value-type="float">
            <text:p>0.324406</text:p>
          </table:table-cell>
          <table:table-cell office:value-type="float" office:value="0.324013" calcext:value-type="float">
            <text:p>0.324013</text:p>
          </table:table-cell>
          <table:table-cell office:value-type="float" office:value="0.337434" calcext:value-type="float">
            <text:p>0.337434</text:p>
          </table:table-cell>
          <table:table-cell office:value-type="float" office:value="0.32531" calcext:value-type="float">
            <text:p>0.325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1776" calcext:value-type="float">
            <text:p>0.891776</text:p>
          </table:table-cell>
          <table:table-cell office:value-type="float" office:value="0.89182" calcext:value-type="float">
            <text:p>0.89182</text:p>
          </table:table-cell>
          <table:table-cell office:value-type="float" office:value="0.891765" calcext:value-type="float">
            <text:p>0.891765</text:p>
          </table:table-cell>
          <table:table-cell office:value-type="float" office:value="0.891689" calcext:value-type="float">
            <text:p>0.891689</text:p>
          </table:table-cell>
          <table:table-cell office:value-type="float" office:value="0.890504" calcext:value-type="float">
            <text:p>0.890504</text:p>
          </table:table-cell>
          <table:table-cell office:value-type="float" office:value="0.890656" calcext:value-type="float">
            <text:p>0.890656</text:p>
          </table:table-cell>
          <table:table-cell office:value-type="float" office:value="0.887469" calcext:value-type="float">
            <text:p>0.887469</text:p>
          </table:table-cell>
          <table:table-cell office:value-type="float" office:value="0.890199" calcext:value-type="float">
            <text:p>0.8901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89385" calcext:value-type="float">
            <text:p>0.889385</text:p>
          </table:table-cell>
          <table:table-cell table:number-columns-repeated="2" office:value-type="float" office:value="0.889182" calcext:value-type="float">
            <text:p>0.889182</text:p>
          </table:table-cell>
          <table:table-cell office:value-type="float" office:value="0.888979" calcext:value-type="float">
            <text:p>0.888979</text:p>
          </table:table-cell>
          <table:table-cell office:value-type="float" office:value="0.887101" calcext:value-type="float">
            <text:p>0.887101</text:p>
          </table:table-cell>
          <table:table-cell office:value-type="float" office:value="0.887329" calcext:value-type="float">
            <text:p>0.887329</text:p>
          </table:table-cell>
          <table:table-cell office:value-type="float" office:value="0.882481" calcext:value-type="float">
            <text:p>0.882481</text:p>
          </table:table-cell>
          <table:table-cell office:value-type="float" office:value="0.886339" calcext:value-type="float">
            <text:p>0.88633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320587" calcext:value-type="float">
            <text:p>0.320587</text:p>
          </table:table-cell>
          <table:table-cell office:value-type="float" office:value="0.319126" calcext:value-type="float">
            <text:p>0.319126</text:p>
          </table:table-cell>
          <table:table-cell office:value-type="float" office:value="0.31874" calcext:value-type="float">
            <text:p>0.31874</text:p>
          </table:table-cell>
          <table:table-cell office:value-type="float" office:value="0.318116" calcext:value-type="float">
            <text:p>0.318116</text:p>
          </table:table-cell>
          <table:table-cell office:value-type="float" office:value="0.319509" calcext:value-type="float">
            <text:p>0.319509</text:p>
          </table:table-cell>
          <table:table-cell office:value-type="float" office:value="0.319584" calcext:value-type="float">
            <text:p>0.319584</text:p>
          </table:table-cell>
          <table:table-cell office:value-type="float" office:value="0.318409" calcext:value-type="float">
            <text:p>0.318409</text:p>
          </table:table-cell>
          <table:table-cell office:value-type="float" office:value="0.317046" calcext:value-type="float">
            <text:p>0.3170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94" calcext:value-type="float">
            <text:p>0.891994</text:p>
          </table:table-cell>
          <table:table-cell office:value-type="float" office:value="0.891983" calcext:value-type="float">
            <text:p>0.891983</text:p>
          </table:table-cell>
          <table:table-cell office:value-type="float" office:value="0.892016" calcext:value-type="float">
            <text:p>0.892016</text:p>
          </table:table-cell>
          <table:table-cell office:value-type="float" office:value="0.892005" calcext:value-type="float">
            <text:p>0.892005</text:p>
          </table:table-cell>
          <table:table-cell office:value-type="float" office:value="0.891983" calcext:value-type="float">
            <text:p>0.891983</text:p>
          </table:table-cell>
          <table:table-cell office:value-type="float" office:value="0.891994" calcext:value-type="float">
            <text:p>0.891994</text:p>
          </table:table-cell>
          <table:table-cell office:value-type="float" office:value="0.892048" calcext:value-type="float">
            <text:p>0.8920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197" calcext:value-type="float">
            <text:p>0.890197</text:p>
          </table:table-cell>
          <table:table-cell table:number-columns-repeated="2" office:value-type="float" office:value="0.890248" calcext:value-type="float">
            <text:p>0.890248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172" calcext:value-type="float">
            <text:p>0.890172</text:p>
          </table:table-cell>
          <table:table-cell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312979" calcext:value-type="float">
            <text:p>0.312979</text:p>
          </table:table-cell>
          <table:table-cell office:value-type="float" office:value="0.320261" calcext:value-type="float">
            <text:p>0.320261</text:p>
          </table:table-cell>
          <table:table-cell office:value-type="float" office:value="0.320026" calcext:value-type="float">
            <text:p>0.320026</text:p>
          </table:table-cell>
          <table:table-cell office:value-type="float" office:value="0.320127" calcext:value-type="float">
            <text:p>0.320127</text:p>
          </table:table-cell>
          <table:table-cell office:value-type="float" office:value="0.320968" calcext:value-type="float">
            <text:p>0.320968</text:p>
          </table:table-cell>
          <table:table-cell office:value-type="float" office:value="0.32396" calcext:value-type="float">
            <text:p>0.32396</text:p>
          </table:table-cell>
          <table:table-cell office:value-type="float" office:value="0.318115" calcext:value-type="float">
            <text:p>0.318115</text:p>
          </table:table-cell>
          <table:table-cell office:value-type="float" office:value="0.330043" calcext:value-type="float">
            <text:p>0.3300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2037" calcext:value-type="float">
            <text:p>0.892037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61" calcext:value-type="float">
            <text:p>0.891961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83" calcext:value-type="float">
            <text:p>0.891983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61" calcext:value-type="float">
            <text:p>0.891961</text:p>
          </table:table-cell>
          <table:table-cell office:value-type="float" office:value="0.891918" calcext:value-type="float">
            <text:p>0.8919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0045" calcext:value-type="float">
            <text:p>0.890045</text:p>
          </table:table-cell>
          <table:table-cell office:value-type="float" office:value="0.890223" calcext:value-type="float">
            <text:p>0.890223</text:p>
          </table:table-cell>
          <table:table-cell table:number-columns-repeated="2" office:value-type="float" office:value="0.890248" calcext:value-type="float">
            <text:p>0.890248</text:p>
          </table:table-cell>
          <table:table-cell table:number-columns-repeated="2" office:value-type="float" office:value="0.890274" calcext:value-type="float">
            <text:p>0.890274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274" calcext:value-type="float">
            <text:p>0.89027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311287" calcext:value-type="float">
            <text:p>0.311287</text:p>
          </table:table-cell>
          <table:table-cell office:value-type="float" office:value="0.311487" calcext:value-type="float">
            <text:p>0.311487</text:p>
          </table:table-cell>
          <table:table-cell office:value-type="float" office:value="0.311206" calcext:value-type="float">
            <text:p>0.311206</text:p>
          </table:table-cell>
          <table:table-cell office:value-type="float" office:value="0.311276" calcext:value-type="float">
            <text:p>0.311276</text:p>
          </table:table-cell>
          <table:table-cell office:value-type="float" office:value="0.313138" calcext:value-type="float">
            <text:p>0.313138</text:p>
          </table:table-cell>
          <table:table-cell office:value-type="float" office:value="0.313366" calcext:value-type="float">
            <text:p>0.313366</text:p>
          </table:table-cell>
          <table:table-cell office:value-type="float" office:value="0.311449" calcext:value-type="float">
            <text:p>0.311449</text:p>
          </table:table-cell>
          <table:table-cell office:value-type="float" office:value="0.310894" calcext:value-type="float">
            <text:p>0.3108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891983" calcext:value-type="float">
            <text:p>0.891983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61" calcext:value-type="float">
            <text:p>0.891961</text:p>
          </table:table-cell>
          <table:table-cell office:value-type="float" office:value="0.892016" calcext:value-type="float">
            <text:p>0.892016</text:p>
          </table:table-cell>
          <table:table-cell table:number-columns-repeated="2" office:value-type="float" office:value="0.891961" calcext:value-type="float">
            <text:p>0.891961</text:p>
          </table:table-cell>
          <table:table-cell office:value-type="float" office:value="0.891907" calcext:value-type="float">
            <text:p>0.8919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89512" calcext:value-type="float">
            <text:p>0.889512</text:p>
          </table:table-cell>
          <table:table-cell table:number-columns-repeated="2" office:value-type="float" office:value="0.890223" calcext:value-type="float">
            <text:p>0.890223</text:p>
          </table:table-cell>
          <table:table-cell office:value-type="float" office:value="0.890197" calcext:value-type="float">
            <text:p>0.890197</text:p>
          </table:table-cell>
          <table:table-cell table:number-columns-repeated="2" office:value-type="float" office:value="0.890223" calcext:value-type="float">
            <text:p>0.890223</text:p>
          </table:table-cell>
          <table:table-cell office:value-type="float" office:value="0.890147" calcext:value-type="float">
            <text:p>0.890147</text:p>
          </table:table-cell>
          <table:table-cell office:value-type="float" office:value="0.890096" calcext:value-type="float">
            <text:p>0.89009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13393" calcext:value-type="float">
            <text:p>0.313393</text:p>
          </table:table-cell>
          <table:table-cell office:value-type="float" office:value="0.320233" calcext:value-type="float">
            <text:p>0.320233</text:p>
          </table:table-cell>
          <table:table-cell office:value-type="float" office:value="0.318646" calcext:value-type="float">
            <text:p>0.318646</text:p>
          </table:table-cell>
          <table:table-cell office:value-type="float" office:value="0.320044" calcext:value-type="float">
            <text:p>0.320044</text:p>
          </table:table-cell>
          <table:table-cell office:value-type="float" office:value="0.31819" calcext:value-type="float">
            <text:p>0.31819</text:p>
          </table:table-cell>
          <table:table-cell office:value-type="float" office:value="0.313442" calcext:value-type="float">
            <text:p>0.313442</text:p>
          </table:table-cell>
          <table:table-cell office:value-type="float" office:value="0.311664" calcext:value-type="float">
            <text:p>0.311664</text:p>
          </table:table-cell>
          <table:table-cell office:value-type="float" office:value="0.310964" calcext:value-type="float">
            <text:p>0.3109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2027" calcext:value-type="float">
            <text:p>0.892027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852" calcext:value-type="float">
            <text:p>0.891852</text:p>
          </table:table-cell>
          <table:table-cell office:value-type="float" office:value="0.891918" calcext:value-type="float">
            <text:p>0.8919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89436" calcext:value-type="float">
            <text:p>0.889436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889817" calcext:value-type="float">
            <text:p>0.889817</text:p>
          </table:table-cell>
          <table:table-cell office:value-type="float" office:value="0.890147" calcext:value-type="float">
            <text:p>0.890147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12481" calcext:value-type="float">
            <text:p>0.312481</text:p>
          </table:table-cell>
          <table:table-cell office:value-type="float" office:value="0.325957" calcext:value-type="float">
            <text:p>0.325957</text:p>
          </table:table-cell>
          <table:table-cell office:value-type="float" office:value="0.325473" calcext:value-type="float">
            <text:p>0.325473</text:p>
          </table:table-cell>
          <table:table-cell office:value-type="float" office:value="0.322586" calcext:value-type="float">
            <text:p>0.322586</text:p>
          </table:table-cell>
          <table:table-cell office:value-type="float" office:value="0.323338" calcext:value-type="float">
            <text:p>0.323338</text:p>
          </table:table-cell>
          <table:table-cell office:value-type="float" office:value="0.322156" calcext:value-type="float">
            <text:p>0.322156</text:p>
          </table:table-cell>
          <table:table-cell office:value-type="float" office:value="0.329956" calcext:value-type="float">
            <text:p>0.329956</text:p>
          </table:table-cell>
          <table:table-cell office:value-type="float" office:value="0.345419" calcext:value-type="float">
            <text:p>0.3454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91276" calcext:value-type="float">
            <text:p>0.891276</text:p>
          </table:table-cell>
          <table:table-cell table:number-columns-repeated="2" office:value-type="float" office:value="0.891918" calcext:value-type="float">
            <text:p>0.891918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29" calcext:value-type="float">
            <text:p>0.891929</text:p>
          </table:table-cell>
          <table:table-cell table:number-columns-repeated="2" office:value-type="float" office:value="0.891918" calcext:value-type="float">
            <text:p>0.8919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88979" calcext:value-type="float">
            <text:p>0.888979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310175" calcext:value-type="float">
            <text:p>0.310175</text:p>
          </table:table-cell>
          <table:table-cell office:value-type="float" office:value="0.317996" calcext:value-type="float">
            <text:p>0.317996</text:p>
          </table:table-cell>
          <table:table-cell office:value-type="float" office:value="0.318445" calcext:value-type="float">
            <text:p>0.318445</text:p>
          </table:table-cell>
          <table:table-cell office:value-type="float" office:value="0.31939" calcext:value-type="float">
            <text:p>0.31939</text:p>
          </table:table-cell>
          <table:table-cell office:value-type="float" office:value="0.319017" calcext:value-type="float">
            <text:p>0.319017</text:p>
          </table:table-cell>
          <table:table-cell office:value-type="float" office:value="0.322574" calcext:value-type="float">
            <text:p>0.322574</text:p>
          </table:table-cell>
          <table:table-cell office:value-type="float" office:value="0.314371" calcext:value-type="float">
            <text:p>0.314371</text:p>
          </table:table-cell>
          <table:table-cell office:value-type="float" office:value="0.310816" calcext:value-type="float">
            <text:p>0.3108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91874" calcext:value-type="float">
            <text:p>0.891874</text:p>
          </table:table-cell>
          <table:table-cell office:value-type="float" office:value="0.891961" calcext:value-type="float">
            <text:p>0.891961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61" calcext:value-type="float">
            <text:p>0.891961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983" calcext:value-type="float">
            <text:p>0.891983</text:p>
          </table:table-cell>
          <table:table-cell office:value-type="float" office:value="0.892005" calcext:value-type="float">
            <text:p>0.8920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89918" calcext:value-type="float">
            <text:p>0.889918</text:p>
          </table:table-cell>
          <table:table-cell table:number-columns-repeated="3" office:value-type="float" office:value="0.890248" calcext:value-type="float">
            <text:p>0.890248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299" calcext:value-type="float">
            <text:p>0.890299</text:p>
          </table:table-cell>
          <table:table-cell office:value-type="float" office:value="0.890096" calcext:value-type="float">
            <text:p>0.890096</text:p>
          </table:table-cell>
          <table:table-cell office:value-type="float" office:value="0.89002" calcext:value-type="float">
            <text:p>0.8900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311182" calcext:value-type="float">
            <text:p>0.311182</text:p>
          </table:table-cell>
          <table:table-cell office:value-type="float" office:value="0.323375" calcext:value-type="float">
            <text:p>0.323375</text:p>
          </table:table-cell>
          <table:table-cell office:value-type="float" office:value="0.322929" calcext:value-type="float">
            <text:p>0.322929</text:p>
          </table:table-cell>
          <table:table-cell office:value-type="float" office:value="0.321029" calcext:value-type="float">
            <text:p>0.321029</text:p>
          </table:table-cell>
          <table:table-cell office:value-type="float" office:value="0.32057" calcext:value-type="float">
            <text:p>0.32057</text:p>
          </table:table-cell>
          <table:table-cell office:value-type="float" office:value="0.318997" calcext:value-type="float">
            <text:p>0.318997</text:p>
          </table:table-cell>
          <table:table-cell office:value-type="float" office:value="0.322055" calcext:value-type="float">
            <text:p>0.322055</text:p>
          </table:table-cell>
          <table:table-cell office:value-type="float" office:value="0.322461" calcext:value-type="float">
            <text:p>0.3224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891983" calcext:value-type="float">
            <text:p>0.891983</text:p>
          </table:table-cell>
          <table:table-cell table:number-columns-repeated="2" office:value-type="float" office:value="0.891972" calcext:value-type="float">
            <text:p>0.891972</text:p>
          </table:table-cell>
          <table:table-cell office:value-type="float" office:value="0.891983" calcext:value-type="float">
            <text:p>0.891983</text:p>
          </table:table-cell>
          <table:table-cell table:number-columns-repeated="2" office:value-type="float" office:value="0.891961" calcext:value-type="float">
            <text:p>0.891961</text:p>
          </table:table-cell>
          <table:table-cell office:value-type="float" office:value="0.891972" calcext:value-type="float">
            <text:p>0.89197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90223" calcext:value-type="float">
            <text:p>0.890223</text:p>
          </table:table-cell>
          <table:table-cell table:number-columns-repeated="2" office:value-type="float" office:value="0.890274" calcext:value-type="float">
            <text:p>0.890274</text:p>
          </table:table-cell>
          <table:table-cell table:number-columns-repeated="3" office:value-type="float" office:value="0.890299" calcext:value-type="float">
            <text:p>0.890299</text:p>
          </table:table-cell>
          <table:table-cell table:number-columns-repeated="2" office:value-type="float" office:value="0.890274" calcext:value-type="float">
            <text:p>0.890274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309766" calcext:value-type="float">
            <text:p>0.309766</text:p>
          </table:table-cell>
          <table:table-cell office:value-type="float" office:value="0.319207" calcext:value-type="float">
            <text:p>0.319207</text:p>
          </table:table-cell>
          <table:table-cell office:value-type="float" office:value="0.319839" calcext:value-type="float">
            <text:p>0.319839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320123" calcext:value-type="float">
            <text:p>0.320123</text:p>
          </table:table-cell>
          <table:table-cell office:value-type="float" office:value="0.319492" calcext:value-type="float">
            <text:p>0.319492</text:p>
          </table:table-cell>
          <table:table-cell office:value-type="float" office:value="0.311488" calcext:value-type="float">
            <text:p>0.311488</text:p>
          </table:table-cell>
          <table:table-cell office:value-type="float" office:value="0.311088" calcext:value-type="float">
            <text:p>0.3110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207" calcext:value-type="float">
            <text:p>0.89207</text:p>
          </table:table-cell>
          <table:table-cell table:number-columns-repeated="2" office:value-type="float" office:value="0.891983" calcext:value-type="float">
            <text:p>0.891983</text:p>
          </table:table-cell>
          <table:table-cell office:value-type="float" office:value="0.891972" calcext:value-type="float">
            <text:p>0.891972</text:p>
          </table:table-cell>
          <table:table-cell table:number-columns-repeated="2" office:value-type="float" office:value="0.891961" calcext:value-type="float">
            <text:p>0.891961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892103" calcext:value-type="float">
            <text:p>0.892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0071" calcext:value-type="float">
            <text:p>0.890071</text:p>
          </table:table-cell>
          <table:table-cell office:value-type="float" office:value="0.890172" calcext:value-type="float">
            <text:p>0.890172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121" calcext:value-type="float">
            <text:p>0.890121</text:p>
          </table:table-cell>
          <table:table-cell office:value-type="float" office:value="0.889994" calcext:value-type="float">
            <text:p>0.88999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10685" calcext:value-type="float">
            <text:p>0.310685</text:p>
          </table:table-cell>
          <table:table-cell office:value-type="float" office:value="0.338851" calcext:value-type="float">
            <text:p>0.338851</text:p>
          </table:table-cell>
          <table:table-cell office:value-type="float" office:value="0.340339" calcext:value-type="float">
            <text:p>0.340339</text:p>
          </table:table-cell>
          <table:table-cell office:value-type="float" office:value="0.340842" calcext:value-type="float">
            <text:p>0.340842</text:p>
          </table:table-cell>
          <table:table-cell office:value-type="float" office:value="0.340706" calcext:value-type="float">
            <text:p>0.340706</text:p>
          </table:table-cell>
          <table:table-cell office:value-type="float" office:value="0.334488" calcext:value-type="float">
            <text:p>0.334488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312275" calcext:value-type="float">
            <text:p>0.3122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2048" calcext:value-type="float">
            <text:p>0.892048</text:p>
          </table:table-cell>
          <table:table-cell table:number-columns-repeated="5" office:value-type="float" office:value="0.891929" calcext:value-type="float">
            <text:p>0.891929</text:p>
          </table:table-cell>
          <table:table-cell office:value-type="float" office:value="0.891983" calcext:value-type="float">
            <text:p>0.891983</text:p>
          </table:table-cell>
          <table:table-cell office:value-type="float" office:value="0.891961" calcext:value-type="float">
            <text:p>0.89196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0121" calcext:value-type="float">
            <text:p>0.890121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121" calcext:value-type="float">
            <text:p>0.89012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309926" calcext:value-type="float">
            <text:p>0.309926</text:p>
          </table:table-cell>
          <table:table-cell office:value-type="float" office:value="0.309974" calcext:value-type="float">
            <text:p>0.309974</text:p>
          </table:table-cell>
          <table:table-cell office:value-type="float" office:value="0.309865" calcext:value-type="float">
            <text:p>0.309865</text:p>
          </table:table-cell>
          <table:table-cell office:value-type="float" office:value="0.30953" calcext:value-type="float">
            <text:p>0.30953</text:p>
          </table:table-cell>
          <table:table-cell office:value-type="float" office:value="0.309691" calcext:value-type="float">
            <text:p>0.309691</text:p>
          </table:table-cell>
          <table:table-cell office:value-type="float" office:value="0.310602" calcext:value-type="float">
            <text:p>0.310602</text:p>
          </table:table-cell>
          <table:table-cell office:value-type="float" office:value="0.311931" calcext:value-type="float">
            <text:p>0.311931</text:p>
          </table:table-cell>
          <table:table-cell office:value-type="float" office:value="0.309781" calcext:value-type="float">
            <text:p>0.3097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92016" calcext:value-type="float">
            <text:p>0.892016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994" calcext:value-type="float">
            <text:p>0.891994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891178" calcext:value-type="float">
            <text:p>0.891178</text:p>
          </table:table-cell>
          <table:table-cell office:value-type="float" office:value="0.891994" calcext:value-type="float">
            <text:p>0.8919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89385" calcext:value-type="float">
            <text:p>0.889385</text:p>
          </table:table-cell>
          <table:table-cell table:number-columns-repeated="2" office:value-type="float" office:value="0.889944" calcext:value-type="float">
            <text:p>0.889944</text:p>
          </table:table-cell>
          <table:table-cell office:value-type="float" office:value="0.890045" calcext:value-type="float">
            <text:p>0.890045</text:p>
          </table:table-cell>
          <table:table-cell office:value-type="float" office:value="0.889867" calcext:value-type="float">
            <text:p>0.889867</text:p>
          </table:table-cell>
          <table:table-cell office:value-type="float" office:value="0.889487" calcext:value-type="float">
            <text:p>0.889487</text:p>
          </table:table-cell>
          <table:table-cell office:value-type="float" office:value="0.889005" calcext:value-type="float">
            <text:p>0.889005</text:p>
          </table:table-cell>
          <table:table-cell office:value-type="float" office:value="0.889969" calcext:value-type="float">
            <text:p>0.88996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14522" calcext:value-type="float">
            <text:p>0.314522</text:p>
          </table:table-cell>
          <table:table-cell office:value-type="float" office:value="0.320033" calcext:value-type="float">
            <text:p>0.320033</text:p>
          </table:table-cell>
          <table:table-cell office:value-type="float" office:value="0.319569" calcext:value-type="float">
            <text:p>0.319569</text:p>
          </table:table-cell>
          <table:table-cell office:value-type="float" office:value="0.318539" calcext:value-type="float">
            <text:p>0.318539</text:p>
          </table:table-cell>
          <table:table-cell office:value-type="float" office:value="0.320093" calcext:value-type="float">
            <text:p>0.320093</text:p>
          </table:table-cell>
          <table:table-cell office:value-type="float" office:value="0.315915" calcext:value-type="float">
            <text:p>0.315915</text:p>
          </table:table-cell>
          <table:table-cell office:value-type="float" office:value="0.31821" calcext:value-type="float">
            <text:p>0.31821</text:p>
          </table:table-cell>
          <table:table-cell office:value-type="float" office:value="0.324656" calcext:value-type="float">
            <text:p>0.3246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2005" calcext:value-type="float">
            <text:p>0.892005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0299" calcext:value-type="float">
            <text:p>0.890299</text:p>
          </table:table-cell>
          <table:table-cell office:value-type="float" office:value="0.89035" calcext:value-type="float">
            <text:p>0.89035</text:p>
          </table:table-cell>
          <table:table-cell office:value-type="float" office:value="0.890324" calcext:value-type="float">
            <text:p>0.890324</text:p>
          </table:table-cell>
          <table:table-cell office:value-type="float" office:value="0.890299" calcext:value-type="float">
            <text:p>0.890299</text:p>
          </table:table-cell>
          <table:table-cell office:value-type="float" office:value="0.89035" calcext:value-type="float">
            <text:p>0.89035</text:p>
          </table:table-cell>
          <table:table-cell office:value-type="float" office:value="0.890299" calcext:value-type="float">
            <text:p>0.890299</text:p>
          </table:table-cell>
          <table:table-cell office:value-type="float" office:value="0.89035" calcext:value-type="float">
            <text:p>0.89035</text:p>
          </table:table-cell>
          <table:table-cell office:value-type="float" office:value="0.890299" calcext:value-type="float">
            <text:p>0.89029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309941" calcext:value-type="float">
            <text:p>0.309941</text:p>
          </table:table-cell>
          <table:table-cell office:value-type="float" office:value="0.317055" calcext:value-type="float">
            <text:p>0.317055</text:p>
          </table:table-cell>
          <table:table-cell office:value-type="float" office:value="0.317019" calcext:value-type="float">
            <text:p>0.317019</text:p>
          </table:table-cell>
          <table:table-cell office:value-type="float" office:value="0.317448" calcext:value-type="float">
            <text:p>0.317448</text:p>
          </table:table-cell>
          <table:table-cell office:value-type="float" office:value="0.317804" calcext:value-type="float">
            <text:p>0.317804</text:p>
          </table:table-cell>
          <table:table-cell office:value-type="float" office:value="0.321983" calcext:value-type="float">
            <text:p>0.321983</text:p>
          </table:table-cell>
          <table:table-cell office:value-type="float" office:value="0.321559" calcext:value-type="float">
            <text:p>0.321559</text:p>
          </table:table-cell>
          <table:table-cell office:value-type="float" office:value="0.32027" calcext:value-type="float">
            <text:p>0.320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91744" calcext:value-type="float">
            <text:p>0.891744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2005" calcext:value-type="float">
            <text:p>0.892005</text:p>
          </table:table-cell>
          <table:table-cell table:number-columns-repeated="2" office:value-type="float" office:value="0.891994" calcext:value-type="float">
            <text:p>0.891994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72" calcext:value-type="float">
            <text:p>0.8919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88903" calcext:value-type="float">
            <text:p>0.888903</text:p>
          </table:table-cell>
          <table:table-cell table:number-columns-repeated="2" office:value-type="float" office:value="0.890223" calcext:value-type="float">
            <text:p>0.890223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890223" calcext:value-type="float">
            <text:p>0.890223</text:p>
          </table:table-cell>
          <table:table-cell table:number-columns-repeated="2" office:value-type="float" office:value="0.890172" calcext:value-type="float">
            <text:p>0.890172</text:p>
          </table:table-cell>
          <table:table-cell office:value-type="float" office:value="0.890197" calcext:value-type="float">
            <text:p>0.89019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316728" calcext:value-type="float">
            <text:p>0.316728</text:p>
          </table:table-cell>
          <table:table-cell office:value-type="float" office:value="0.374767" calcext:value-type="float">
            <text:p>0.374767</text:p>
          </table:table-cell>
          <table:table-cell office:value-type="float" office:value="0.375003" calcext:value-type="float">
            <text:p>0.375003</text:p>
          </table:table-cell>
          <table:table-cell office:value-type="float" office:value="0.374846" calcext:value-type="float">
            <text:p>0.374846</text:p>
          </table:table-cell>
          <table:table-cell office:value-type="float" office:value="0.373045" calcext:value-type="float">
            <text:p>0.373045</text:p>
          </table:table-cell>
          <table:table-cell office:value-type="float" office:value="0.379228" calcext:value-type="float">
            <text:p>0.379228</text:p>
          </table:table-cell>
          <table:table-cell office:value-type="float" office:value="0.375248" calcext:value-type="float">
            <text:p>0.375248</text:p>
          </table:table-cell>
          <table:table-cell office:value-type="float" office:value="0.377044" calcext:value-type="float">
            <text:p>0.3770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90493" calcext:value-type="float">
            <text:p>0.890493</text:p>
          </table:table-cell>
          <table:table-cell table:number-columns-repeated="7" office:value-type="float" office:value="0.891929" calcext:value-type="float">
            <text:p>0.8919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86822" calcext:value-type="float">
            <text:p>0.886822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309173" calcext:value-type="float">
            <text:p>0.309173</text:p>
          </table:table-cell>
          <table:table-cell office:value-type="float" office:value="0.375983" calcext:value-type="float">
            <text:p>0.375983</text:p>
          </table:table-cell>
          <table:table-cell office:value-type="float" office:value="0.367129" calcext:value-type="float">
            <text:p>0.367129</text:p>
          </table:table-cell>
          <table:table-cell office:value-type="float" office:value="0.360974" calcext:value-type="float">
            <text:p>0.360974</text:p>
          </table:table-cell>
          <table:table-cell office:value-type="float" office:value="0.36146" calcext:value-type="float">
            <text:p>0.36146</text:p>
          </table:table-cell>
          <table:table-cell office:value-type="float" office:value="0.368192" calcext:value-type="float">
            <text:p>0.368192</text:p>
          </table:table-cell>
          <table:table-cell office:value-type="float" office:value="0.347175" calcext:value-type="float">
            <text:p>0.347175</text:p>
          </table:table-cell>
          <table:table-cell office:value-type="float" office:value="0.342161" calcext:value-type="float">
            <text:p>0.3421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91548" calcext:value-type="float">
            <text:p>0.891548</text:p>
          </table:table-cell>
          <table:table-cell office:value-type="float" office:value="0.86022" calcext:value-type="float">
            <text:p>0.86022</text:p>
          </table:table-cell>
          <table:table-cell office:value-type="float" office:value="0.86592" calcext:value-type="float">
            <text:p>0.86592</text:p>
          </table:table-cell>
          <table:table-cell office:value-type="float" office:value="0.870042" calcext:value-type="float">
            <text:p>0.870042</text:p>
          </table:table-cell>
          <table:table-cell office:value-type="float" office:value="0.869074" calcext:value-type="float">
            <text:p>0.869074</text:p>
          </table:table-cell>
          <table:table-cell office:value-type="float" office:value="0.864875" calcext:value-type="float">
            <text:p>0.864875</text:p>
          </table:table-cell>
          <table:table-cell office:value-type="float" office:value="0.876428" calcext:value-type="float">
            <text:p>0.876428</text:p>
          </table:table-cell>
          <table:table-cell office:value-type="float" office:value="0.879854" calcext:value-type="float">
            <text:p>0.8798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89284" calcext:value-type="float">
            <text:p>0.889284</text:p>
          </table:table-cell>
          <table:table-cell office:value-type="float" office:value="0.850475" calcext:value-type="float">
            <text:p>0.850475</text:p>
          </table:table-cell>
          <table:table-cell office:value-type="float" office:value="0.855983" calcext:value-type="float">
            <text:p>0.855983</text:p>
          </table:table-cell>
          <table:table-cell office:value-type="float" office:value="0.860577" calcext:value-type="float">
            <text:p>0.860577</text:p>
          </table:table-cell>
          <table:table-cell office:value-type="float" office:value="0.859968" calcext:value-type="float">
            <text:p>0.859968</text:p>
          </table:table-cell>
          <table:table-cell office:value-type="float" office:value="0.854434" calcext:value-type="float">
            <text:p>0.854434</text:p>
          </table:table-cell>
          <table:table-cell office:value-type="float" office:value="0.868953" calcext:value-type="float">
            <text:p>0.868953</text:p>
          </table:table-cell>
          <table:table-cell office:value-type="float" office:value="0.871796" calcext:value-type="float">
            <text:p>0.871796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91930" calcext:value-type="float">
            <text:p>91930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91930" calcext:value-type="float">
            <text:p>91930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91930" calcext:value-type="float">
            <text:p>919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29]*[.E30])/[.E28]" office:value-type="float" office:value="0.00108778418361797" calcext:value-type="float">
            <text:p>0.0010877842</text:p>
          </table:table-cell>
          <table:table-cell table:style-name="ce1" table:formula="of:=100*([.F29]*[.F30])/[.F28]" office:value-type="float" office:value="0.1392363755031" calcext:value-type="float">
            <text:p>0.1392363755</text:p>
          </table:table-cell>
          <table:table-cell table:style-name="ce1" table:formula="of:=100*([.G29]*[.G30])/[.G28]" office:value-type="float" office:value="0.2784727510062" calcext:value-type="float">
            <text:p>0.278472751</text:p>
          </table:table-cell>
          <table:table-cell table:style-name="ce1" table:formula="of:=100*([.H29]*[.H30])/[.H28]" office:value-type="float" office:value="0.556945502012401" calcext:value-type="float">
            <text:p>0.556945502</text:p>
          </table:table-cell>
          <table:table-cell table:style-name="ce1" table:formula="of:=100*([.I29]*[.I30])/[.I28]" office:value-type="float" office:value="1.1138910040248" calcext:value-type="float">
            <text:p>1.113891004</text:p>
          </table:table-cell>
          <table:table-cell table:style-name="ce1" table:formula="of:=100*([.J29]*[.J30])/[.J28]" office:value-type="float" office:value="2.2277820080496" calcext:value-type="float">
            <text:p>2.227782008</text:p>
          </table:table-cell>
          <table:table-cell table:style-name="ce1" table:formula="of:=100*([.K29]*[.K30])/[.K28]" office:value-type="float" office:value="4.45556401609921" calcext:value-type="float">
            <text:p>4.4555640161</text:p>
          </table:table-cell>
          <table:table-cell table:style-name="ce1" table:formula="of:=100*([.L29]*[.L30])/[.L28]" office:value-type="float" office:value="8.91112803219841" calcext:value-type="float">
            <text:p>8.911128032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9]*[.O30])/[.O28]" office:value-type="float" office:value="0.00108778418361797" calcext:value-type="float">
            <text:p>0.0010877842</text:p>
          </table:table-cell>
          <table:table-cell table:style-name="ce1" table:formula="of:=100*([.P29]*[.P30])/[.P28]" office:value-type="float" office:value="0.1392363755031" calcext:value-type="float">
            <text:p>0.1392363755</text:p>
          </table:table-cell>
          <table:table-cell table:style-name="ce1" table:formula="of:=100*([.Q29]*[.Q30])/[.Q28]" office:value-type="float" office:value="0.2784727510062" calcext:value-type="float">
            <text:p>0.278472751</text:p>
          </table:table-cell>
          <table:table-cell table:style-name="ce1" table:formula="of:=100*([.R29]*[.R30])/[.R28]" office:value-type="float" office:value="0.556945502012401" calcext:value-type="float">
            <text:p>0.556945502</text:p>
          </table:table-cell>
          <table:table-cell table:style-name="ce1" table:formula="of:=100*([.S29]*[.S30])/[.S28]" office:value-type="float" office:value="1.1138910040248" calcext:value-type="float">
            <text:p>1.113891004</text:p>
          </table:table-cell>
          <table:table-cell table:style-name="ce1" table:formula="of:=100*([.T29]*[.T30])/[.T28]" office:value-type="float" office:value="2.2277820080496" calcext:value-type="float">
            <text:p>2.227782008</text:p>
          </table:table-cell>
          <table:table-cell table:style-name="ce1" table:formula="of:=100*([.U29]*[.U30])/[.U28]" office:value-type="float" office:value="4.45556401609921" calcext:value-type="float">
            <text:p>4.4555640161</text:p>
          </table:table-cell>
          <table:table-cell table:style-name="ce1" table:formula="of:=100*([.V29]*[.V30])/[.V28]" office:value-type="float" office:value="8.91112803219841" calcext:value-type="float">
            <text:p>8.911128032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9]*[.Y30])/[.Y28]" office:value-type="float" office:value="0.00108778418361797" calcext:value-type="float">
            <text:p>0.0010877842</text:p>
          </table:table-cell>
          <table:table-cell table:style-name="ce1" table:formula="of:=100*([.Z29]*[.Z30])/[.Z28]" office:value-type="float" office:value="0.1392363755031" calcext:value-type="float">
            <text:p>0.1392363755</text:p>
          </table:table-cell>
          <table:table-cell table:style-name="ce1" table:formula="of:=100*([.AA29]*[.AA30])/[.AA28]" office:value-type="float" office:value="0.2784727510062" calcext:value-type="float">
            <text:p>0.278472751</text:p>
          </table:table-cell>
          <table:table-cell table:style-name="ce1" table:formula="of:=100*([.AB29]*[.AB30])/[.AB28]" office:value-type="float" office:value="0.556945502012401" calcext:value-type="float">
            <text:p>0.556945502</text:p>
          </table:table-cell>
          <table:table-cell table:style-name="ce1" table:formula="of:=100*([.AC29]*[.AC30])/[.AC28]" office:value-type="float" office:value="1.1138910040248" calcext:value-type="float">
            <text:p>1.113891004</text:p>
          </table:table-cell>
          <table:table-cell table:style-name="ce1" table:formula="of:=100*([.AD29]*[.AD30])/[.AD28]" office:value-type="float" office:value="2.2277820080496" calcext:value-type="float">
            <text:p>2.227782008</text:p>
          </table:table-cell>
          <table:table-cell table:style-name="ce1" table:formula="of:=100*([.AE29]*[.AE30])/[.AE28]" office:value-type="float" office:value="4.45556401609921" calcext:value-type="float">
            <text:p>4.4555640161</text:p>
          </table:table-cell>
          <table:table-cell table:style-name="ce1" table:formula="of:=100*([.AF29]*[.AF30])/[.AF28]" office:value-type="float" office:value="8.91112803219841" calcext:value-type="float">
            <text:p>8.9111280322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2395" calcext:value-type="float">
            <text:p>0.692395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321492" calcext:value-type="float">
            <text:p>0.321492</text:p>
          </table:table-cell>
          <table:table-cell office:value-type="float" office:value="0.603632" calcext:value-type="float">
            <text:p>0.603632</text:p>
          </table:table-cell>
          <table:table-cell office:value-type="float" office:value="0.594292" calcext:value-type="float">
            <text:p>0.594292</text:p>
          </table:table-cell>
          <table:table-cell office:value-type="float" office:value="0.575264" calcext:value-type="float">
            <text:p>0.575264</text:p>
          </table:table-cell>
          <table:table-cell office:value-type="float" office:value="0.52574" calcext:value-type="float">
            <text:p>0.52574</text:p>
          </table:table-cell>
          <table:table-cell office:value-type="float" office:value="0.345942" calcext:value-type="float">
            <text:p>0.345942</text:p>
          </table:table-cell>
          <table:table-cell office:value-type="float" office:value="0.345224" calcext:value-type="float">
            <text:p>0.345224</text:p>
          </table:table-cell>
          <table:table-cell office:value-type="float" office:value="0.344662" calcext:value-type="float">
            <text:p>0.3446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1929" calcext:value-type="float">
            <text:p>0.891929</text:p>
          </table:table-cell>
          <table:table-cell table:number-columns-repeated="4" office:value-type="float" office:value="0.89194" calcext:value-type="float">
            <text:p>0.89194</text:p>
          </table:table-cell>
          <table:table-cell table:number-columns-repeated="3" office:value-type="float" office:value="0.891929" calcext:value-type="float">
            <text:p>0.8919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0274" calcext:value-type="float">
            <text:p>0.890274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23545" calcext:value-type="float">
            <text:p>0.323545</text:p>
          </table:table-cell>
          <table:table-cell office:value-type="float" office:value="0.498079" calcext:value-type="float">
            <text:p>0.498079</text:p>
          </table:table-cell>
          <table:table-cell office:value-type="float" office:value="0.475368" calcext:value-type="float">
            <text:p>0.475368</text:p>
          </table:table-cell>
          <table:table-cell office:value-type="float" office:value="0.411807" calcext:value-type="float">
            <text:p>0.411807</text:p>
          </table:table-cell>
          <table:table-cell office:value-type="float" office:value="0.32259" calcext:value-type="float">
            <text:p>0.32259</text:p>
          </table:table-cell>
          <table:table-cell office:value-type="float" office:value="0.329567" calcext:value-type="float">
            <text:p>0.329567</text:p>
          </table:table-cell>
          <table:table-cell office:value-type="float" office:value="0.329625" calcext:value-type="float">
            <text:p>0.329625</text:p>
          </table:table-cell>
          <table:table-cell office:value-type="float" office:value="0.329615" calcext:value-type="float">
            <text:p>0.3296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1929" calcext:value-type="float">
            <text:p>0.891929</text:p>
          </table:table-cell>
          <table:table-cell table:number-columns-repeated="2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526" calcext:value-type="float">
            <text:p>0.891526</text:p>
          </table:table-cell>
          <table:table-cell table:number-columns-repeated="3" office:value-type="float" office:value="0.891918" calcext:value-type="float">
            <text:p>0.8919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9791" calcext:value-type="float">
            <text:p>0.889791</text:p>
          </table:table-cell>
          <table:table-cell table:number-columns-repeated="3" office:value-type="float" office:value="0.890274" calcext:value-type="float">
            <text:p>0.89027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18593" calcext:value-type="float">
            <text:p>0.318593</text:p>
          </table:table-cell>
          <table:table-cell office:value-type="float" office:value="2.31792" calcext:value-type="float">
            <text:p>2.31792</text:p>
          </table:table-cell>
          <table:table-cell office:value-type="float" office:value="0.693835" calcext:value-type="float">
            <text:p>0.693835</text:p>
          </table:table-cell>
          <table:table-cell office:value-type="float" office:value="0.681026" calcext:value-type="float">
            <text:p>0.681026</text:p>
          </table:table-cell>
          <table:table-cell office:value-type="float" office:value="0.400872" calcext:value-type="float">
            <text:p>0.400872</text:p>
          </table:table-cell>
          <table:table-cell office:value-type="float" office:value="0.333263" calcext:value-type="float">
            <text:p>0.333263</text:p>
          </table:table-cell>
          <table:table-cell office:value-type="float" office:value="0.334045" calcext:value-type="float">
            <text:p>0.334045</text:p>
          </table:table-cell>
          <table:table-cell office:value-type="float" office:value="0.334538" calcext:value-type="float">
            <text:p>0.3345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109333" calcext:value-type="float">
            <text:p>0.109333</text:p>
          </table:table-cell>
          <table:table-cell office:value-type="float" office:value="0.563385" calcext:value-type="float">
            <text:p>0.563385</text:p>
          </table:table-cell>
          <table:table-cell office:value-type="float" office:value="0.581486" calcext:value-type="float">
            <text:p>0.581486</text:p>
          </table:table-cell>
          <table:table-cell office:value-type="float" office:value="0.859937" calcext:value-type="float">
            <text:p>0.859937</text:p>
          </table:table-cell>
          <table:table-cell office:value-type="float" office:value="0.889448" calcext:value-type="float">
            <text:p>0.889448</text:p>
          </table:table-cell>
          <table:table-cell office:value-type="float" office:value="0.88971" calcext:value-type="float">
            <text:p>0.88971</text:p>
          </table:table-cell>
          <table:table-cell office:value-type="float" office:value="0.889807" calcext:value-type="float">
            <text:p>0.8898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111275" calcext:value-type="float">
            <text:p>0.111275</text:p>
          </table:table-cell>
          <table:table-cell office:value-type="float" office:value="0.559927" calcext:value-type="float">
            <text:p>0.559927</text:p>
          </table:table-cell>
          <table:table-cell office:value-type="float" office:value="0.57607" calcext:value-type="float">
            <text:p>0.57607</text:p>
          </table:table-cell>
          <table:table-cell office:value-type="float" office:value="0.853165" calcext:value-type="float">
            <text:p>0.853165</text:p>
          </table:table-cell>
          <table:table-cell office:value-type="float" office:value="0.886238" calcext:value-type="float">
            <text:p>0.886238</text:p>
          </table:table-cell>
          <table:table-cell office:value-type="float" office:value="0.886872" calcext:value-type="float">
            <text:p>0.886872</text:p>
          </table:table-cell>
          <table:table-cell office:value-type="float" office:value="0.886974" calcext:value-type="float">
            <text:p>0.88697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17919" calcext:value-type="float">
            <text:p>0.317919</text:p>
          </table:table-cell>
          <table:table-cell office:value-type="float" office:value="0.663515" calcext:value-type="float">
            <text:p>0.663515</text:p>
          </table:table-cell>
          <table:table-cell office:value-type="float" office:value="0.657163" calcext:value-type="float">
            <text:p>0.657163</text:p>
          </table:table-cell>
          <table:table-cell office:value-type="float" office:value="0.647442" calcext:value-type="float">
            <text:p>0.647442</text:p>
          </table:table-cell>
          <table:table-cell office:value-type="float" office:value="0.648208" calcext:value-type="float">
            <text:p>0.648208</text:p>
          </table:table-cell>
          <table:table-cell office:value-type="float" office:value="0.604919" calcext:value-type="float">
            <text:p>0.604919</text:p>
          </table:table-cell>
          <table:table-cell office:value-type="float" office:value="0.599163" calcext:value-type="float">
            <text:p>0.599163</text:p>
          </table:table-cell>
          <table:table-cell office:value-type="float" office:value="0.598389" calcext:value-type="float">
            <text:p>0.5983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1439" calcext:value-type="float">
            <text:p>0.891439</text:p>
          </table:table-cell>
          <table:table-cell table:number-columns-repeated="7" office:value-type="float" office:value="0.89194" calcext:value-type="float">
            <text:p>0.891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9233" calcext:value-type="float">
            <text:p>0.889233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13644" calcext:value-type="float">
            <text:p>0.313644</text:p>
          </table:table-cell>
          <table:table-cell office:value-type="float" office:value="0.651601" calcext:value-type="float">
            <text:p>0.651601</text:p>
          </table:table-cell>
          <table:table-cell office:value-type="float" office:value="0.648667" calcext:value-type="float">
            <text:p>0.648667</text:p>
          </table:table-cell>
          <table:table-cell office:value-type="float" office:value="0.648221" calcext:value-type="float">
            <text:p>0.648221</text:p>
          </table:table-cell>
          <table:table-cell office:value-type="float" office:value="0.6478" calcext:value-type="float">
            <text:p>0.6478</text:p>
          </table:table-cell>
          <table:table-cell office:value-type="float" office:value="0.599884" calcext:value-type="float">
            <text:p>0.599884</text:p>
          </table:table-cell>
          <table:table-cell office:value-type="float" office:value="0.600429" calcext:value-type="float">
            <text:p>0.600429</text:p>
          </table:table-cell>
          <table:table-cell office:value-type="float" office:value="0.601607" calcext:value-type="float">
            <text:p>0.6016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1972" calcext:value-type="float">
            <text:p>0.891972</text:p>
          </table:table-cell>
          <table:table-cell table:number-columns-repeated="7" office:value-type="float" office:value="0.89194" calcext:value-type="float">
            <text:p>0.891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0147" calcext:value-type="float">
            <text:p>0.890147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16315" calcext:value-type="float">
            <text:p>0.316315</text:p>
          </table:table-cell>
          <table:table-cell office:value-type="float" office:value="2.29827" calcext:value-type="float">
            <text:p>2.29827</text:p>
          </table:table-cell>
          <table:table-cell office:value-type="float" office:value="0.836544" calcext:value-type="float">
            <text:p>0.836544</text:p>
          </table:table-cell>
          <table:table-cell office:value-type="float" office:value="0.839975" calcext:value-type="float">
            <text:p>0.839975</text:p>
          </table:table-cell>
          <table:table-cell office:value-type="float" office:value="0.375699" calcext:value-type="float">
            <text:p>0.375699</text:p>
          </table:table-cell>
          <table:table-cell office:value-type="float" office:value="0.330869" calcext:value-type="float">
            <text:p>0.330869</text:p>
          </table:table-cell>
          <table:table-cell office:value-type="float" office:value="0.33089" calcext:value-type="float">
            <text:p>0.33089</text:p>
          </table:table-cell>
          <table:table-cell office:value-type="float" office:value="0.330486" calcext:value-type="float">
            <text:p>0.3304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1776" calcext:value-type="float">
            <text:p>0.891776</text:p>
          </table:table-cell>
          <table:table-cell office:value-type="float" office:value="0.111552" calcext:value-type="float">
            <text:p>0.111552</text:p>
          </table:table-cell>
          <table:table-cell office:value-type="float" office:value="0.448461" calcext:value-type="float">
            <text:p>0.448461</text:p>
          </table:table-cell>
          <table:table-cell office:value-type="float" office:value="0.451017" calcext:value-type="float">
            <text:p>0.451017</text:p>
          </table:table-cell>
          <table:table-cell office:value-type="float" office:value="0.869825" calcext:value-type="float">
            <text:p>0.869825</text:p>
          </table:table-cell>
          <table:table-cell table:number-columns-repeated="2" office:value-type="float" office:value="0.891929" calcext:value-type="float">
            <text:p>0.891929</text:p>
          </table:table-cell>
          <table:table-cell office:value-type="float" office:value="0.891918" calcext:value-type="float">
            <text:p>0.8919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89385" calcext:value-type="float">
            <text:p>0.889385</text:p>
          </table:table-cell>
          <table:table-cell office:value-type="float" office:value="0.113407" calcext:value-type="float">
            <text:p>0.113407</text:p>
          </table:table-cell>
          <table:table-cell office:value-type="float" office:value="0.445454" calcext:value-type="float">
            <text:p>0.445454</text:p>
          </table:table-cell>
          <table:table-cell office:value-type="float" office:value="0.446825" calcext:value-type="float">
            <text:p>0.446825</text:p>
          </table:table-cell>
          <table:table-cell office:value-type="float" office:value="0.863724" calcext:value-type="float">
            <text:p>0.863724</text:p>
          </table:table-cell>
          <table:table-cell table:number-columns-repeated="3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320587" calcext:value-type="float">
            <text:p>0.320587</text:p>
          </table:table-cell>
          <table:table-cell office:value-type="float" office:value="2.347" calcext:value-type="float">
            <text:p>2.347</text:p>
          </table:table-cell>
          <table:table-cell office:value-type="float" office:value="0.67094" calcext:value-type="float">
            <text:p>0.67094</text:p>
          </table:table-cell>
          <table:table-cell office:value-type="float" office:value="0.657261" calcext:value-type="float">
            <text:p>0.657261</text:p>
          </table:table-cell>
          <table:table-cell office:value-type="float" office:value="0.571851" calcext:value-type="float">
            <text:p>0.571851</text:p>
          </table:table-cell>
          <table:table-cell office:value-type="float" office:value="0.426711" calcext:value-type="float">
            <text:p>0.426711</text:p>
          </table:table-cell>
          <table:table-cell office:value-type="float" office:value="0.424384" calcext:value-type="float">
            <text:p>0.424384</text:p>
          </table:table-cell>
          <table:table-cell office:value-type="float" office:value="0.42609" calcext:value-type="float">
            <text:p>0.426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110802" calcext:value-type="float">
            <text:p>0.110802</text:p>
          </table:table-cell>
          <table:table-cell office:value-type="float" office:value="0.592908" calcext:value-type="float">
            <text:p>0.592908</text:p>
          </table:table-cell>
          <table:table-cell office:value-type="float" office:value="0.606472" calcext:value-type="float">
            <text:p>0.606472</text:p>
          </table:table-cell>
          <table:table-cell office:value-type="float" office:value="0.693995" calcext:value-type="float">
            <text:p>0.693995</text:p>
          </table:table-cell>
          <table:table-cell office:value-type="float" office:value="0.833754" calcext:value-type="float">
            <text:p>0.833754</text:p>
          </table:table-cell>
          <table:table-cell office:value-type="float" office:value="0.836223" calcext:value-type="float">
            <text:p>0.836223</text:p>
          </table:table-cell>
          <table:table-cell office:value-type="float" office:value="0.835103" calcext:value-type="float">
            <text:p>0.8351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112925" calcext:value-type="float">
            <text:p>0.112925</text:p>
          </table:table-cell>
          <table:table-cell office:value-type="float" office:value="0.586096" calcext:value-type="float">
            <text:p>0.586096</text:p>
          </table:table-cell>
          <table:table-cell office:value-type="float" office:value="0.59899" calcext:value-type="float">
            <text:p>0.59899</text:p>
          </table:table-cell>
          <table:table-cell office:value-type="float" office:value="0.68242" calcext:value-type="float">
            <text:p>0.68242</text:p>
          </table:table-cell>
          <table:table-cell office:value-type="float" office:value="0.825854" calcext:value-type="float">
            <text:p>0.825854</text:p>
          </table:table-cell>
          <table:table-cell office:value-type="float" office:value="0.827885" calcext:value-type="float">
            <text:p>0.827885</text:p>
          </table:table-cell>
          <table:table-cell office:value-type="float" office:value="0.827301" calcext:value-type="float">
            <text:p>0.82730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312979" calcext:value-type="float">
            <text:p>0.312979</text:p>
          </table:table-cell>
          <table:table-cell office:value-type="float" office:value="0.465523" calcext:value-type="float">
            <text:p>0.465523</text:p>
          </table:table-cell>
          <table:table-cell office:value-type="float" office:value="0.467366" calcext:value-type="float">
            <text:p>0.467366</text:p>
          </table:table-cell>
          <table:table-cell office:value-type="float" office:value="0.398271" calcext:value-type="float">
            <text:p>0.398271</text:p>
          </table:table-cell>
          <table:table-cell office:value-type="float" office:value="0.312507" calcext:value-type="float">
            <text:p>0.312507</text:p>
          </table:table-cell>
          <table:table-cell office:value-type="float" office:value="0.329329" calcext:value-type="float">
            <text:p>0.329329</text:p>
          </table:table-cell>
          <table:table-cell office:value-type="float" office:value="0.328241" calcext:value-type="float">
            <text:p>0.328241</text:p>
          </table:table-cell>
          <table:table-cell office:value-type="float" office:value="0.3276" calcext:value-type="float">
            <text:p>0.32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2037" calcext:value-type="float">
            <text:p>0.892037</text:p>
          </table:table-cell>
          <table:table-cell table:number-columns-repeated="3" office:value-type="float" office:value="0.891929" calcext:value-type="float">
            <text:p>0.891929</text:p>
          </table:table-cell>
          <table:table-cell office:value-type="float" office:value="0.891885" calcext:value-type="float">
            <text:p>0.891885</text:p>
          </table:table-cell>
          <table:table-cell office:value-type="float" office:value="0.889394" calcext:value-type="float">
            <text:p>0.889394</text:p>
          </table:table-cell>
          <table:table-cell office:value-type="float" office:value="0.889764" calcext:value-type="float">
            <text:p>0.889764</text:p>
          </table:table-cell>
          <table:table-cell office:value-type="float" office:value="0.889742" calcext:value-type="float">
            <text:p>0.8897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0045" calcext:value-type="float">
            <text:p>0.890045</text:p>
          </table:table-cell>
          <table:table-cell table:number-columns-repeated="3" office:value-type="float" office:value="0.890248" calcext:value-type="float">
            <text:p>0.890248</text:p>
          </table:table-cell>
          <table:table-cell office:value-type="float" office:value="0.889918" calcext:value-type="float">
            <text:p>0.889918</text:p>
          </table:table-cell>
          <table:table-cell office:value-type="float" office:value="0.885553" calcext:value-type="float">
            <text:p>0.885553</text:p>
          </table:table-cell>
          <table:table-cell office:value-type="float" office:value="0.885984" calcext:value-type="float">
            <text:p>0.885984</text:p>
          </table:table-cell>
          <table:table-cell office:value-type="float" office:value="0.886162" calcext:value-type="float">
            <text:p>0.886162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311287" calcext:value-type="float">
            <text:p>0.311287</text:p>
          </table:table-cell>
          <table:table-cell office:value-type="float" office:value="0.520179" calcext:value-type="float">
            <text:p>0.520179</text:p>
          </table:table-cell>
          <table:table-cell office:value-type="float" office:value="0.506487" calcext:value-type="float">
            <text:p>0.506487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506807" calcext:value-type="float">
            <text:p>0.506807</text:p>
          </table:table-cell>
          <table:table-cell office:value-type="float" office:value="0.371171" calcext:value-type="float">
            <text:p>0.371171</text:p>
          </table:table-cell>
          <table:table-cell office:value-type="float" office:value="0.369423" calcext:value-type="float">
            <text:p>0.369423</text:p>
          </table:table-cell>
          <table:table-cell office:value-type="float" office:value="0.37015" calcext:value-type="float">
            <text:p>0.370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89194" calcext:value-type="float">
            <text:p>0.89194</text:p>
          </table:table-cell>
          <table:table-cell table:number-columns-repeated="3" office:value-type="float" office:value="0.891929" calcext:value-type="float">
            <text:p>0.891929</text:p>
          </table:table-cell>
          <table:table-cell office:value-type="float" office:value="0.873066" calcext:value-type="float">
            <text:p>0.873066</text:p>
          </table:table-cell>
          <table:table-cell office:value-type="float" office:value="0.873164" calcext:value-type="float">
            <text:p>0.873164</text:p>
          </table:table-cell>
          <table:table-cell office:value-type="float" office:value="0.872729" calcext:value-type="float">
            <text:p>0.8727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89512" calcext:value-type="float">
            <text:p>0.889512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64993" calcext:value-type="float">
            <text:p>0.864993</text:p>
          </table:table-cell>
          <table:table-cell office:value-type="float" office:value="0.865272" calcext:value-type="float">
            <text:p>0.865272</text:p>
          </table:table-cell>
          <table:table-cell office:value-type="float" office:value="0.863699" calcext:value-type="float">
            <text:p>0.86369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13393" calcext:value-type="float">
            <text:p>0.313393</text:p>
          </table:table-cell>
          <table:table-cell office:value-type="float" office:value="0.466878" calcext:value-type="float">
            <text:p>0.466878</text:p>
          </table:table-cell>
          <table:table-cell office:value-type="float" office:value="0.467173" calcext:value-type="float">
            <text:p>0.467173</text:p>
          </table:table-cell>
          <table:table-cell office:value-type="float" office:value="0.421271" calcext:value-type="float">
            <text:p>0.421271</text:p>
          </table:table-cell>
          <table:table-cell office:value-type="float" office:value="0.357434" calcext:value-type="float">
            <text:p>0.357434</text:p>
          </table:table-cell>
          <table:table-cell office:value-type="float" office:value="0.313629" calcext:value-type="float">
            <text:p>0.313629</text:p>
          </table:table-cell>
          <table:table-cell office:value-type="float" office:value="0.313236" calcext:value-type="float">
            <text:p>0.313236</text:p>
          </table:table-cell>
          <table:table-cell office:value-type="float" office:value="0.312894" calcext:value-type="float">
            <text:p>0.3128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2027" calcext:value-type="float">
            <text:p>0.892027</text:p>
          </table:table-cell>
          <table:table-cell table:number-columns-repeated="3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624" calcext:value-type="float">
            <text:p>0.891624</text:p>
          </table:table-cell>
          <table:table-cell office:value-type="float" office:value="0.891722" calcext:value-type="float">
            <text:p>0.891722</text:p>
          </table:table-cell>
          <table:table-cell office:value-type="float" office:value="0.891602" calcext:value-type="float">
            <text:p>0.8916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89436" calcext:value-type="float">
            <text:p>0.889436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8903" calcext:value-type="float">
            <text:p>0.888903</text:p>
          </table:table-cell>
          <table:table-cell office:value-type="float" office:value="0.888852" calcext:value-type="float">
            <text:p>0.888852</text:p>
          </table:table-cell>
          <table:table-cell office:value-type="float" office:value="0.888801" calcext:value-type="float">
            <text:p>0.88880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12481" calcext:value-type="float">
            <text:p>0.312481</text:p>
          </table:table-cell>
          <table:table-cell office:value-type="float" office:value="0.395877" calcext:value-type="float">
            <text:p>0.395877</text:p>
          </table:table-cell>
          <table:table-cell office:value-type="float" office:value="0.408666" calcext:value-type="float">
            <text:p>0.408666</text:p>
          </table:table-cell>
          <table:table-cell office:value-type="float" office:value="0.409956" calcext:value-type="float">
            <text:p>0.409956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330808" calcext:value-type="float">
            <text:p>0.330808</text:p>
          </table:table-cell>
          <table:table-cell office:value-type="float" office:value="0.330176" calcext:value-type="float">
            <text:p>0.330176</text:p>
          </table:table-cell>
          <table:table-cell office:value-type="float" office:value="0.330836" calcext:value-type="float">
            <text:p>0.3308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91276" calcext:value-type="float">
            <text:p>0.891276</text:p>
          </table:table-cell>
          <table:table-cell table:number-columns-repeated="3" office:value-type="float" office:value="0.891929" calcext:value-type="float">
            <text:p>0.891929</text:p>
          </table:table-cell>
          <table:table-cell office:value-type="float" office:value="0.885913" calcext:value-type="float">
            <text:p>0.885913</text:p>
          </table:table-cell>
          <table:table-cell office:value-type="float" office:value="0.887882" calcext:value-type="float">
            <text:p>0.887882</text:p>
          </table:table-cell>
          <table:table-cell office:value-type="float" office:value="0.887675" calcext:value-type="float">
            <text:p>0.887675</text:p>
          </table:table-cell>
          <table:table-cell office:value-type="float" office:value="0.887991" calcext:value-type="float">
            <text:p>0.8879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88979" calcext:value-type="float">
            <text:p>0.888979</text:p>
          </table:table-cell>
          <table:table-cell table:number-columns-repeated="3" office:value-type="float" office:value="0.890248" calcext:value-type="float">
            <text:p>0.890248</text:p>
          </table:table-cell>
          <table:table-cell office:value-type="float" office:value="0.882024" calcext:value-type="float">
            <text:p>0.882024</text:p>
          </table:table-cell>
          <table:table-cell office:value-type="float" office:value="0.884106" calcext:value-type="float">
            <text:p>0.884106</text:p>
          </table:table-cell>
          <table:table-cell office:value-type="float" office:value="0.88441" calcext:value-type="float">
            <text:p>0.88441</text:p>
          </table:table-cell>
          <table:table-cell office:value-type="float" office:value="0.884055" calcext:value-type="float">
            <text:p>0.88405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310175" calcext:value-type="float">
            <text:p>0.310175</text:p>
          </table:table-cell>
          <table:table-cell office:value-type="float" office:value="0.64292" calcext:value-type="float">
            <text:p>0.64292</text:p>
          </table:table-cell>
          <table:table-cell office:value-type="float" office:value="0.64121" calcext:value-type="float">
            <text:p>0.64121</text:p>
          </table:table-cell>
          <table:table-cell office:value-type="float" office:value="0.639581" calcext:value-type="float">
            <text:p>0.639581</text:p>
          </table:table-cell>
          <table:table-cell office:value-type="float" office:value="0.639167" calcext:value-type="float">
            <text:p>0.639167</text:p>
          </table:table-cell>
          <table:table-cell office:value-type="float" office:value="0.587019" calcext:value-type="float">
            <text:p>0.587019</text:p>
          </table:table-cell>
          <table:table-cell office:value-type="float" office:value="0.58771" calcext:value-type="float">
            <text:p>0.58771</text:p>
          </table:table-cell>
          <table:table-cell office:value-type="float" office:value="0.588332" calcext:value-type="float">
            <text:p>0.5883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91874" calcext:value-type="float">
            <text:p>0.891874</text:p>
          </table:table-cell>
          <table:table-cell table:number-columns-repeated="7" office:value-type="float" office:value="0.89194" calcext:value-type="float">
            <text:p>0.891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89918" calcext:value-type="float">
            <text:p>0.889918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311182" calcext:value-type="float">
            <text:p>0.311182</text:p>
          </table:table-cell>
          <table:table-cell office:value-type="float" office:value="0.338331" calcext:value-type="float">
            <text:p>0.338331</text:p>
          </table:table-cell>
          <table:table-cell office:value-type="float" office:value="0.58754" calcext:value-type="float">
            <text:p>0.58754</text:p>
          </table:table-cell>
          <table:table-cell office:value-type="float" office:value="0.586176" calcext:value-type="float">
            <text:p>0.586176</text:p>
          </table:table-cell>
          <table:table-cell office:value-type="float" office:value="0.338922" calcext:value-type="float">
            <text:p>0.338922</text:p>
          </table:table-cell>
          <table:table-cell office:value-type="float" office:value="0.329658" calcext:value-type="float">
            <text:p>0.329658</text:p>
          </table:table-cell>
          <table:table-cell office:value-type="float" office:value="0.330061" calcext:value-type="float">
            <text:p>0.330061</text:p>
          </table:table-cell>
          <table:table-cell office:value-type="float" office:value="0.330306" calcext:value-type="float">
            <text:p>0.3303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675492" calcext:value-type="float">
            <text:p>0.675492</text:p>
          </table:table-cell>
          <table:table-cell office:value-type="float" office:value="0.676047" calcext:value-type="float">
            <text:p>0.676047</text:p>
          </table:table-cell>
          <table:table-cell office:value-type="float" office:value="0.883727" calcext:value-type="float">
            <text:p>0.883727</text:p>
          </table:table-cell>
          <table:table-cell office:value-type="float" office:value="0.891929" calcext:value-type="float">
            <text:p>0.891929</text:p>
          </table:table-cell>
          <table:table-cell table:number-columns-repeated="2" office:value-type="float" office:value="0.89194" calcext:value-type="float">
            <text:p>0.891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663333" calcext:value-type="float">
            <text:p>0.663333</text:p>
          </table:table-cell>
          <table:table-cell office:value-type="float" office:value="0.661963" calcext:value-type="float">
            <text:p>0.661963</text:p>
          </table:table-cell>
          <table:table-cell office:value-type="float" office:value="0.878623" calcext:value-type="float">
            <text:p>0.878623</text:p>
          </table:table-cell>
          <table:table-cell office:value-type="float" office:value="0.890274" calcext:value-type="float">
            <text:p>0.890274</text:p>
          </table:table-cell>
          <table:table-cell table:number-columns-repeated="2" office:value-type="float" office:value="0.890299" calcext:value-type="float">
            <text:p>0.890299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309766" calcext:value-type="float">
            <text:p>0.309766</text:p>
          </table:table-cell>
          <table:table-cell office:value-type="float" office:value="0.548243" calcext:value-type="float">
            <text:p>0.548243</text:p>
          </table:table-cell>
          <table:table-cell office:value-type="float" office:value="0.536527" calcext:value-type="float">
            <text:p>0.536527</text:p>
          </table:table-cell>
          <table:table-cell office:value-type="float" office:value="0.505635" calcext:value-type="float">
            <text:p>0.505635</text:p>
          </table:table-cell>
          <table:table-cell office:value-type="float" office:value="0.503209" calcext:value-type="float">
            <text:p>0.503209</text:p>
          </table:table-cell>
          <table:table-cell office:value-type="float" office:value="0.354958" calcext:value-type="float">
            <text:p>0.354958</text:p>
          </table:table-cell>
          <table:table-cell office:value-type="float" office:value="0.35523" calcext:value-type="float">
            <text:p>0.35523</text:p>
          </table:table-cell>
          <table:table-cell office:value-type="float" office:value="0.355223" calcext:value-type="float">
            <text:p>0.3552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207" calcext:value-type="float">
            <text:p>0.89207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7832" calcext:value-type="float">
            <text:p>0.87832</text:p>
          </table:table-cell>
          <table:table-cell office:value-type="float" office:value="0.87757" calcext:value-type="float">
            <text:p>0.87757</text:p>
          </table:table-cell>
          <table:table-cell office:value-type="float" office:value="0.878353" calcext:value-type="float">
            <text:p>0.8783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0071" calcext:value-type="float">
            <text:p>0.890071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70958" calcext:value-type="float">
            <text:p>0.870958</text:p>
          </table:table-cell>
          <table:table-cell office:value-type="float" office:value="0.87012" calcext:value-type="float">
            <text:p>0.87012</text:p>
          </table:table-cell>
          <table:table-cell office:value-type="float" office:value="0.87111" calcext:value-type="float">
            <text:p>0.8711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10685" calcext:value-type="float">
            <text:p>0.310685</text:p>
          </table:table-cell>
          <table:table-cell office:value-type="float" office:value="0.382705" calcext:value-type="float">
            <text:p>0.382705</text:p>
          </table:table-cell>
          <table:table-cell office:value-type="float" office:value="0.391319" calcext:value-type="float">
            <text:p>0.391319</text:p>
          </table:table-cell>
          <table:table-cell office:value-type="float" office:value="0.389062" calcext:value-type="float">
            <text:p>0.389062</text:p>
          </table:table-cell>
          <table:table-cell office:value-type="float" office:value="0.495952" calcext:value-type="float">
            <text:p>0.495952</text:p>
          </table:table-cell>
          <table:table-cell office:value-type="float" office:value="0.360466" calcext:value-type="float">
            <text:p>0.360466</text:p>
          </table:table-cell>
          <table:table-cell office:value-type="float" office:value="0.360807" calcext:value-type="float">
            <text:p>0.360807</text:p>
          </table:table-cell>
          <table:table-cell office:value-type="float" office:value="0.36086" calcext:value-type="float">
            <text:p>0.360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2048" calcext:value-type="float">
            <text:p>0.892048</text:p>
          </table:table-cell>
          <table:table-cell table:number-columns-repeated="3" office:value-type="float" office:value="0.891929" calcext:value-type="float">
            <text:p>0.891929</text:p>
          </table:table-cell>
          <table:table-cell office:value-type="float" office:value="0.763102" calcext:value-type="float">
            <text:p>0.763102</text:p>
          </table:table-cell>
          <table:table-cell office:value-type="float" office:value="0.873045" calcext:value-type="float">
            <text:p>0.873045</text:p>
          </table:table-cell>
          <table:table-cell office:value-type="float" office:value="0.872805" calcext:value-type="float">
            <text:p>0.872805</text:p>
          </table:table-cell>
          <table:table-cell office:value-type="float" office:value="0.872882" calcext:value-type="float">
            <text:p>0.8728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0121" calcext:value-type="float">
            <text:p>0.890121</text:p>
          </table:table-cell>
          <table:table-cell table:number-columns-repeated="3" office:value-type="float" office:value="0.890248" calcext:value-type="float">
            <text:p>0.890248</text:p>
          </table:table-cell>
          <table:table-cell office:value-type="float" office:value="0.749353" calcext:value-type="float">
            <text:p>0.749353</text:p>
          </table:table-cell>
          <table:table-cell office:value-type="float" office:value="0.864917" calcext:value-type="float">
            <text:p>0.864917</text:p>
          </table:table-cell>
          <table:table-cell office:value-type="float" office:value="0.864105" calcext:value-type="float">
            <text:p>0.864105</text:p>
          </table:table-cell>
          <table:table-cell office:value-type="float" office:value="0.864511" calcext:value-type="float">
            <text:p>0.86451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309926" calcext:value-type="float">
            <text:p>0.309926</text:p>
          </table:table-cell>
          <table:table-cell office:value-type="float" office:value="0.38572" calcext:value-type="float">
            <text:p>0.38572</text:p>
          </table:table-cell>
          <table:table-cell office:value-type="float" office:value="0.389262" calcext:value-type="float">
            <text:p>0.389262</text:p>
          </table:table-cell>
          <table:table-cell office:value-type="float" office:value="0.393619" calcext:value-type="float">
            <text:p>0.393619</text:p>
          </table:table-cell>
          <table:table-cell office:value-type="float" office:value="0.322325" calcext:value-type="float">
            <text:p>0.322325</text:p>
          </table:table-cell>
          <table:table-cell office:value-type="float" office:value="0.313146" calcext:value-type="float">
            <text:p>0.313146</text:p>
          </table:table-cell>
          <table:table-cell office:value-type="float" office:value="0.313175" calcext:value-type="float">
            <text:p>0.313175</text:p>
          </table:table-cell>
          <table:table-cell office:value-type="float" office:value="0.31343" calcext:value-type="float">
            <text:p>0.313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92016" calcext:value-type="float">
            <text:p>0.892016</text:p>
          </table:table-cell>
          <table:table-cell table:number-columns-repeated="3" office:value-type="float" office:value="0.891929" calcext:value-type="float">
            <text:p>0.891929</text:p>
          </table:table-cell>
          <table:table-cell office:value-type="float" office:value="0.889851" calcext:value-type="float">
            <text:p>0.889851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83" calcext:value-type="float">
            <text:p>0.8919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89385" calcext:value-type="float">
            <text:p>0.889385</text:p>
          </table:table-cell>
          <table:table-cell table:number-columns-repeated="3" office:value-type="float" office:value="0.890248" calcext:value-type="float">
            <text:p>0.890248</text:p>
          </table:table-cell>
          <table:table-cell office:value-type="float" office:value="0.886746" calcext:value-type="float">
            <text:p>0.886746</text:p>
          </table:table-cell>
          <table:table-cell office:value-type="float" office:value="0.890299" calcext:value-type="float">
            <text:p>0.890299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14522" calcext:value-type="float">
            <text:p>0.314522</text:p>
          </table:table-cell>
          <table:table-cell office:value-type="float" office:value="0.615044" calcext:value-type="float">
            <text:p>0.615044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90689" calcext:value-type="float">
            <text:p>0.590689</text:p>
          </table:table-cell>
          <table:table-cell office:value-type="float" office:value="0.591551" calcext:value-type="float">
            <text:p>0.591551</text:p>
          </table:table-cell>
          <table:table-cell office:value-type="float" office:value="0.593427" calcext:value-type="float">
            <text:p>0.593427</text:p>
          </table:table-cell>
          <table:table-cell office:value-type="float" office:value="0.593119" calcext:value-type="float">
            <text:p>0.593119</text:p>
          </table:table-cell>
          <table:table-cell office:value-type="float" office:value="0.591339" calcext:value-type="float">
            <text:p>0.5913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2005" calcext:value-type="float">
            <text:p>0.892005</text:p>
          </table:table-cell>
          <table:table-cell table:number-columns-repeated="7" office:value-type="float" office:value="0.89194" calcext:value-type="float">
            <text:p>0.891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0299" calcext:value-type="float">
            <text:p>0.890299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309941" calcext:value-type="float">
            <text:p>0.309941</text:p>
          </table:table-cell>
          <table:table-cell office:value-type="float" office:value="0.623513" calcext:value-type="float">
            <text:p>0.623513</text:p>
          </table:table-cell>
          <table:table-cell office:value-type="float" office:value="0.620791" calcext:value-type="float">
            <text:p>0.620791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0.595741" calcext:value-type="float">
            <text:p>0.595741</text:p>
          </table:table-cell>
          <table:table-cell office:value-type="float" office:value="0.595395" calcext:value-type="float">
            <text:p>0.595395</text:p>
          </table:table-cell>
          <table:table-cell office:value-type="float" office:value="0.597117" calcext:value-type="float">
            <text:p>0.597117</text:p>
          </table:table-cell>
          <table:table-cell office:value-type="float" office:value="0.596282" calcext:value-type="float">
            <text:p>0.5962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91744" calcext:value-type="float">
            <text:p>0.891744</text:p>
          </table:table-cell>
          <table:table-cell table:number-columns-repeated="7" office:value-type="float" office:value="0.89194" calcext:value-type="float">
            <text:p>0.891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88903" calcext:value-type="float">
            <text:p>0.888903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316728" calcext:value-type="float">
            <text:p>0.316728</text:p>
          </table:table-cell>
          <table:table-cell office:value-type="float" office:value="0.386995" calcext:value-type="float">
            <text:p>0.386995</text:p>
          </table:table-cell>
          <table:table-cell office:value-type="float" office:value="0.388807" calcext:value-type="float">
            <text:p>0.388807</text:p>
          </table:table-cell>
          <table:table-cell office:value-type="float" office:value="0.389042" calcext:value-type="float">
            <text:p>0.389042</text:p>
          </table:table-cell>
          <table:table-cell office:value-type="float" office:value="0.39475" calcext:value-type="float">
            <text:p>0.39475</text:p>
          </table:table-cell>
          <table:table-cell office:value-type="float" office:value="0.324651" calcext:value-type="float">
            <text:p>0.324651</text:p>
          </table:table-cell>
          <table:table-cell office:value-type="float" office:value="0.324695" calcext:value-type="float">
            <text:p>0.324695</text:p>
          </table:table-cell>
          <table:table-cell office:value-type="float" office:value="0.324615" calcext:value-type="float">
            <text:p>0.3246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90493" calcext:value-type="float">
            <text:p>0.890493</text:p>
          </table:table-cell>
          <table:table-cell table:number-columns-repeated="3" office:value-type="float" office:value="0.891929" calcext:value-type="float">
            <text:p>0.891929</text:p>
          </table:table-cell>
          <table:table-cell office:value-type="float" office:value="0.852518" calcext:value-type="float">
            <text:p>0.852518</text:p>
          </table:table-cell>
          <table:table-cell office:value-type="float" office:value="0.888382" calcext:value-type="float">
            <text:p>0.888382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88611" calcext:value-type="float">
            <text:p>0.8886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86822" calcext:value-type="float">
            <text:p>0.886822</text:p>
          </table:table-cell>
          <table:table-cell table:number-columns-repeated="3" office:value-type="float" office:value="0.890248" calcext:value-type="float">
            <text:p>0.890248</text:p>
          </table:table-cell>
          <table:table-cell office:value-type="float" office:value="0.840423" calcext:value-type="float">
            <text:p>0.840423</text:p>
          </table:table-cell>
          <table:table-cell office:value-type="float" office:value="0.885197" calcext:value-type="float">
            <text:p>0.885197</text:p>
          </table:table-cell>
          <table:table-cell office:value-type="float" office:value="0.885248" calcext:value-type="float">
            <text:p>0.885248</text:p>
          </table:table-cell>
          <table:table-cell office:value-type="float" office:value="0.885578" calcext:value-type="float">
            <text:p>0.88557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309173" calcext:value-type="float">
            <text:p>0.309173</text:p>
          </table:table-cell>
          <table:table-cell office:value-type="float" office:value="2.20608" calcext:value-type="float">
            <text:p>2.20608</text:p>
          </table:table-cell>
          <table:table-cell office:value-type="float" office:value="0.596103" calcext:value-type="float">
            <text:p>0.596103</text:p>
          </table:table-cell>
          <table:table-cell office:value-type="float" office:value="0.596106" calcext:value-type="float">
            <text:p>0.596106</text:p>
          </table:table-cell>
          <table:table-cell office:value-type="float" office:value="0.752464" calcext:value-type="float">
            <text:p>0.752464</text:p>
          </table:table-cell>
          <table:table-cell office:value-type="float" office:value="0.49606" calcext:value-type="float">
            <text:p>0.49606</text:p>
          </table:table-cell>
          <table:table-cell office:value-type="float" office:value="0.490124" calcext:value-type="float">
            <text:p>0.490124</text:p>
          </table:table-cell>
          <table:table-cell office:value-type="float" office:value="0.489727" calcext:value-type="float">
            <text:p>0.4897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91548" calcext:value-type="float">
            <text:p>0.891548</text:p>
          </table:table-cell>
          <table:table-cell office:value-type="float" office:value="0.123844" calcext:value-type="float">
            <text:p>0.123844</text:p>
          </table:table-cell>
          <table:table-cell office:value-type="float" office:value="0.668726" calcext:value-type="float">
            <text:p>0.668726</text:p>
          </table:table-cell>
          <table:table-cell office:value-type="float" office:value="0.669172" calcext:value-type="float">
            <text:p>0.669172</text:p>
          </table:table-cell>
          <table:table-cell office:value-type="float" office:value="0.531198" calcext:value-type="float">
            <text:p>0.531198</text:p>
          </table:table-cell>
          <table:table-cell office:value-type="float" office:value="0.761601" calcext:value-type="float">
            <text:p>0.761601</text:p>
          </table:table-cell>
          <table:table-cell office:value-type="float" office:value="0.767606" calcext:value-type="float">
            <text:p>0.767606</text:p>
          </table:table-cell>
          <table:table-cell office:value-type="float" office:value="0.767399" calcext:value-type="float">
            <text:p>0.7673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89284" calcext:value-type="float">
            <text:p>0.889284</text:p>
          </table:table-cell>
          <table:table-cell office:value-type="float" office:value="0.125869" calcext:value-type="float">
            <text:p>0.125869</text:p>
          </table:table-cell>
          <table:table-cell office:value-type="float" office:value="0.655312" calcext:value-type="float">
            <text:p>0.655312</text:p>
          </table:table-cell>
          <table:table-cell office:value-type="float" office:value="0.65483" calcext:value-type="float">
            <text:p>0.65483</text:p>
          </table:table-cell>
          <table:table-cell office:value-type="float" office:value="0.522818" calcext:value-type="float">
            <text:p>0.522818</text:p>
          </table:table-cell>
          <table:table-cell office:value-type="float" office:value="0.748211" calcext:value-type="float">
            <text:p>0.748211</text:p>
          </table:table-cell>
          <table:table-cell office:value-type="float" office:value="0.753185" calcext:value-type="float">
            <text:p>0.753185</text:p>
          </table:table-cell>
          <table:table-cell office:value-type="float" office:value="0.754429" calcext:value-type="float">
            <text:p>0.75442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91930" calcext:value-type="float">
            <text:p>91930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91930" calcext:value-type="float">
            <text:p>91930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91930" calcext:value-type="float">
            <text:p>919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56]*[.E57])/[.E55]" office:value-type="float" office:value="0.00108778418361797" calcext:value-type="float">
            <text:p>0.0010877842</text:p>
          </table:table-cell>
          <table:table-cell table:style-name="ce1" table:formula="of:=100*([.F56]*[.F57])/[.F55]" office:value-type="float" office:value="1.1138910040248" calcext:value-type="float">
            <text:p>1.113891004</text:p>
          </table:table-cell>
          <table:table-cell table:style-name="ce1" table:formula="of:=100*([.G56]*[.G57])/[.G55]" office:value-type="float" office:value="2.2277820080496" calcext:value-type="float">
            <text:p>2.227782008</text:p>
          </table:table-cell>
          <table:table-cell table:style-name="ce1" table:formula="of:=100*([.H56]*[.H57])/[.H55]" office:value-type="float" office:value="4.45556401609921" calcext:value-type="float">
            <text:p>4.4555640161</text:p>
          </table:table-cell>
          <table:table-cell table:style-name="ce1" table:formula="of:=100*([.I56]*[.I57])/[.I55]" office:value-type="float" office:value="8.91112803219841" calcext:value-type="float">
            <text:p>8.9111280322</text:p>
          </table:table-cell>
          <table:table-cell table:style-name="ce1" table:formula="of:=100*([.J56]*[.J57])/[.J55]" office:value-type="float" office:value="17.8222560643968" calcext:value-type="float">
            <text:p>17.8222560644</text:p>
          </table:table-cell>
          <table:table-cell table:style-name="ce1" table:formula="of:=100*([.K56]*[.K57])/[.K55]" office:value-type="float" office:value="35.6445121287936" calcext:value-type="float">
            <text:p>35.6445121288</text:p>
          </table:table-cell>
          <table:table-cell table:style-name="ce1" table:formula="of:=100*([.L56]*[.L57])/[.L55]" office:value-type="float" office:value="71.2890242575873" calcext:value-type="float">
            <text:p>71.289024257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56]*[.O57])/[.O55]" office:value-type="float" office:value="0.00108778418361797" calcext:value-type="float">
            <text:p>0.0010877842</text:p>
          </table:table-cell>
          <table:table-cell table:style-name="ce1" table:formula="of:=100*([.P56]*[.P57])/[.P55]" office:value-type="float" office:value="1.1138910040248" calcext:value-type="float">
            <text:p>1.113891004</text:p>
          </table:table-cell>
          <table:table-cell table:style-name="ce1" table:formula="of:=100*([.Q56]*[.Q57])/[.Q55]" office:value-type="float" office:value="2.2277820080496" calcext:value-type="float">
            <text:p>2.227782008</text:p>
          </table:table-cell>
          <table:table-cell table:style-name="ce1" table:formula="of:=100*([.R56]*[.R57])/[.R55]" office:value-type="float" office:value="4.45556401609921" calcext:value-type="float">
            <text:p>4.4555640161</text:p>
          </table:table-cell>
          <table:table-cell table:style-name="ce1" table:formula="of:=100*([.S56]*[.S57])/[.S55]" office:value-type="float" office:value="8.91112803219841" calcext:value-type="float">
            <text:p>8.9111280322</text:p>
          </table:table-cell>
          <table:table-cell table:style-name="ce1" table:formula="of:=100*([.T56]*[.T57])/[.T55]" office:value-type="float" office:value="17.8222560643968" calcext:value-type="float">
            <text:p>17.8222560644</text:p>
          </table:table-cell>
          <table:table-cell table:style-name="ce1" table:formula="of:=100*([.U56]*[.U57])/[.U55]" office:value-type="float" office:value="35.6445121287936" calcext:value-type="float">
            <text:p>35.6445121288</text:p>
          </table:table-cell>
          <table:table-cell table:style-name="ce1" table:formula="of:=100*([.V56]*[.V57])/[.V55]" office:value-type="float" office:value="71.2890242575873" calcext:value-type="float">
            <text:p>71.289024257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56]*[.Y57])/[.Y55]" office:value-type="float" office:value="0.00108778418361797" calcext:value-type="float">
            <text:p>0.0010877842</text:p>
          </table:table-cell>
          <table:table-cell table:style-name="ce1" table:formula="of:=100*([.Z56]*[.Z57])/[.Z55]" office:value-type="float" office:value="1.1138910040248" calcext:value-type="float">
            <text:p>1.113891004</text:p>
          </table:table-cell>
          <table:table-cell table:style-name="ce1" table:formula="of:=100*([.AA56]*[.AA57])/[.AA55]" office:value-type="float" office:value="2.2277820080496" calcext:value-type="float">
            <text:p>2.227782008</text:p>
          </table:table-cell>
          <table:table-cell table:style-name="ce1" table:formula="of:=100*([.AB56]*[.AB57])/[.AB55]" office:value-type="float" office:value="4.45556401609921" calcext:value-type="float">
            <text:p>4.4555640161</text:p>
          </table:table-cell>
          <table:table-cell table:style-name="ce1" table:formula="of:=100*([.AC56]*[.AC57])/[.AC55]" office:value-type="float" office:value="8.91112803219841" calcext:value-type="float">
            <text:p>8.9111280322</text:p>
          </table:table-cell>
          <table:table-cell table:style-name="ce1" table:formula="of:=100*([.AD56]*[.AD57])/[.AD55]" office:value-type="float" office:value="17.8222560643968" calcext:value-type="float">
            <text:p>17.8222560644</text:p>
          </table:table-cell>
          <table:table-cell table:style-name="ce1" table:formula="of:=100*([.AE56]*[.AE57])/[.AE55]" office:value-type="float" office:value="35.6445121287936" calcext:value-type="float">
            <text:p>35.6445121288</text:p>
          </table:table-cell>
          <table:table-cell table:style-name="ce1" table:formula="of:=100*([.AF56]*[.AF57])/[.AF55]" office:value-type="float" office:value="71.2890242575873" calcext:value-type="float">
            <text:p>71.289024257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2395" calcext:value-type="float">
            <text:p>0.692395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321492" calcext:value-type="float">
            <text:p>0.321492</text:p>
          </table:table-cell>
          <table:table-cell office:value-type="float" office:value="0.78525" calcext:value-type="float">
            <text:p>0.78525</text:p>
          </table:table-cell>
          <table:table-cell office:value-type="float" office:value="0.759872" calcext:value-type="float">
            <text:p>0.759872</text:p>
          </table:table-cell>
          <table:table-cell office:value-type="float" office:value="0.72098" calcext:value-type="float">
            <text:p>0.72098</text:p>
          </table:table-cell>
          <table:table-cell office:value-type="float" office:value="0.550227" calcext:value-type="float">
            <text:p>0.550227</text:p>
          </table:table-cell>
          <table:table-cell office:value-type="float" office:value="0.345946" calcext:value-type="float">
            <text:p>0.345946</text:p>
          </table:table-cell>
          <table:table-cell office:value-type="float" office:value="0.378259" calcext:value-type="float">
            <text:p>0.378259</text:p>
          </table:table-cell>
          <table:table-cell office:value-type="float" office:value="0.3784" calcext:value-type="float">
            <text:p>0.37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1929" calcext:value-type="float">
            <text:p>0.891929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88154" calcext:value-type="float">
            <text:p>0.888154</text:p>
          </table:table-cell>
          <table:table-cell table:number-columns-repeated="2" office:value-type="float" office:value="0.891929" calcext:value-type="float">
            <text:p>0.8919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0274" calcext:value-type="float">
            <text:p>0.890274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5679" calcext:value-type="float">
            <text:p>0.885679</text:p>
          </table:table-cell>
          <table:table-cell table:number-columns-repeated="2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23545" calcext:value-type="float">
            <text:p>0.323545</text:p>
          </table:table-cell>
          <table:table-cell office:value-type="float" office:value="0.554949" calcext:value-type="float">
            <text:p>0.554949</text:p>
          </table:table-cell>
          <table:table-cell office:value-type="float" office:value="0.547029" calcext:value-type="float">
            <text:p>0.547029</text:p>
          </table:table-cell>
          <table:table-cell office:value-type="float" office:value="0.546075" calcext:value-type="float">
            <text:p>0.546075</text:p>
          </table:table-cell>
          <table:table-cell office:value-type="float" office:value="0.546243" calcext:value-type="float">
            <text:p>0.546243</text:p>
          </table:table-cell>
          <table:table-cell office:value-type="float" office:value="0.317628" calcext:value-type="float">
            <text:p>0.317628</text:p>
          </table:table-cell>
          <table:table-cell office:value-type="float" office:value="0.349823" calcext:value-type="float">
            <text:p>0.349823</text:p>
          </table:table-cell>
          <table:table-cell office:value-type="float" office:value="0.349881" calcext:value-type="float">
            <text:p>0.3498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1929" calcext:value-type="float">
            <text:p>0.891929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91918" calcext:value-type="float">
            <text:p>0.891918</text:p>
          </table:table-cell>
          <table:table-cell table:number-columns-repeated="2" office:value-type="float" office:value="0.891929" calcext:value-type="float">
            <text:p>0.8919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.890248" calcext:value-type="float">
            <text:p>0.890248</text:p>
          </table:table-cell>
          <table:table-cell office:value-type="float" office:value="0.890274" calcext:value-type="float">
            <text:p>0.890274</text:p>
          </table:table-cell>
          <table:table-cell table:number-columns-repeated="2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18593" calcext:value-type="float">
            <text:p>0.318593</text:p>
          </table:table-cell>
          <table:table-cell office:value-type="float" office:value="0.726559" calcext:value-type="float">
            <text:p>0.726559</text:p>
          </table:table-cell>
          <table:table-cell office:value-type="float" office:value="0.71617" calcext:value-type="float">
            <text:p>0.71617</text:p>
          </table:table-cell>
          <table:table-cell office:value-type="float" office:value="0.712543" calcext:value-type="float">
            <text:p>0.712543</text:p>
          </table:table-cell>
          <table:table-cell office:value-type="float" office:value="0.538728" calcext:value-type="float">
            <text:p>0.538728</text:p>
          </table:table-cell>
          <table:table-cell office:value-type="float" office:value="0.377277" calcext:value-type="float">
            <text:p>0.377277</text:p>
          </table:table-cell>
          <table:table-cell office:value-type="float" office:value="0.320091" calcext:value-type="float">
            <text:p>0.320091</text:p>
          </table:table-cell>
          <table:table-cell office:value-type="float" office:value="0.320024" calcext:value-type="float">
            <text:p>0.3200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195" calcext:value-type="float">
            <text:p>0.89195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73654" calcext:value-type="float">
            <text:p>0.873654</text:p>
          </table:table-cell>
          <table:table-cell office:value-type="float" office:value="0.891504" calcext:value-type="float">
            <text:p>0.891504</text:p>
          </table:table-cell>
          <table:table-cell office:value-type="float" office:value="0.891537" calcext:value-type="float">
            <text:p>0.8915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0197" calcext:value-type="float">
            <text:p>0.890197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68877" calcext:value-type="float">
            <text:p>0.868877</text:p>
          </table:table-cell>
          <table:table-cell office:value-type="float" office:value="0.889233" calcext:value-type="float">
            <text:p>0.889233</text:p>
          </table:table-cell>
          <table:table-cell office:value-type="float" office:value="0.889182" calcext:value-type="float">
            <text:p>0.88918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17919" calcext:value-type="float">
            <text:p>0.317919</text:p>
          </table:table-cell>
          <table:table-cell office:value-type="float" office:value="0.702089" calcext:value-type="float">
            <text:p>0.702089</text:p>
          </table:table-cell>
          <table:table-cell office:value-type="float" office:value="0.659502" calcext:value-type="float">
            <text:p>0.659502</text:p>
          </table:table-cell>
          <table:table-cell office:value-type="float" office:value="0.534029" calcext:value-type="float">
            <text:p>0.534029</text:p>
          </table:table-cell>
          <table:table-cell office:value-type="float" office:value="0.533288" calcext:value-type="float">
            <text:p>0.533288</text:p>
          </table:table-cell>
          <table:table-cell office:value-type="float" office:value="0.341536" calcext:value-type="float">
            <text:p>0.341536</text:p>
          </table:table-cell>
          <table:table-cell office:value-type="float" office:value="0.329709" calcext:value-type="float">
            <text:p>0.329709</text:p>
          </table:table-cell>
          <table:table-cell office:value-type="float" office:value="0.329437" calcext:value-type="float">
            <text:p>0.3294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1439" calcext:value-type="float">
            <text:p>0.891439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86773" calcext:value-type="float">
            <text:p>0.886773</text:p>
          </table:table-cell>
          <table:table-cell office:value-type="float" office:value="0.890058" calcext:value-type="float">
            <text:p>0.890058</text:p>
          </table:table-cell>
          <table:table-cell office:value-type="float" office:value="0.890123" calcext:value-type="float">
            <text:p>0.8901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9233" calcext:value-type="float">
            <text:p>0.889233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2862" calcext:value-type="float">
            <text:p>0.882862</text:p>
          </table:table-cell>
          <table:table-cell office:value-type="float" office:value="0.887685" calcext:value-type="float">
            <text:p>0.887685</text:p>
          </table:table-cell>
          <table:table-cell office:value-type="float" office:value="0.887812" calcext:value-type="float">
            <text:p>0.88781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13644" calcext:value-type="float">
            <text:p>0.313644</text:p>
          </table:table-cell>
          <table:table-cell office:value-type="float" office:value="0.799601" calcext:value-type="float">
            <text:p>0.799601</text:p>
          </table:table-cell>
          <table:table-cell office:value-type="float" office:value="0.777805" calcext:value-type="float">
            <text:p>0.777805</text:p>
          </table:table-cell>
          <table:table-cell office:value-type="float" office:value="0.774837" calcext:value-type="float">
            <text:p>0.774837</text:p>
          </table:table-cell>
          <table:table-cell office:value-type="float" office:value="0.774233" calcext:value-type="float">
            <text:p>0.774233</text:p>
          </table:table-cell>
          <table:table-cell office:value-type="float" office:value="0.773069" calcext:value-type="float">
            <text:p>0.773069</text:p>
          </table:table-cell>
          <table:table-cell office:value-type="float" office:value="0.318411" calcext:value-type="float">
            <text:p>0.318411</text:p>
          </table:table-cell>
          <table:table-cell office:value-type="float" office:value="0.318582" calcext:value-type="float">
            <text:p>0.3185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1972" calcext:value-type="float">
            <text:p>0.891972</text:p>
          </table:table-cell>
          <table:table-cell table:number-columns-repeated="5" office:value-type="float" office:value="0.89194" calcext:value-type="float">
            <text:p>0.89194</text:p>
          </table:table-cell>
          <table:table-cell office:value-type="float" office:value="0.891907" calcext:value-type="float">
            <text:p>0.891907</text:p>
          </table:table-cell>
          <table:table-cell office:value-type="float" office:value="0.891918" calcext:value-type="float">
            <text:p>0.8919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0147" calcext:value-type="float">
            <text:p>0.890147</text:p>
          </table:table-cell>
          <table:table-cell table:number-columns-repeated="5" office:value-type="float" office:value="0.890248" calcext:value-type="float">
            <text:p>0.890248</text:p>
          </table:table-cell>
          <table:table-cell table:number-columns-repeated="2" office:value-type="float" office:value="0.890223" calcext:value-type="float">
            <text:p>0.89022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16315" calcext:value-type="float">
            <text:p>0.316315</text:p>
          </table:table-cell>
          <table:table-cell office:value-type="float" office:value="0.666589" calcext:value-type="float">
            <text:p>0.666589</text:p>
          </table:table-cell>
          <table:table-cell office:value-type="float" office:value="0.658311" calcext:value-type="float">
            <text:p>0.658311</text:p>
          </table:table-cell>
          <table:table-cell office:value-type="float" office:value="0.543271" calcext:value-type="float">
            <text:p>0.543271</text:p>
          </table:table-cell>
          <table:table-cell office:value-type="float" office:value="0.540641" calcext:value-type="float">
            <text:p>0.540641</text:p>
          </table:table-cell>
          <table:table-cell office:value-type="float" office:value="0.318021" calcext:value-type="float">
            <text:p>0.318021</text:p>
          </table:table-cell>
          <table:table-cell office:value-type="float" office:value="0.312714" calcext:value-type="float">
            <text:p>0.312714</text:p>
          </table:table-cell>
          <table:table-cell office:value-type="float" office:value="0.312679" calcext:value-type="float">
            <text:p>0.3126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1776" calcext:value-type="float">
            <text:p>0.891776</text:p>
          </table:table-cell>
          <table:table-cell table:number-columns-repeated="3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891994" calcext:value-type="float">
            <text:p>0.891994</text:p>
          </table:table-cell>
          <table:table-cell office:value-type="float" office:value="0.892016" calcext:value-type="float">
            <text:p>0.8920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89385" calcext:value-type="float">
            <text:p>0.889385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9436" calcext:value-type="float">
            <text:p>0.889436</text:p>
          </table:table-cell>
          <table:table-cell office:value-type="float" office:value="0.890096" calcext:value-type="float">
            <text:p>0.890096</text:p>
          </table:table-cell>
          <table:table-cell office:value-type="float" office:value="0.889969" calcext:value-type="float">
            <text:p>0.88996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320587" calcext:value-type="float">
            <text:p>0.320587</text:p>
          </table:table-cell>
          <table:table-cell office:value-type="float" office:value="0.798596" calcext:value-type="float">
            <text:p>0.798596</text:p>
          </table:table-cell>
          <table:table-cell office:value-type="float" office:value="0.776292" calcext:value-type="float">
            <text:p>0.776292</text:p>
          </table:table-cell>
          <table:table-cell office:value-type="float" office:value="0.773499" calcext:value-type="float">
            <text:p>0.773499</text:p>
          </table:table-cell>
          <table:table-cell office:value-type="float" office:value="0.773059" calcext:value-type="float">
            <text:p>0.773059</text:p>
          </table:table-cell>
          <table:table-cell office:value-type="float" office:value="0.772197" calcext:value-type="float">
            <text:p>0.772197</text:p>
          </table:table-cell>
          <table:table-cell office:value-type="float" office:value="0.339538" calcext:value-type="float">
            <text:p>0.339538</text:p>
          </table:table-cell>
          <table:table-cell office:value-type="float" office:value="0.339673" calcext:value-type="float">
            <text:p>0.3396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195" calcext:value-type="float">
            <text:p>0.89195</text:p>
          </table:table-cell>
          <table:table-cell table:number-columns-repeated="5" office:value-type="float" office:value="0.89194" calcext:value-type="float">
            <text:p>0.89194</text:p>
          </table:table-cell>
          <table:table-cell table:number-columns-repeated="2" office:value-type="float" office:value="0.891918" calcext:value-type="float">
            <text:p>0.89191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312979" calcext:value-type="float">
            <text:p>0.312979</text:p>
          </table:table-cell>
          <table:table-cell office:value-type="float" office:value="4.42281" calcext:value-type="float">
            <text:p>4.42281</text:p>
          </table:table-cell>
          <table:table-cell office:value-type="float" office:value="4.3068" calcext:value-type="float">
            <text:p>4.3068</text:p>
          </table:table-cell>
          <table:table-cell office:value-type="float" office:value="4.30817" calcext:value-type="float">
            <text:p>4.30817</text:p>
          </table:table-cell>
          <table:table-cell office:value-type="float" office:value="4.34805" calcext:value-type="float">
            <text:p>4.34805</text:p>
          </table:table-cell>
          <table:table-cell office:value-type="float" office:value="0.365119" calcext:value-type="float">
            <text:p>0.365119</text:p>
          </table:table-cell>
          <table:table-cell office:value-type="float" office:value="0.329513" calcext:value-type="float">
            <text:p>0.329513</text:p>
          </table:table-cell>
          <table:table-cell office:value-type="float" office:value="0.329089" calcext:value-type="float">
            <text:p>0.3290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2037" calcext:value-type="float">
            <text:p>0.892037</text:p>
          </table:table-cell>
          <table:table-cell table:number-columns-repeated="2" office:value-type="float" office:value="0.10806" calcext:value-type="float">
            <text:p>0.10806</text:p>
          </table:table-cell>
          <table:table-cell table:number-columns-repeated="2" office:value-type="float" office:value="0.108071" calcext:value-type="float">
            <text:p>0.108071</text:p>
          </table:table-cell>
          <table:table-cell office:value-type="float" office:value="0.873023" calcext:value-type="float">
            <text:p>0.873023</text:p>
          </table:table-cell>
          <table:table-cell office:value-type="float" office:value="0.888633" calcext:value-type="float">
            <text:p>0.888633</text:p>
          </table:table-cell>
          <table:table-cell office:value-type="float" office:value="0.888752" calcext:value-type="float">
            <text:p>0.8887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0045" calcext:value-type="float">
            <text:p>0.890045</text:p>
          </table:table-cell>
          <table:table-cell table:number-columns-repeated="3" office:value-type="float" office:value="0.109752" calcext:value-type="float">
            <text:p>0.109752</text:p>
          </table:table-cell>
          <table:table-cell office:value-type="float" office:value="0.109777" calcext:value-type="float">
            <text:p>0.109777</text:p>
          </table:table-cell>
          <table:table-cell office:value-type="float" office:value="0.866668" calcext:value-type="float">
            <text:p>0.866668</text:p>
          </table:table-cell>
          <table:table-cell office:value-type="float" office:value="0.883801" calcext:value-type="float">
            <text:p>0.883801</text:p>
          </table:table-cell>
          <table:table-cell office:value-type="float" office:value="0.884131" calcext:value-type="float">
            <text:p>0.88413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311287" calcext:value-type="float">
            <text:p>0.311287</text:p>
          </table:table-cell>
          <table:table-cell office:value-type="float" office:value="0.664671" calcext:value-type="float">
            <text:p>0.664671</text:p>
          </table:table-cell>
          <table:table-cell office:value-type="float" office:value="0.655024" calcext:value-type="float">
            <text:p>0.655024</text:p>
          </table:table-cell>
          <table:table-cell office:value-type="float" office:value="0.534582" calcext:value-type="float">
            <text:p>0.534582</text:p>
          </table:table-cell>
          <table:table-cell office:value-type="float" office:value="0.531882" calcext:value-type="float">
            <text:p>0.531882</text:p>
          </table:table-cell>
          <table:table-cell office:value-type="float" office:value="0.347571" calcext:value-type="float">
            <text:p>0.347571</text:p>
          </table:table-cell>
          <table:table-cell office:value-type="float" office:value="0.325617" calcext:value-type="float">
            <text:p>0.325617</text:p>
          </table:table-cell>
          <table:table-cell office:value-type="float" office:value="0.325607" calcext:value-type="float">
            <text:p>0.3256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2048" calcext:value-type="float">
            <text:p>0.892048</text:p>
          </table:table-cell>
          <table:table-cell table:number-columns-repeated="3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82498" calcext:value-type="float">
            <text:p>0.882498</text:p>
          </table:table-cell>
          <table:table-cell office:value-type="float" office:value="0.890101" calcext:value-type="float">
            <text:p>0.890101</text:p>
          </table:table-cell>
          <table:table-cell office:value-type="float" office:value="0.890264" calcext:value-type="float">
            <text:p>0.8902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89512" calcext:value-type="float">
            <text:p>0.889512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76999" calcext:value-type="float">
            <text:p>0.876999</text:p>
          </table:table-cell>
          <table:table-cell office:value-type="float" office:value="0.886593" calcext:value-type="float">
            <text:p>0.886593</text:p>
          </table:table-cell>
          <table:table-cell office:value-type="float" office:value="0.88672" calcext:value-type="float">
            <text:p>0.8867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13393" calcext:value-type="float">
            <text:p>0.313393</text:p>
          </table:table-cell>
          <table:table-cell office:value-type="float" office:value="0.756929" calcext:value-type="float">
            <text:p>0.756929</text:p>
          </table:table-cell>
          <table:table-cell office:value-type="float" office:value="0.747877" calcext:value-type="float">
            <text:p>0.747877</text:p>
          </table:table-cell>
          <table:table-cell office:value-type="float" office:value="0.708259" calcext:value-type="float">
            <text:p>0.708259</text:p>
          </table:table-cell>
          <table:table-cell office:value-type="float" office:value="0.541573" calcext:value-type="float">
            <text:p>0.541573</text:p>
          </table:table-cell>
          <table:table-cell office:value-type="float" office:value="0.318327" calcext:value-type="float">
            <text:p>0.318327</text:p>
          </table:table-cell>
          <table:table-cell office:value-type="float" office:value="0.379301" calcext:value-type="float">
            <text:p>0.379301</text:p>
          </table:table-cell>
          <table:table-cell office:value-type="float" office:value="0.379835" calcext:value-type="float">
            <text:p>0.3798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2027" calcext:value-type="float">
            <text:p>0.892027</text:p>
          </table:table-cell>
          <table:table-cell table:number-columns-repeated="3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015" calcext:value-type="float">
            <text:p>0.891015</text:p>
          </table:table-cell>
          <table:table-cell table:number-columns-repeated="2" office:value-type="float" office:value="0.891929" calcext:value-type="float">
            <text:p>0.8919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89436" calcext:value-type="float">
            <text:p>0.889436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7989" calcext:value-type="float">
            <text:p>0.887989</text:p>
          </table:table-cell>
          <table:table-cell table:number-columns-repeated="2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12481" calcext:value-type="float">
            <text:p>0.312481</text:p>
          </table:table-cell>
          <table:table-cell office:value-type="float" office:value="0.823234" calcext:value-type="float">
            <text:p>0.823234</text:p>
          </table:table-cell>
          <table:table-cell office:value-type="float" office:value="0.813674" calcext:value-type="float">
            <text:p>0.813674</text:p>
          </table:table-cell>
          <table:table-cell office:value-type="float" office:value="0.812446" calcext:value-type="float">
            <text:p>0.812446</text:p>
          </table:table-cell>
          <table:table-cell office:value-type="float" office:value="0.770701" calcext:value-type="float">
            <text:p>0.770701</text:p>
          </table:table-cell>
          <table:table-cell office:value-type="float" office:value="0.771351" calcext:value-type="float">
            <text:p>0.771351</text:p>
          </table:table-cell>
          <table:table-cell office:value-type="float" office:value="0.321768" calcext:value-type="float">
            <text:p>0.321768</text:p>
          </table:table-cell>
          <table:table-cell office:value-type="float" office:value="0.322221" calcext:value-type="float">
            <text:p>0.3222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91276" calcext:value-type="float">
            <text:p>0.891276</text:p>
          </table:table-cell>
          <table:table-cell table:number-columns-repeated="5" office:value-type="float" office:value="0.89194" calcext:value-type="float">
            <text:p>0.89194</text:p>
          </table:table-cell>
          <table:table-cell office:value-type="float" office:value="0.889786" calcext:value-type="float">
            <text:p>0.889786</text:p>
          </table:table-cell>
          <table:table-cell office:value-type="float" office:value="0.889699" calcext:value-type="float">
            <text:p>0.8896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88979" calcext:value-type="float">
            <text:p>0.888979</text:p>
          </table:table-cell>
          <table:table-cell table:number-columns-repeated="5" office:value-type="float" office:value="0.890248" calcext:value-type="float">
            <text:p>0.890248</text:p>
          </table:table-cell>
          <table:table-cell office:value-type="float" office:value="0.885857" calcext:value-type="float">
            <text:p>0.885857</text:p>
          </table:table-cell>
          <table:table-cell office:value-type="float" office:value="0.885502" calcext:value-type="float">
            <text:p>0.88550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310175" calcext:value-type="float">
            <text:p>0.310175</text:p>
          </table:table-cell>
          <table:table-cell office:value-type="float" office:value="0.546724" calcext:value-type="float">
            <text:p>0.546724</text:p>
          </table:table-cell>
          <table:table-cell office:value-type="float" office:value="0.537656" calcext:value-type="float">
            <text:p>0.537656</text:p>
          </table:table-cell>
          <table:table-cell office:value-type="float" office:value="0.539241" calcext:value-type="float">
            <text:p>0.539241</text:p>
          </table:table-cell>
          <table:table-cell office:value-type="float" office:value="0.53929" calcext:value-type="float">
            <text:p>0.53929</text:p>
          </table:table-cell>
          <table:table-cell office:value-type="float" office:value="0.310318" calcext:value-type="float">
            <text:p>0.310318</text:p>
          </table:table-cell>
          <table:table-cell office:value-type="float" office:value="0.310692" calcext:value-type="float">
            <text:p>0.310692</text:p>
          </table:table-cell>
          <table:table-cell office:value-type="float" office:value="0.310635" calcext:value-type="float">
            <text:p>0.3106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91874" calcext:value-type="float">
            <text:p>0.891874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92081" calcext:value-type="float">
            <text:p>0.892081</text:p>
          </table:table-cell>
          <table:table-cell office:value-type="float" office:value="0.892037" calcext:value-type="float">
            <text:p>0.892037</text:p>
          </table:table-cell>
          <table:table-cell office:value-type="float" office:value="0.892092" calcext:value-type="float">
            <text:p>0.8920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89918" calcext:value-type="float">
            <text:p>0.889918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90096" calcext:value-type="float">
            <text:p>0.890096</text:p>
          </table:table-cell>
          <table:table-cell office:value-type="float" office:value="0.889893" calcext:value-type="float">
            <text:p>0.889893</text:p>
          </table:table-cell>
          <table:table-cell office:value-type="float" office:value="0.889944" calcext:value-type="float">
            <text:p>0.889944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311182" calcext:value-type="float">
            <text:p>0.311182</text:p>
          </table:table-cell>
          <table:table-cell office:value-type="float" office:value="0.619249" calcext:value-type="float">
            <text:p>0.619249</text:p>
          </table:table-cell>
          <table:table-cell office:value-type="float" office:value="0.534968" calcext:value-type="float">
            <text:p>0.534968</text:p>
          </table:table-cell>
          <table:table-cell office:value-type="float" office:value="0.534963" calcext:value-type="float">
            <text:p>0.534963</text:p>
          </table:table-cell>
          <table:table-cell office:value-type="float" office:value="0.53549" calcext:value-type="float">
            <text:p>0.53549</text:p>
          </table:table-cell>
          <table:table-cell office:value-type="float" office:value="0.312805" calcext:value-type="float">
            <text:p>0.312805</text:p>
          </table:table-cell>
          <table:table-cell office:value-type="float" office:value="0.326509" calcext:value-type="float">
            <text:p>0.326509</text:p>
          </table:table-cell>
          <table:table-cell office:value-type="float" office:value="0.326302" calcext:value-type="float">
            <text:p>0.3263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92048" calcext:value-type="float">
            <text:p>0.892048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91711" calcext:value-type="float">
            <text:p>0.891711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4" calcext:value-type="float">
            <text:p>0.891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90223" calcext:value-type="float">
            <text:p>0.890223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9309" calcext:value-type="float">
            <text:p>0.889309</text:p>
          </table:table-cell>
          <table:table-cell table:number-columns-repeated="2" office:value-type="float" office:value="0.890274" calcext:value-type="float">
            <text:p>0.890274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309766" calcext:value-type="float">
            <text:p>0.309766</text:p>
          </table:table-cell>
          <table:table-cell office:value-type="float" office:value="0.770174" calcext:value-type="float">
            <text:p>0.770174</text:p>
          </table:table-cell>
          <table:table-cell office:value-type="float" office:value="0.747532" calcext:value-type="float">
            <text:p>0.747532</text:p>
          </table:table-cell>
          <table:table-cell office:value-type="float" office:value="0.706911" calcext:value-type="float">
            <text:p>0.706911</text:p>
          </table:table-cell>
          <table:table-cell office:value-type="float" office:value="0.534997" calcext:value-type="float">
            <text:p>0.534997</text:p>
          </table:table-cell>
          <table:table-cell office:value-type="float" office:value="0.315026" calcext:value-type="float">
            <text:p>0.315026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34726" calcext:value-type="float">
            <text:p>0.33472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207" calcext:value-type="float">
            <text:p>0.89207</text:p>
          </table:table-cell>
          <table:table-cell table:number-columns-repeated="3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2037" calcext:value-type="float">
            <text:p>0.892037</text:p>
          </table:table-cell>
          <table:table-cell office:value-type="float" office:value="0.88612" calcext:value-type="float">
            <text:p>0.88612</text:p>
          </table:table-cell>
          <table:table-cell office:value-type="float" office:value="0.886" calcext:value-type="float">
            <text:p>0.8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0071" calcext:value-type="float">
            <text:p>0.890071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90324" calcext:value-type="float">
            <text:p>0.890324</text:p>
          </table:table-cell>
          <table:table-cell office:value-type="float" office:value="0.879994" calcext:value-type="float">
            <text:p>0.879994</text:p>
          </table:table-cell>
          <table:table-cell office:value-type="float" office:value="0.880172" calcext:value-type="float">
            <text:p>0.880172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10685" calcext:value-type="float">
            <text:p>0.310685</text:p>
          </table:table-cell>
          <table:table-cell office:value-type="float" office:value="4.36683" calcext:value-type="float">
            <text:p>4.36683</text:p>
          </table:table-cell>
          <table:table-cell office:value-type="float" office:value="4.24749" calcext:value-type="float">
            <text:p>4.24749</text:p>
          </table:table-cell>
          <table:table-cell office:value-type="float" office:value="4.25781" calcext:value-type="float">
            <text:p>4.25781</text:p>
          </table:table-cell>
          <table:table-cell office:value-type="float" office:value="4.28002" calcext:value-type="float">
            <text:p>4.28002</text:p>
          </table:table-cell>
          <table:table-cell office:value-type="float" office:value="0.413036" calcext:value-type="float">
            <text:p>0.413036</text:p>
          </table:table-cell>
          <table:table-cell office:value-type="float" office:value="0.33114" calcext:value-type="float">
            <text:p>0.33114</text:p>
          </table:table-cell>
          <table:table-cell office:value-type="float" office:value="0.331184" calcext:value-type="float">
            <text:p>0.3311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8093" calcext:value-type="float">
            <text:p>0.108093</text:p>
          </table:table-cell>
          <table:table-cell office:value-type="float" office:value="0.108137" calcext:value-type="float">
            <text:p>0.108137</text:p>
          </table:table-cell>
          <table:table-cell office:value-type="float" office:value="0.108213" calcext:value-type="float">
            <text:p>0.108213</text:p>
          </table:table-cell>
          <table:table-cell office:value-type="float" office:value="0.838845" calcext:value-type="float">
            <text:p>0.838845</text:p>
          </table:table-cell>
          <table:table-cell office:value-type="float" office:value="0.885968" calcext:value-type="float">
            <text:p>0.885968</text:p>
          </table:table-cell>
          <table:table-cell office:value-type="float" office:value="0.885696" calcext:value-type="float">
            <text:p>0.8856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0121" calcext:value-type="float">
            <text:p>0.890121</text:p>
          </table:table-cell>
          <table:table-cell office:value-type="float" office:value="0.109752" calcext:value-type="float">
            <text:p>0.109752</text:p>
          </table:table-cell>
          <table:table-cell table:number-columns-repeated="2" office:value-type="float" office:value="0.109777" calcext:value-type="float">
            <text:p>0.109777</text:p>
          </table:table-cell>
          <table:table-cell office:value-type="float" office:value="0.109828" calcext:value-type="float">
            <text:p>0.109828</text:p>
          </table:table-cell>
          <table:table-cell office:value-type="float" office:value="0.82489" calcext:value-type="float">
            <text:p>0.82489</text:p>
          </table:table-cell>
          <table:table-cell office:value-type="float" office:value="0.881339" calcext:value-type="float">
            <text:p>0.881339</text:p>
          </table:table-cell>
          <table:table-cell office:value-type="float" office:value="0.881187" calcext:value-type="float">
            <text:p>0.881187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309926" calcext:value-type="float">
            <text:p>0.309926</text:p>
          </table:table-cell>
          <table:table-cell office:value-type="float" office:value="1.9791" calcext:value-type="float">
            <text:p>1.9791</text:p>
          </table:table-cell>
          <table:table-cell office:value-type="float" office:value="1.91967" calcext:value-type="float">
            <text:p>1.91967</text:p>
          </table:table-cell>
          <table:table-cell office:value-type="float" office:value="1.90828" calcext:value-type="float">
            <text:p>1.90828</text:p>
          </table:table-cell>
          <table:table-cell office:value-type="float" office:value="1.91682" calcext:value-type="float">
            <text:p>1.91682</text:p>
          </table:table-cell>
          <table:table-cell office:value-type="float" office:value="0.310343" calcext:value-type="float">
            <text:p>0.310343</text:p>
          </table:table-cell>
          <table:table-cell office:value-type="float" office:value="0.315514" calcext:value-type="float">
            <text:p>0.315514</text:p>
          </table:table-cell>
          <table:table-cell office:value-type="float" office:value="0.315387" calcext:value-type="float">
            <text:p>0.3153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92016" calcext:value-type="float">
            <text:p>0.892016</text:p>
          </table:table-cell>
          <table:table-cell office:value-type="float" office:value="0.116513" calcext:value-type="float">
            <text:p>0.116513</text:p>
          </table:table-cell>
          <table:table-cell office:value-type="float" office:value="0.136658" calcext:value-type="float">
            <text:p>0.136658</text:p>
          </table:table-cell>
          <table:table-cell office:value-type="float" office:value="0.137507" calcext:value-type="float">
            <text:p>0.137507</text:p>
          </table:table-cell>
          <table:table-cell office:value-type="float" office:value="0.140313" calcext:value-type="float">
            <text:p>0.140313</text:p>
          </table:table-cell>
          <table:table-cell office:value-type="float" office:value="0.892059" calcext:value-type="float">
            <text:p>0.892059</text:p>
          </table:table-cell>
          <table:table-cell office:value-type="float" office:value="0.890591" calcext:value-type="float">
            <text:p>0.890591</text:p>
          </table:table-cell>
          <table:table-cell office:value-type="float" office:value="0.89071" calcext:value-type="float">
            <text:p>0.890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89385" calcext:value-type="float">
            <text:p>0.889385</text:p>
          </table:table-cell>
          <table:table-cell office:value-type="float" office:value="0.118686" calcext:value-type="float">
            <text:p>0.118686</text:p>
          </table:table-cell>
          <table:table-cell office:value-type="float" office:value="0.138408" calcext:value-type="float">
            <text:p>0.138408</text:p>
          </table:table-cell>
          <table:table-cell office:value-type="float" office:value="0.13922" calcext:value-type="float">
            <text:p>0.13922</text:p>
          </table:table-cell>
          <table:table-cell office:value-type="float" office:value="0.141809" calcext:value-type="float">
            <text:p>0.141809</text:p>
          </table:table-cell>
          <table:table-cell office:value-type="float" office:value="0.889944" calcext:value-type="float">
            <text:p>0.889944</text:p>
          </table:table-cell>
          <table:table-cell office:value-type="float" office:value="0.887456" calcext:value-type="float">
            <text:p>0.887456</text:p>
          </table:table-cell>
          <table:table-cell office:value-type="float" office:value="0.887304" calcext:value-type="float">
            <text:p>0.88730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14522" calcext:value-type="float">
            <text:p>0.314522</text:p>
          </table:table-cell>
          <table:table-cell office:value-type="float" office:value="0.813657" calcext:value-type="float">
            <text:p>0.813657</text:p>
          </table:table-cell>
          <table:table-cell office:value-type="float" office:value="0.796066" calcext:value-type="float">
            <text:p>0.796066</text:p>
          </table:table-cell>
          <table:table-cell office:value-type="float" office:value="0.769702" calcext:value-type="float">
            <text:p>0.769702</text:p>
          </table:table-cell>
          <table:table-cell office:value-type="float" office:value="0.768725" calcext:value-type="float">
            <text:p>0.76872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334009" calcext:value-type="float">
            <text:p>0.334009</text:p>
          </table:table-cell>
          <table:table-cell office:value-type="float" office:value="0.334121" calcext:value-type="float">
            <text:p>0.3341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2005" calcext:value-type="float">
            <text:p>0.892005</text:p>
          </table:table-cell>
          <table:table-cell table:number-columns-repeated="5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4" calcext:value-type="float">
            <text:p>0.891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0299" calcext:value-type="float">
            <text:p>0.890299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309941" calcext:value-type="float">
            <text:p>0.309941</text:p>
          </table:table-cell>
          <table:table-cell office:value-type="float" office:value="0.86441" calcext:value-type="float">
            <text:p>0.86441</text:p>
          </table:table-cell>
          <table:table-cell office:value-type="float" office:value="0.855755" calcext:value-type="float">
            <text:p>0.855755</text:p>
          </table:table-cell>
          <table:table-cell office:value-type="float" office:value="0.840589" calcext:value-type="float">
            <text:p>0.840589</text:p>
          </table:table-cell>
          <table:table-cell office:value-type="float" office:value="0.842163" calcext:value-type="float">
            <text:p>0.842163</text:p>
          </table:table-cell>
          <table:table-cell office:value-type="float" office:value="0.770629" calcext:value-type="float">
            <text:p>0.770629</text:p>
          </table:table-cell>
          <table:table-cell office:value-type="float" office:value="0.327821" calcext:value-type="float">
            <text:p>0.327821</text:p>
          </table:table-cell>
          <table:table-cell office:value-type="float" office:value="0.327683" calcext:value-type="float">
            <text:p>0.3276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91744" calcext:value-type="float">
            <text:p>0.891744</text:p>
          </table:table-cell>
          <table:table-cell table:number-columns-repeated="5" office:value-type="float" office:value="0.89194" calcext:value-type="float">
            <text:p>0.89194</text:p>
          </table:table-cell>
          <table:table-cell table:number-columns-repeated="2" office:value-type="float" office:value="0.891929" calcext:value-type="float">
            <text:p>0.8919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88903" calcext:value-type="float">
            <text:p>0.888903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316728" calcext:value-type="float">
            <text:p>0.316728</text:p>
          </table:table-cell>
          <table:table-cell office:value-type="float" office:value="0.758299" calcext:value-type="float">
            <text:p>0.758299</text:p>
          </table:table-cell>
          <table:table-cell office:value-type="float" office:value="0.748098" calcext:value-type="float">
            <text:p>0.748098</text:p>
          </table:table-cell>
          <table:table-cell office:value-type="float" office:value="0.707134" calcext:value-type="float">
            <text:p>0.707134</text:p>
          </table:table-cell>
          <table:table-cell office:value-type="float" office:value="0.542098" calcext:value-type="float">
            <text:p>0.542098</text:p>
          </table:table-cell>
          <table:table-cell office:value-type="float" office:value="0.336073" calcext:value-type="float">
            <text:p>0.336073</text:p>
          </table:table-cell>
          <table:table-cell office:value-type="float" office:value="0.310109" calcext:value-type="float">
            <text:p>0.310109</text:p>
          </table:table-cell>
          <table:table-cell office:value-type="float" office:value="0.310102" calcext:value-type="float">
            <text:p>0.3101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90493" calcext:value-type="float">
            <text:p>0.890493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85261" calcext:value-type="float">
            <text:p>0.885261</text:p>
          </table:table-cell>
          <table:table-cell office:value-type="float" office:value="0.891635" calcext:value-type="float">
            <text:p>0.891635</text:p>
          </table:table-cell>
          <table:table-cell office:value-type="float" office:value="0.891733" calcext:value-type="float">
            <text:p>0.8917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86822" calcext:value-type="float">
            <text:p>0.886822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79816" calcext:value-type="float">
            <text:p>0.879816</text:p>
          </table:table-cell>
          <table:table-cell office:value-type="float" office:value="0.889461" calcext:value-type="float">
            <text:p>0.889461</text:p>
          </table:table-cell>
          <table:table-cell office:value-type="float" office:value="0.889563" calcext:value-type="float">
            <text:p>0.88956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309173" calcext:value-type="float">
            <text:p>0.309173</text:p>
          </table:table-cell>
          <table:table-cell office:value-type="float" office:value="5.01174" calcext:value-type="float">
            <text:p>5.01174</text:p>
          </table:table-cell>
          <table:table-cell office:value-type="float" office:value="4.25295" calcext:value-type="float">
            <text:p>4.25295</text:p>
          </table:table-cell>
          <table:table-cell office:value-type="float" office:value="4.24446" calcext:value-type="float">
            <text:p>4.24446</text:p>
          </table:table-cell>
          <table:table-cell office:value-type="float" office:value="4.25213" calcext:value-type="float">
            <text:p>4.25213</text:p>
          </table:table-cell>
          <table:table-cell office:value-type="float" office:value="0.363481" calcext:value-type="float">
            <text:p>0.363481</text:p>
          </table:table-cell>
          <table:table-cell office:value-type="float" office:value="0.313205" calcext:value-type="float">
            <text:p>0.313205</text:p>
          </table:table-cell>
          <table:table-cell office:value-type="float" office:value="0.31309" calcext:value-type="float">
            <text:p>0.313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91548" calcext:value-type="float">
            <text:p>0.891548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8126" calcext:value-type="float">
            <text:p>0.108126</text:p>
          </table:table-cell>
          <table:table-cell office:value-type="float" office:value="0.10818" calcext:value-type="float">
            <text:p>0.10818</text:p>
          </table:table-cell>
          <table:table-cell office:value-type="float" office:value="0.108213" calcext:value-type="float">
            <text:p>0.108213</text:p>
          </table:table-cell>
          <table:table-cell office:value-type="float" office:value="0.872196" calcext:value-type="float">
            <text:p>0.872196</text:p>
          </table:table-cell>
          <table:table-cell table:number-columns-repeated="2" office:value-type="float" office:value="0.891037" calcext:value-type="float">
            <text:p>0.8910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89284" calcext:value-type="float">
            <text:p>0.889284</text:p>
          </table:table-cell>
          <table:table-cell office:value-type="float" office:value="0.109752" calcext:value-type="float">
            <text:p>0.109752</text:p>
          </table:table-cell>
          <table:table-cell office:value-type="float" office:value="0.109777" calcext:value-type="float">
            <text:p>0.109777</text:p>
          </table:table-cell>
          <table:table-cell office:value-type="float" office:value="0.109803" calcext:value-type="float">
            <text:p>0.109803</text:p>
          </table:table-cell>
          <table:table-cell office:value-type="float" office:value="0.109828" calcext:value-type="float">
            <text:p>0.109828</text:p>
          </table:table-cell>
          <table:table-cell office:value-type="float" office:value="0.861998" calcext:value-type="float">
            <text:p>0.861998</text:p>
          </table:table-cell>
          <table:table-cell table:number-columns-repeated="2" office:value-type="float" office:value="0.887888" calcext:value-type="float">
            <text:p>0.887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/00/0000</text:date>, <text:time style:data-style-name="N2" text:time-value="21:08:53.927966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30:29.171286429</meta:creation-date>
    <dc:date>2019-01-19T21:56:47.782982665</dc:date>
    <meta:editing-duration>PT2H4M19S</meta:editing-duration>
    <meta:editing-cycles>65</meta:editing-cycles>
    <meta:generator>LibreOffice/5.1.6.2$Linux_X86_64 LibreOffice_project/10m0$Build-2</meta:generator>
    <meta:document-statistic meta:table-count="1" meta:cell-count="20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4:Sheet1.L25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5:Sheet1.D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25" chart:label-cell-address="Sheet1.E4:Sheet1.E4" chart:class="chart:line">
            <chart:data-point chart:repeated="21"/>
          </chart:series>
          <chart:series chart:style-name="ch7" chart:values-cell-range-address="Sheet1.F5:Sheet1.F25" chart:label-cell-address="Sheet1.F4:Sheet1.F4" chart:class="chart:line">
            <chart:data-point chart:repeated="21"/>
          </chart:series>
          <chart:series chart:style-name="ch8" chart:values-cell-range-address="Sheet1.G5:Sheet1.G25" chart:label-cell-address="Sheet1.G4:Sheet1.G4" chart:class="chart:line">
            <chart:data-point chart:repeated="21"/>
          </chart:series>
          <chart:series chart:style-name="ch9" chart:values-cell-range-address="Sheet1.H5:Sheet1.H25" chart:label-cell-address="Sheet1.H4:Sheet1.H4" chart:class="chart:line">
            <chart:data-point chart:repeated="21"/>
          </chart:series>
          <chart:series chart:style-name="ch10" chart:values-cell-range-address="Sheet1.I5:Sheet1.I25" chart:label-cell-address="Sheet1.I4:Sheet1.I4" chart:class="chart:line">
            <chart:data-point chart:repeated="21"/>
          </chart:series>
          <chart:series chart:style-name="ch11" chart:values-cell-range-address="Sheet1.J5:Sheet1.J25" chart:label-cell-address="Sheet1.J4:Sheet1.J4" chart:class="chart:line">
            <chart:data-point chart:repeated="21"/>
          </chart:series>
          <chart:series chart:style-name="ch12" chart:values-cell-range-address="Sheet1.K5:Sheet1.K25" chart:label-cell-address="Sheet1.K4:Sheet1.K4" chart:class="chart:line">
            <chart:data-point chart:repeated="21"/>
          </chart:series>
          <chart:series chart:style-name="ch13" chart:values-cell-range-address="Sheet1.L5:Sheet1.L25" chart:label-cell-address="Sheet1.L4:Sheet1.L4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10877842</text:p>
                <draw:g>
                  <svg:desc>Sheet1.E4:Sheet1.E4</svg:desc>
                </draw:g>
              </table:table-cell>
              <table:table-cell office:value-type="string">
                <text:p>0.0043511367</text:p>
                <draw:g>
                  <svg:desc>Sheet1.F4:Sheet1.F4</svg:desc>
                </draw:g>
              </table:table-cell>
              <table:table-cell office:value-type="string">
                <text:p>0.0087022735</text:p>
                <draw:g>
                  <svg:desc>Sheet1.G4:Sheet1.G4</svg:desc>
                </draw:g>
              </table:table-cell>
              <table:table-cell office:value-type="string">
                <text:p>0.0174045469</text:p>
                <draw:g>
                  <svg:desc>Sheet1.H4:Sheet1.H4</svg:desc>
                </draw:g>
              </table:table-cell>
              <table:table-cell office:value-type="string">
                <text:p>0.0348090939</text:p>
                <draw:g>
                  <svg:desc>Sheet1.I4:Sheet1.I4</svg:desc>
                </draw:g>
              </table:table-cell>
              <table:table-cell office:value-type="string">
                <text:p>0.0696181878</text:p>
                <draw:g>
                  <svg:desc>Sheet1.J4:Sheet1.J4</svg:desc>
                </draw:g>
              </table:table-cell>
              <table:table-cell office:value-type="string">
                <text:p>0.1392363755</text:p>
                <draw:g>
                  <svg:desc>Sheet1.K4:Sheet1.K4</svg:desc>
                </draw:g>
              </table:table-cell>
              <table:table-cell office:value-type="string">
                <text:p>0.278472751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:Sheet1.D25</svg:desc>
                </draw:g>
              </table:table-cell>
              <table:table-cell office:value-type="float" office:value="0.692395">
                <text:p>0.692395</text:p>
                <draw:g>
                  <svg:desc>Sheet1.E5:Sheet1.E25</svg:desc>
                </draw:g>
              </table:table-cell>
              <table:table-cell office:value-type="float" office:value="0.692395">
                <text:p>0.692395</text:p>
                <draw:g>
                  <svg:desc>Sheet1.F5:Sheet1.F25</svg:desc>
                </draw:g>
              </table:table-cell>
              <table:table-cell office:value-type="float" office:value="0.692395">
                <text:p>0.692395</text:p>
                <draw:g>
                  <svg:desc>Sheet1.G5:Sheet1.G25</svg:desc>
                </draw:g>
              </table:table-cell>
              <table:table-cell office:value-type="float" office:value="0.692395">
                <text:p>0.692395</text:p>
                <draw:g>
                  <svg:desc>Sheet1.H5:Sheet1.H25</svg:desc>
                </draw:g>
              </table:table-cell>
              <table:table-cell office:value-type="float" office:value="0.692395">
                <text:p>0.692395</text:p>
                <draw:g>
                  <svg:desc>Sheet1.I5:Sheet1.I25</svg:desc>
                </draw:g>
              </table:table-cell>
              <table:table-cell office:value-type="float" office:value="0.692395">
                <text:p>0.692395</text:p>
                <draw:g>
                  <svg:desc>Sheet1.J5:Sheet1.J25</svg:desc>
                </draw:g>
              </table:table-cell>
              <table:table-cell office:value-type="float" office:value="0.692395">
                <text:p>0.692395</text:p>
                <draw:g>
                  <svg:desc>Sheet1.K5:Sheet1.K25</svg:desc>
                </draw:g>
              </table:table-cell>
              <table:table-cell office:value-type="float" office:value="0.692395">
                <text:p>0.692395</text:p>
                <draw:g>
                  <svg:desc>Sheet1.L5:Sheet1.L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1492">
                <text:p>0.321492</text:p>
              </table:table-cell>
              <table:table-cell office:value-type="float" office:value="0.320454">
                <text:p>0.320454</text:p>
              </table:table-cell>
              <table:table-cell office:value-type="float" office:value="0.320335">
                <text:p>0.320335</text:p>
              </table:table-cell>
              <table:table-cell office:value-type="float" office:value="0.320264">
                <text:p>0.320264</text:p>
              </table:table-cell>
              <table:table-cell office:value-type="float" office:value="0.320293">
                <text:p>0.320293</text:p>
              </table:table-cell>
              <table:table-cell office:value-type="float" office:value="0.320798">
                <text:p>0.320798</text:p>
              </table:table-cell>
              <table:table-cell office:value-type="float" office:value="0.323414">
                <text:p>0.323414</text:p>
              </table:table-cell>
              <table:table-cell office:value-type="float" office:value="0.324736">
                <text:p>0.3247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3545">
                <text:p>0.323545</text:p>
              </table:table-cell>
              <table:table-cell office:value-type="float" office:value="0.326095">
                <text:p>0.326095</text:p>
              </table:table-cell>
              <table:table-cell office:value-type="float" office:value="0.326592">
                <text:p>0.326592</text:p>
              </table:table-cell>
              <table:table-cell office:value-type="float" office:value="0.326063">
                <text:p>0.326063</text:p>
              </table:table-cell>
              <table:table-cell office:value-type="float" office:value="0.3265">
                <text:p>0.3265</text:p>
              </table:table-cell>
              <table:table-cell office:value-type="float" office:value="0.327171">
                <text:p>0.327171</text:p>
              </table:table-cell>
              <table:table-cell office:value-type="float" office:value="0.331604">
                <text:p>0.331604</text:p>
              </table:table-cell>
              <table:table-cell office:value-type="float" office:value="0.319652">
                <text:p>0.3196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8593">
                <text:p>0.318593</text:p>
              </table:table-cell>
              <table:table-cell office:value-type="float" office:value="0.31582">
                <text:p>0.31582</text:p>
              </table:table-cell>
              <table:table-cell office:value-type="float" office:value="0.315575">
                <text:p>0.315575</text:p>
              </table:table-cell>
              <table:table-cell office:value-type="float" office:value="0.315532">
                <text:p>0.315532</text:p>
              </table:table-cell>
              <table:table-cell office:value-type="float" office:value="0.315258">
                <text:p>0.315258</text:p>
              </table:table-cell>
              <table:table-cell office:value-type="float" office:value="0.315998">
                <text:p>0.315998</text:p>
              </table:table-cell>
              <table:table-cell office:value-type="float" office:value="0.31509">
                <text:p>0.31509</text:p>
              </table:table-cell>
              <table:table-cell office:value-type="float" office:value="0.319898">
                <text:p>0.3198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7919">
                <text:p>0.317919</text:p>
              </table:table-cell>
              <table:table-cell office:value-type="float" office:value="0.366568">
                <text:p>0.366568</text:p>
              </table:table-cell>
              <table:table-cell office:value-type="float" office:value="0.363115">
                <text:p>0.363115</text:p>
              </table:table-cell>
              <table:table-cell office:value-type="float" office:value="0.359872">
                <text:p>0.359872</text:p>
              </table:table-cell>
              <table:table-cell office:value-type="float" office:value="0.382259">
                <text:p>0.382259</text:p>
              </table:table-cell>
              <table:table-cell office:value-type="float" office:value="0.412215">
                <text:p>0.412215</text:p>
              </table:table-cell>
              <table:table-cell office:value-type="float" office:value="0.403445">
                <text:p>0.403445</text:p>
              </table:table-cell>
              <table:table-cell office:value-type="float" office:value="0.391383">
                <text:p>0.3913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3644">
                <text:p>0.313644</text:p>
              </table:table-cell>
              <table:table-cell office:value-type="float" office:value="0.314781">
                <text:p>0.314781</text:p>
              </table:table-cell>
              <table:table-cell office:value-type="float" office:value="0.315143">
                <text:p>0.315143</text:p>
              </table:table-cell>
              <table:table-cell office:value-type="float" office:value="0.314598">
                <text:p>0.314598</text:p>
              </table:table-cell>
              <table:table-cell office:value-type="float" office:value="0.313992">
                <text:p>0.313992</text:p>
              </table:table-cell>
              <table:table-cell office:value-type="float" office:value="0.315199">
                <text:p>0.315199</text:p>
              </table:table-cell>
              <table:table-cell office:value-type="float" office:value="0.31545">
                <text:p>0.31545</text:p>
              </table:table-cell>
              <table:table-cell office:value-type="float" office:value="0.314904">
                <text:p>0.3149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16315">
                <text:p>0.316315</text:p>
              </table:table-cell>
              <table:table-cell office:value-type="float" office:value="0.31583">
                <text:p>0.31583</text:p>
              </table:table-cell>
              <table:table-cell office:value-type="float" office:value="0.316043">
                <text:p>0.316043</text:p>
              </table:table-cell>
              <table:table-cell office:value-type="float" office:value="0.316437">
                <text:p>0.316437</text:p>
              </table:table-cell>
              <table:table-cell office:value-type="float" office:value="0.324406">
                <text:p>0.324406</text:p>
              </table:table-cell>
              <table:table-cell office:value-type="float" office:value="0.324013">
                <text:p>0.324013</text:p>
              </table:table-cell>
              <table:table-cell office:value-type="float" office:value="0.337434">
                <text:p>0.337434</text:p>
              </table:table-cell>
              <table:table-cell office:value-type="float" office:value="0.32531">
                <text:p>0.325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20587">
                <text:p>0.320587</text:p>
              </table:table-cell>
              <table:table-cell office:value-type="float" office:value="0.319126">
                <text:p>0.319126</text:p>
              </table:table-cell>
              <table:table-cell office:value-type="float" office:value="0.31874">
                <text:p>0.31874</text:p>
              </table:table-cell>
              <table:table-cell office:value-type="float" office:value="0.318116">
                <text:p>0.318116</text:p>
              </table:table-cell>
              <table:table-cell office:value-type="float" office:value="0.319509">
                <text:p>0.319509</text:p>
              </table:table-cell>
              <table:table-cell office:value-type="float" office:value="0.319584">
                <text:p>0.319584</text:p>
              </table:table-cell>
              <table:table-cell office:value-type="float" office:value="0.318409">
                <text:p>0.318409</text:p>
              </table:table-cell>
              <table:table-cell office:value-type="float" office:value="0.317046">
                <text:p>0.3170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2979">
                <text:p>0.312979</text:p>
              </table:table-cell>
              <table:table-cell office:value-type="float" office:value="0.320261">
                <text:p>0.320261</text:p>
              </table:table-cell>
              <table:table-cell office:value-type="float" office:value="0.320026">
                <text:p>0.320026</text:p>
              </table:table-cell>
              <table:table-cell office:value-type="float" office:value="0.320127">
                <text:p>0.320127</text:p>
              </table:table-cell>
              <table:table-cell office:value-type="float" office:value="0.320968">
                <text:p>0.320968</text:p>
              </table:table-cell>
              <table:table-cell office:value-type="float" office:value="0.32396">
                <text:p>0.32396</text:p>
              </table:table-cell>
              <table:table-cell office:value-type="float" office:value="0.318115">
                <text:p>0.318115</text:p>
              </table:table-cell>
              <table:table-cell office:value-type="float" office:value="0.330043">
                <text:p>0.3300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11287">
                <text:p>0.311287</text:p>
              </table:table-cell>
              <table:table-cell office:value-type="float" office:value="0.311487">
                <text:p>0.311487</text:p>
              </table:table-cell>
              <table:table-cell office:value-type="float" office:value="0.311206">
                <text:p>0.311206</text:p>
              </table:table-cell>
              <table:table-cell office:value-type="float" office:value="0.311276">
                <text:p>0.311276</text:p>
              </table:table-cell>
              <table:table-cell office:value-type="float" office:value="0.313138">
                <text:p>0.313138</text:p>
              </table:table-cell>
              <table:table-cell office:value-type="float" office:value="0.313366">
                <text:p>0.313366</text:p>
              </table:table-cell>
              <table:table-cell office:value-type="float" office:value="0.311449">
                <text:p>0.311449</text:p>
              </table:table-cell>
              <table:table-cell office:value-type="float" office:value="0.310894">
                <text:p>0.3108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3393">
                <text:p>0.313393</text:p>
              </table:table-cell>
              <table:table-cell office:value-type="float" office:value="0.320233">
                <text:p>0.320233</text:p>
              </table:table-cell>
              <table:table-cell office:value-type="float" office:value="0.318646">
                <text:p>0.318646</text:p>
              </table:table-cell>
              <table:table-cell office:value-type="float" office:value="0.320044">
                <text:p>0.320044</text:p>
              </table:table-cell>
              <table:table-cell office:value-type="float" office:value="0.31819">
                <text:p>0.31819</text:p>
              </table:table-cell>
              <table:table-cell office:value-type="float" office:value="0.313442">
                <text:p>0.313442</text:p>
              </table:table-cell>
              <table:table-cell office:value-type="float" office:value="0.311664">
                <text:p>0.311664</text:p>
              </table:table-cell>
              <table:table-cell office:value-type="float" office:value="0.310964">
                <text:p>0.3109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2481">
                <text:p>0.312481</text:p>
              </table:table-cell>
              <table:table-cell office:value-type="float" office:value="0.325957">
                <text:p>0.325957</text:p>
              </table:table-cell>
              <table:table-cell office:value-type="float" office:value="0.325473">
                <text:p>0.325473</text:p>
              </table:table-cell>
              <table:table-cell office:value-type="float" office:value="0.322586">
                <text:p>0.322586</text:p>
              </table:table-cell>
              <table:table-cell office:value-type="float" office:value="0.323338">
                <text:p>0.323338</text:p>
              </table:table-cell>
              <table:table-cell office:value-type="float" office:value="0.322156">
                <text:p>0.322156</text:p>
              </table:table-cell>
              <table:table-cell office:value-type="float" office:value="0.329956">
                <text:p>0.329956</text:p>
              </table:table-cell>
              <table:table-cell office:value-type="float" office:value="0.345419">
                <text:p>0.3454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0175">
                <text:p>0.310175</text:p>
              </table:table-cell>
              <table:table-cell office:value-type="float" office:value="0.317996">
                <text:p>0.317996</text:p>
              </table:table-cell>
              <table:table-cell office:value-type="float" office:value="0.318445">
                <text:p>0.318445</text:p>
              </table:table-cell>
              <table:table-cell office:value-type="float" office:value="0.31939">
                <text:p>0.31939</text:p>
              </table:table-cell>
              <table:table-cell office:value-type="float" office:value="0.319017">
                <text:p>0.319017</text:p>
              </table:table-cell>
              <table:table-cell office:value-type="float" office:value="0.322574">
                <text:p>0.322574</text:p>
              </table:table-cell>
              <table:table-cell office:value-type="float" office:value="0.314371">
                <text:p>0.314371</text:p>
              </table:table-cell>
              <table:table-cell office:value-type="float" office:value="0.310816">
                <text:p>0.3108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11182">
                <text:p>0.311182</text:p>
              </table:table-cell>
              <table:table-cell office:value-type="float" office:value="0.323375">
                <text:p>0.323375</text:p>
              </table:table-cell>
              <table:table-cell office:value-type="float" office:value="0.322929">
                <text:p>0.322929</text:p>
              </table:table-cell>
              <table:table-cell office:value-type="float" office:value="0.321029">
                <text:p>0.321029</text:p>
              </table:table-cell>
              <table:table-cell office:value-type="float" office:value="0.32057">
                <text:p>0.32057</text:p>
              </table:table-cell>
              <table:table-cell office:value-type="float" office:value="0.318997">
                <text:p>0.318997</text:p>
              </table:table-cell>
              <table:table-cell office:value-type="float" office:value="0.322055">
                <text:p>0.322055</text:p>
              </table:table-cell>
              <table:table-cell office:value-type="float" office:value="0.322461">
                <text:p>0.3224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09766">
                <text:p>0.309766</text:p>
              </table:table-cell>
              <table:table-cell office:value-type="float" office:value="0.319207">
                <text:p>0.319207</text:p>
              </table:table-cell>
              <table:table-cell office:value-type="float" office:value="0.319839">
                <text:p>0.319839</text:p>
              </table:table-cell>
              <table:table-cell office:value-type="float" office:value="0.3196">
                <text:p>0.3196</text:p>
              </table:table-cell>
              <table:table-cell office:value-type="float" office:value="0.320123">
                <text:p>0.320123</text:p>
              </table:table-cell>
              <table:table-cell office:value-type="float" office:value="0.319492">
                <text:p>0.319492</text:p>
              </table:table-cell>
              <table:table-cell office:value-type="float" office:value="0.311488">
                <text:p>0.311488</text:p>
              </table:table-cell>
              <table:table-cell office:value-type="float" office:value="0.311088">
                <text:p>0.3110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0685">
                <text:p>0.310685</text:p>
              </table:table-cell>
              <table:table-cell office:value-type="float" office:value="0.338851">
                <text:p>0.338851</text:p>
              </table:table-cell>
              <table:table-cell office:value-type="float" office:value="0.340339">
                <text:p>0.340339</text:p>
              </table:table-cell>
              <table:table-cell office:value-type="float" office:value="0.340842">
                <text:p>0.340842</text:p>
              </table:table-cell>
              <table:table-cell office:value-type="float" office:value="0.340706">
                <text:p>0.340706</text:p>
              </table:table-cell>
              <table:table-cell office:value-type="float" office:value="0.334488">
                <text:p>0.334488</text:p>
              </table:table-cell>
              <table:table-cell office:value-type="float" office:value="0.324383">
                <text:p>0.324383</text:p>
              </table:table-cell>
              <table:table-cell office:value-type="float" office:value="0.312275">
                <text:p>0.3122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9926">
                <text:p>0.309926</text:p>
              </table:table-cell>
              <table:table-cell office:value-type="float" office:value="0.309974">
                <text:p>0.309974</text:p>
              </table:table-cell>
              <table:table-cell office:value-type="float" office:value="0.309865">
                <text:p>0.309865</text:p>
              </table:table-cell>
              <table:table-cell office:value-type="float" office:value="0.30953">
                <text:p>0.30953</text:p>
              </table:table-cell>
              <table:table-cell office:value-type="float" office:value="0.309691">
                <text:p>0.309691</text:p>
              </table:table-cell>
              <table:table-cell office:value-type="float" office:value="0.310602">
                <text:p>0.310602</text:p>
              </table:table-cell>
              <table:table-cell office:value-type="float" office:value="0.311931">
                <text:p>0.311931</text:p>
              </table:table-cell>
              <table:table-cell office:value-type="float" office:value="0.309781">
                <text:p>0.3097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14522">
                <text:p>0.314522</text:p>
              </table:table-cell>
              <table:table-cell office:value-type="float" office:value="0.320033">
                <text:p>0.320033</text:p>
              </table:table-cell>
              <table:table-cell office:value-type="float" office:value="0.319569">
                <text:p>0.319569</text:p>
              </table:table-cell>
              <table:table-cell office:value-type="float" office:value="0.318539">
                <text:p>0.318539</text:p>
              </table:table-cell>
              <table:table-cell office:value-type="float" office:value="0.320093">
                <text:p>0.320093</text:p>
              </table:table-cell>
              <table:table-cell office:value-type="float" office:value="0.315915">
                <text:p>0.315915</text:p>
              </table:table-cell>
              <table:table-cell office:value-type="float" office:value="0.31821">
                <text:p>0.31821</text:p>
              </table:table-cell>
              <table:table-cell office:value-type="float" office:value="0.324656">
                <text:p>0.3246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9941">
                <text:p>0.309941</text:p>
              </table:table-cell>
              <table:table-cell office:value-type="float" office:value="0.317055">
                <text:p>0.317055</text:p>
              </table:table-cell>
              <table:table-cell office:value-type="float" office:value="0.317019">
                <text:p>0.317019</text:p>
              </table:table-cell>
              <table:table-cell office:value-type="float" office:value="0.317448">
                <text:p>0.317448</text:p>
              </table:table-cell>
              <table:table-cell office:value-type="float" office:value="0.317804">
                <text:p>0.317804</text:p>
              </table:table-cell>
              <table:table-cell office:value-type="float" office:value="0.321983">
                <text:p>0.321983</text:p>
              </table:table-cell>
              <table:table-cell office:value-type="float" office:value="0.321559">
                <text:p>0.321559</text:p>
              </table:table-cell>
              <table:table-cell office:value-type="float" office:value="0.32027">
                <text:p>0.320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16728">
                <text:p>0.316728</text:p>
              </table:table-cell>
              <table:table-cell office:value-type="float" office:value="0.374767">
                <text:p>0.374767</text:p>
              </table:table-cell>
              <table:table-cell office:value-type="float" office:value="0.375003">
                <text:p>0.375003</text:p>
              </table:table-cell>
              <table:table-cell office:value-type="float" office:value="0.374846">
                <text:p>0.374846</text:p>
              </table:table-cell>
              <table:table-cell office:value-type="float" office:value="0.373045">
                <text:p>0.373045</text:p>
              </table:table-cell>
              <table:table-cell office:value-type="float" office:value="0.379228">
                <text:p>0.379228</text:p>
              </table:table-cell>
              <table:table-cell office:value-type="float" office:value="0.375248">
                <text:p>0.375248</text:p>
              </table:table-cell>
              <table:table-cell office:value-type="float" office:value="0.377044">
                <text:p>0.3770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9173">
                <text:p>0.309173</text:p>
              </table:table-cell>
              <table:table-cell office:value-type="float" office:value="0.375983">
                <text:p>0.375983</text:p>
              </table:table-cell>
              <table:table-cell office:value-type="float" office:value="0.367129">
                <text:p>0.367129</text:p>
              </table:table-cell>
              <table:table-cell office:value-type="float" office:value="0.360974">
                <text:p>0.360974</text:p>
              </table:table-cell>
              <table:table-cell office:value-type="float" office:value="0.36146">
                <text:p>0.36146</text:p>
              </table:table-cell>
              <table:table-cell office:value-type="float" office:value="0.368192">
                <text:p>0.368192</text:p>
              </table:table-cell>
              <table:table-cell office:value-type="float" office:value="0.347175">
                <text:p>0.347175</text:p>
              </table:table-cell>
              <table:table-cell office:value-type="float" office:value="0.342161">
                <text:p>0.342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31:Sheet1.L52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32:Sheet1.D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2:Sheet1.E52" chart:label-cell-address="Sheet1.E31:Sheet1.E31" chart:class="chart:line">
            <chart:data-point chart:repeated="21"/>
          </chart:series>
          <chart:series chart:style-name="ch7" chart:values-cell-range-address="Sheet1.F32:Sheet1.F52" chart:label-cell-address="Sheet1.F31:Sheet1.F31" chart:class="chart:line">
            <chart:data-point chart:repeated="21"/>
          </chart:series>
          <chart:series chart:style-name="ch8" chart:values-cell-range-address="Sheet1.G32:Sheet1.G52" chart:label-cell-address="Sheet1.G31:Sheet1.G31" chart:class="chart:line">
            <chart:data-point chart:repeated="21"/>
          </chart:series>
          <chart:series chart:style-name="ch9" chart:values-cell-range-address="Sheet1.H32:Sheet1.H52" chart:label-cell-address="Sheet1.H31:Sheet1.H31" chart:class="chart:line">
            <chart:data-point chart:repeated="21"/>
          </chart:series>
          <chart:series chart:style-name="ch10" chart:values-cell-range-address="Sheet1.I32:Sheet1.I52" chart:label-cell-address="Sheet1.I31:Sheet1.I31" chart:class="chart:line">
            <chart:data-point chart:repeated="21"/>
          </chart:series>
          <chart:series chart:style-name="ch11" chart:values-cell-range-address="Sheet1.J32:Sheet1.J52" chart:label-cell-address="Sheet1.J31:Sheet1.J31" chart:class="chart:line">
            <chart:data-point chart:repeated="21"/>
          </chart:series>
          <chart:series chart:style-name="ch12" chart:values-cell-range-address="Sheet1.K32:Sheet1.K52" chart:label-cell-address="Sheet1.K31:Sheet1.K31" chart:class="chart:line">
            <chart:data-point chart:repeated="21"/>
          </chart:series>
          <chart:series chart:style-name="ch13" chart:values-cell-range-address="Sheet1.L32:Sheet1.L52" chart:label-cell-address="Sheet1.L31:Sheet1.L31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10877842</text:p>
                <draw:g>
                  <svg:desc>Sheet1.E31:Sheet1.E31</svg:desc>
                </draw:g>
              </table:table-cell>
              <table:table-cell office:value-type="string">
                <text:p>0.1392363755</text:p>
                <draw:g>
                  <svg:desc>Sheet1.F31:Sheet1.F31</svg:desc>
                </draw:g>
              </table:table-cell>
              <table:table-cell office:value-type="string">
                <text:p>0.278472751</text:p>
                <draw:g>
                  <svg:desc>Sheet1.G31:Sheet1.G31</svg:desc>
                </draw:g>
              </table:table-cell>
              <table:table-cell office:value-type="string">
                <text:p>0.556945502</text:p>
                <draw:g>
                  <svg:desc>Sheet1.H31:Sheet1.H31</svg:desc>
                </draw:g>
              </table:table-cell>
              <table:table-cell office:value-type="string">
                <text:p>1.113891004</text:p>
                <draw:g>
                  <svg:desc>Sheet1.I31:Sheet1.I31</svg:desc>
                </draw:g>
              </table:table-cell>
              <table:table-cell office:value-type="string">
                <text:p>2.227782008</text:p>
                <draw:g>
                  <svg:desc>Sheet1.J31:Sheet1.J31</svg:desc>
                </draw:g>
              </table:table-cell>
              <table:table-cell office:value-type="string">
                <text:p>4.4555640161</text:p>
                <draw:g>
                  <svg:desc>Sheet1.K31:Sheet1.K31</svg:desc>
                </draw:g>
              </table:table-cell>
              <table:table-cell office:value-type="string">
                <text:p>8.9111280322</text:p>
                <draw:g>
                  <svg:desc>Sheet1.L31:Sheet1.L3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32:Sheet1.D52</svg:desc>
                </draw:g>
              </table:table-cell>
              <table:table-cell office:value-type="float" office:value="0.692395">
                <text:p>0.692395</text:p>
                <draw:g>
                  <svg:desc>Sheet1.E32:Sheet1.E52</svg:desc>
                </draw:g>
              </table:table-cell>
              <table:table-cell office:value-type="float" office:value="0.692395">
                <text:p>0.692395</text:p>
                <draw:g>
                  <svg:desc>Sheet1.F32:Sheet1.F52</svg:desc>
                </draw:g>
              </table:table-cell>
              <table:table-cell office:value-type="float" office:value="0.692395">
                <text:p>0.692395</text:p>
                <draw:g>
                  <svg:desc>Sheet1.G32:Sheet1.G52</svg:desc>
                </draw:g>
              </table:table-cell>
              <table:table-cell office:value-type="float" office:value="0.692395">
                <text:p>0.692395</text:p>
                <draw:g>
                  <svg:desc>Sheet1.H32:Sheet1.H52</svg:desc>
                </draw:g>
              </table:table-cell>
              <table:table-cell office:value-type="float" office:value="0.692395">
                <text:p>0.692395</text:p>
                <draw:g>
                  <svg:desc>Sheet1.I32:Sheet1.I52</svg:desc>
                </draw:g>
              </table:table-cell>
              <table:table-cell office:value-type="float" office:value="0.692395">
                <text:p>0.692395</text:p>
                <draw:g>
                  <svg:desc>Sheet1.J32:Sheet1.J52</svg:desc>
                </draw:g>
              </table:table-cell>
              <table:table-cell office:value-type="float" office:value="0.692395">
                <text:p>0.692395</text:p>
                <draw:g>
                  <svg:desc>Sheet1.K32:Sheet1.K52</svg:desc>
                </draw:g>
              </table:table-cell>
              <table:table-cell office:value-type="float" office:value="0.692395">
                <text:p>0.692395</text:p>
                <draw:g>
                  <svg:desc>Sheet1.L32:Sheet1.L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1492">
                <text:p>0.321492</text:p>
              </table:table-cell>
              <table:table-cell office:value-type="float" office:value="0.603632">
                <text:p>0.603632</text:p>
              </table:table-cell>
              <table:table-cell office:value-type="float" office:value="0.594292">
                <text:p>0.594292</text:p>
              </table:table-cell>
              <table:table-cell office:value-type="float" office:value="0.575264">
                <text:p>0.575264</text:p>
              </table:table-cell>
              <table:table-cell office:value-type="float" office:value="0.52574">
                <text:p>0.52574</text:p>
              </table:table-cell>
              <table:table-cell office:value-type="float" office:value="0.345942">
                <text:p>0.345942</text:p>
              </table:table-cell>
              <table:table-cell office:value-type="float" office:value="0.345224">
                <text:p>0.345224</text:p>
              </table:table-cell>
              <table:table-cell office:value-type="float" office:value="0.344662">
                <text:p>0.3446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3545">
                <text:p>0.323545</text:p>
              </table:table-cell>
              <table:table-cell office:value-type="float" office:value="0.498079">
                <text:p>0.498079</text:p>
              </table:table-cell>
              <table:table-cell office:value-type="float" office:value="0.475368">
                <text:p>0.475368</text:p>
              </table:table-cell>
              <table:table-cell office:value-type="float" office:value="0.411807">
                <text:p>0.411807</text:p>
              </table:table-cell>
              <table:table-cell office:value-type="float" office:value="0.32259">
                <text:p>0.32259</text:p>
              </table:table-cell>
              <table:table-cell office:value-type="float" office:value="0.329567">
                <text:p>0.329567</text:p>
              </table:table-cell>
              <table:table-cell office:value-type="float" office:value="0.329625">
                <text:p>0.329625</text:p>
              </table:table-cell>
              <table:table-cell office:value-type="float" office:value="0.329615">
                <text:p>0.3296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8593">
                <text:p>0.318593</text:p>
              </table:table-cell>
              <table:table-cell office:value-type="float" office:value="2.31792">
                <text:p>2.31792</text:p>
              </table:table-cell>
              <table:table-cell office:value-type="float" office:value="0.693835">
                <text:p>0.693835</text:p>
              </table:table-cell>
              <table:table-cell office:value-type="float" office:value="0.681026">
                <text:p>0.681026</text:p>
              </table:table-cell>
              <table:table-cell office:value-type="float" office:value="0.400872">
                <text:p>0.400872</text:p>
              </table:table-cell>
              <table:table-cell office:value-type="float" office:value="0.333263">
                <text:p>0.333263</text:p>
              </table:table-cell>
              <table:table-cell office:value-type="float" office:value="0.334045">
                <text:p>0.334045</text:p>
              </table:table-cell>
              <table:table-cell office:value-type="float" office:value="0.334538">
                <text:p>0.3345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7919">
                <text:p>0.317919</text:p>
              </table:table-cell>
              <table:table-cell office:value-type="float" office:value="0.663515">
                <text:p>0.663515</text:p>
              </table:table-cell>
              <table:table-cell office:value-type="float" office:value="0.657163">
                <text:p>0.657163</text:p>
              </table:table-cell>
              <table:table-cell office:value-type="float" office:value="0.647442">
                <text:p>0.647442</text:p>
              </table:table-cell>
              <table:table-cell office:value-type="float" office:value="0.648208">
                <text:p>0.648208</text:p>
              </table:table-cell>
              <table:table-cell office:value-type="float" office:value="0.604919">
                <text:p>0.604919</text:p>
              </table:table-cell>
              <table:table-cell office:value-type="float" office:value="0.599163">
                <text:p>0.599163</text:p>
              </table:table-cell>
              <table:table-cell office:value-type="float" office:value="0.598389">
                <text:p>0.5983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3644">
                <text:p>0.313644</text:p>
              </table:table-cell>
              <table:table-cell office:value-type="float" office:value="0.651601">
                <text:p>0.651601</text:p>
              </table:table-cell>
              <table:table-cell office:value-type="float" office:value="0.648667">
                <text:p>0.648667</text:p>
              </table:table-cell>
              <table:table-cell office:value-type="float" office:value="0.648221">
                <text:p>0.648221</text:p>
              </table:table-cell>
              <table:table-cell office:value-type="float" office:value="0.6478">
                <text:p>0.6478</text:p>
              </table:table-cell>
              <table:table-cell office:value-type="float" office:value="0.599884">
                <text:p>0.599884</text:p>
              </table:table-cell>
              <table:table-cell office:value-type="float" office:value="0.600429">
                <text:p>0.600429</text:p>
              </table:table-cell>
              <table:table-cell office:value-type="float" office:value="0.601607">
                <text:p>0.6016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16315">
                <text:p>0.316315</text:p>
              </table:table-cell>
              <table:table-cell office:value-type="float" office:value="2.29827">
                <text:p>2.29827</text:p>
              </table:table-cell>
              <table:table-cell office:value-type="float" office:value="0.836544">
                <text:p>0.836544</text:p>
              </table:table-cell>
              <table:table-cell office:value-type="float" office:value="0.839975">
                <text:p>0.839975</text:p>
              </table:table-cell>
              <table:table-cell office:value-type="float" office:value="0.375699">
                <text:p>0.375699</text:p>
              </table:table-cell>
              <table:table-cell office:value-type="float" office:value="0.330869">
                <text:p>0.330869</text:p>
              </table:table-cell>
              <table:table-cell office:value-type="float" office:value="0.33089">
                <text:p>0.33089</text:p>
              </table:table-cell>
              <table:table-cell office:value-type="float" office:value="0.330486">
                <text:p>0.3304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20587">
                <text:p>0.320587</text:p>
              </table:table-cell>
              <table:table-cell office:value-type="float" office:value="2.347">
                <text:p>2.347</text:p>
              </table:table-cell>
              <table:table-cell office:value-type="float" office:value="0.67094">
                <text:p>0.67094</text:p>
              </table:table-cell>
              <table:table-cell office:value-type="float" office:value="0.657261">
                <text:p>0.657261</text:p>
              </table:table-cell>
              <table:table-cell office:value-type="float" office:value="0.571851">
                <text:p>0.571851</text:p>
              </table:table-cell>
              <table:table-cell office:value-type="float" office:value="0.426711">
                <text:p>0.426711</text:p>
              </table:table-cell>
              <table:table-cell office:value-type="float" office:value="0.424384">
                <text:p>0.424384</text:p>
              </table:table-cell>
              <table:table-cell office:value-type="float" office:value="0.42609">
                <text:p>0.426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2979">
                <text:p>0.312979</text:p>
              </table:table-cell>
              <table:table-cell office:value-type="float" office:value="0.465523">
                <text:p>0.465523</text:p>
              </table:table-cell>
              <table:table-cell office:value-type="float" office:value="0.467366">
                <text:p>0.467366</text:p>
              </table:table-cell>
              <table:table-cell office:value-type="float" office:value="0.398271">
                <text:p>0.398271</text:p>
              </table:table-cell>
              <table:table-cell office:value-type="float" office:value="0.312507">
                <text:p>0.312507</text:p>
              </table:table-cell>
              <table:table-cell office:value-type="float" office:value="0.329329">
                <text:p>0.329329</text:p>
              </table:table-cell>
              <table:table-cell office:value-type="float" office:value="0.328241">
                <text:p>0.328241</text:p>
              </table:table-cell>
              <table:table-cell office:value-type="float" office:value="0.3276">
                <text:p>0.32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11287">
                <text:p>0.311287</text:p>
              </table:table-cell>
              <table:table-cell office:value-type="float" office:value="0.520179">
                <text:p>0.520179</text:p>
              </table:table-cell>
              <table:table-cell office:value-type="float" office:value="0.506487">
                <text:p>0.506487</text:p>
              </table:table-cell>
              <table:table-cell office:value-type="float" office:value="0.50465">
                <text:p>0.50465</text:p>
              </table:table-cell>
              <table:table-cell office:value-type="float" office:value="0.506807">
                <text:p>0.506807</text:p>
              </table:table-cell>
              <table:table-cell office:value-type="float" office:value="0.371171">
                <text:p>0.371171</text:p>
              </table:table-cell>
              <table:table-cell office:value-type="float" office:value="0.369423">
                <text:p>0.369423</text:p>
              </table:table-cell>
              <table:table-cell office:value-type="float" office:value="0.37015">
                <text:p>0.370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3393">
                <text:p>0.313393</text:p>
              </table:table-cell>
              <table:table-cell office:value-type="float" office:value="0.466878">
                <text:p>0.466878</text:p>
              </table:table-cell>
              <table:table-cell office:value-type="float" office:value="0.467173">
                <text:p>0.467173</text:p>
              </table:table-cell>
              <table:table-cell office:value-type="float" office:value="0.421271">
                <text:p>0.421271</text:p>
              </table:table-cell>
              <table:table-cell office:value-type="float" office:value="0.357434">
                <text:p>0.357434</text:p>
              </table:table-cell>
              <table:table-cell office:value-type="float" office:value="0.313629">
                <text:p>0.313629</text:p>
              </table:table-cell>
              <table:table-cell office:value-type="float" office:value="0.313236">
                <text:p>0.313236</text:p>
              </table:table-cell>
              <table:table-cell office:value-type="float" office:value="0.312894">
                <text:p>0.3128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2481">
                <text:p>0.312481</text:p>
              </table:table-cell>
              <table:table-cell office:value-type="float" office:value="0.395877">
                <text:p>0.395877</text:p>
              </table:table-cell>
              <table:table-cell office:value-type="float" office:value="0.408666">
                <text:p>0.408666</text:p>
              </table:table-cell>
              <table:table-cell office:value-type="float" office:value="0.409956">
                <text:p>0.409956</text:p>
              </table:table-cell>
              <table:table-cell office:value-type="float" office:value="0.336736">
                <text:p>0.336736</text:p>
              </table:table-cell>
              <table:table-cell office:value-type="float" office:value="0.330808">
                <text:p>0.330808</text:p>
              </table:table-cell>
              <table:table-cell office:value-type="float" office:value="0.330176">
                <text:p>0.330176</text:p>
              </table:table-cell>
              <table:table-cell office:value-type="float" office:value="0.330836">
                <text:p>0.3308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0175">
                <text:p>0.310175</text:p>
              </table:table-cell>
              <table:table-cell office:value-type="float" office:value="0.64292">
                <text:p>0.64292</text:p>
              </table:table-cell>
              <table:table-cell office:value-type="float" office:value="0.64121">
                <text:p>0.64121</text:p>
              </table:table-cell>
              <table:table-cell office:value-type="float" office:value="0.639581">
                <text:p>0.639581</text:p>
              </table:table-cell>
              <table:table-cell office:value-type="float" office:value="0.639167">
                <text:p>0.639167</text:p>
              </table:table-cell>
              <table:table-cell office:value-type="float" office:value="0.587019">
                <text:p>0.587019</text:p>
              </table:table-cell>
              <table:table-cell office:value-type="float" office:value="0.58771">
                <text:p>0.58771</text:p>
              </table:table-cell>
              <table:table-cell office:value-type="float" office:value="0.588332">
                <text:p>0.5883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11182">
                <text:p>0.311182</text:p>
              </table:table-cell>
              <table:table-cell office:value-type="float" office:value="0.338331">
                <text:p>0.338331</text:p>
              </table:table-cell>
              <table:table-cell office:value-type="float" office:value="0.58754">
                <text:p>0.58754</text:p>
              </table:table-cell>
              <table:table-cell office:value-type="float" office:value="0.586176">
                <text:p>0.586176</text:p>
              </table:table-cell>
              <table:table-cell office:value-type="float" office:value="0.338922">
                <text:p>0.338922</text:p>
              </table:table-cell>
              <table:table-cell office:value-type="float" office:value="0.329658">
                <text:p>0.329658</text:p>
              </table:table-cell>
              <table:table-cell office:value-type="float" office:value="0.330061">
                <text:p>0.330061</text:p>
              </table:table-cell>
              <table:table-cell office:value-type="float" office:value="0.330306">
                <text:p>0.3303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09766">
                <text:p>0.309766</text:p>
              </table:table-cell>
              <table:table-cell office:value-type="float" office:value="0.548243">
                <text:p>0.548243</text:p>
              </table:table-cell>
              <table:table-cell office:value-type="float" office:value="0.536527">
                <text:p>0.536527</text:p>
              </table:table-cell>
              <table:table-cell office:value-type="float" office:value="0.505635">
                <text:p>0.505635</text:p>
              </table:table-cell>
              <table:table-cell office:value-type="float" office:value="0.503209">
                <text:p>0.503209</text:p>
              </table:table-cell>
              <table:table-cell office:value-type="float" office:value="0.354958">
                <text:p>0.354958</text:p>
              </table:table-cell>
              <table:table-cell office:value-type="float" office:value="0.35523">
                <text:p>0.35523</text:p>
              </table:table-cell>
              <table:table-cell office:value-type="float" office:value="0.355223">
                <text:p>0.3552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0685">
                <text:p>0.310685</text:p>
              </table:table-cell>
              <table:table-cell office:value-type="float" office:value="0.382705">
                <text:p>0.382705</text:p>
              </table:table-cell>
              <table:table-cell office:value-type="float" office:value="0.391319">
                <text:p>0.391319</text:p>
              </table:table-cell>
              <table:table-cell office:value-type="float" office:value="0.389062">
                <text:p>0.389062</text:p>
              </table:table-cell>
              <table:table-cell office:value-type="float" office:value="0.495952">
                <text:p>0.495952</text:p>
              </table:table-cell>
              <table:table-cell office:value-type="float" office:value="0.360466">
                <text:p>0.360466</text:p>
              </table:table-cell>
              <table:table-cell office:value-type="float" office:value="0.360807">
                <text:p>0.360807</text:p>
              </table:table-cell>
              <table:table-cell office:value-type="float" office:value="0.36086">
                <text:p>0.360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9926">
                <text:p>0.309926</text:p>
              </table:table-cell>
              <table:table-cell office:value-type="float" office:value="0.38572">
                <text:p>0.38572</text:p>
              </table:table-cell>
              <table:table-cell office:value-type="float" office:value="0.389262">
                <text:p>0.389262</text:p>
              </table:table-cell>
              <table:table-cell office:value-type="float" office:value="0.393619">
                <text:p>0.393619</text:p>
              </table:table-cell>
              <table:table-cell office:value-type="float" office:value="0.322325">
                <text:p>0.322325</text:p>
              </table:table-cell>
              <table:table-cell office:value-type="float" office:value="0.313146">
                <text:p>0.313146</text:p>
              </table:table-cell>
              <table:table-cell office:value-type="float" office:value="0.313175">
                <text:p>0.313175</text:p>
              </table:table-cell>
              <table:table-cell office:value-type="float" office:value="0.31343">
                <text:p>0.313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14522">
                <text:p>0.314522</text:p>
              </table:table-cell>
              <table:table-cell office:value-type="float" office:value="0.615044">
                <text:p>0.615044</text:p>
              </table:table-cell>
              <table:table-cell office:value-type="float" office:value="0.606191">
                <text:p>0.606191</text:p>
              </table:table-cell>
              <table:table-cell office:value-type="float" office:value="0.590689">
                <text:p>0.590689</text:p>
              </table:table-cell>
              <table:table-cell office:value-type="float" office:value="0.591551">
                <text:p>0.591551</text:p>
              </table:table-cell>
              <table:table-cell office:value-type="float" office:value="0.593427">
                <text:p>0.593427</text:p>
              </table:table-cell>
              <table:table-cell office:value-type="float" office:value="0.593119">
                <text:p>0.593119</text:p>
              </table:table-cell>
              <table:table-cell office:value-type="float" office:value="0.591339">
                <text:p>0.5913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9941">
                <text:p>0.309941</text:p>
              </table:table-cell>
              <table:table-cell office:value-type="float" office:value="0.623513">
                <text:p>0.623513</text:p>
              </table:table-cell>
              <table:table-cell office:value-type="float" office:value="0.620791">
                <text:p>0.620791</text:p>
              </table:table-cell>
              <table:table-cell office:value-type="float" office:value="0.620461">
                <text:p>0.620461</text:p>
              </table:table-cell>
              <table:table-cell office:value-type="float" office:value="0.595741">
                <text:p>0.595741</text:p>
              </table:table-cell>
              <table:table-cell office:value-type="float" office:value="0.595395">
                <text:p>0.595395</text:p>
              </table:table-cell>
              <table:table-cell office:value-type="float" office:value="0.597117">
                <text:p>0.597117</text:p>
              </table:table-cell>
              <table:table-cell office:value-type="float" office:value="0.596282">
                <text:p>0.5962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16728">
                <text:p>0.316728</text:p>
              </table:table-cell>
              <table:table-cell office:value-type="float" office:value="0.386995">
                <text:p>0.386995</text:p>
              </table:table-cell>
              <table:table-cell office:value-type="float" office:value="0.388807">
                <text:p>0.388807</text:p>
              </table:table-cell>
              <table:table-cell office:value-type="float" office:value="0.389042">
                <text:p>0.389042</text:p>
              </table:table-cell>
              <table:table-cell office:value-type="float" office:value="0.39475">
                <text:p>0.39475</text:p>
              </table:table-cell>
              <table:table-cell office:value-type="float" office:value="0.324651">
                <text:p>0.324651</text:p>
              </table:table-cell>
              <table:table-cell office:value-type="float" office:value="0.324695">
                <text:p>0.324695</text:p>
              </table:table-cell>
              <table:table-cell office:value-type="float" office:value="0.324615">
                <text:p>0.3246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9173">
                <text:p>0.309173</text:p>
              </table:table-cell>
              <table:table-cell office:value-type="float" office:value="2.20608">
                <text:p>2.20608</text:p>
              </table:table-cell>
              <table:table-cell office:value-type="float" office:value="0.596103">
                <text:p>0.596103</text:p>
              </table:table-cell>
              <table:table-cell office:value-type="float" office:value="0.596106">
                <text:p>0.596106</text:p>
              </table:table-cell>
              <table:table-cell office:value-type="float" office:value="0.752464">
                <text:p>0.752464</text:p>
              </table:table-cell>
              <table:table-cell office:value-type="float" office:value="0.49606">
                <text:p>0.49606</text:p>
              </table:table-cell>
              <table:table-cell office:value-type="float" office:value="0.490124">
                <text:p>0.490124</text:p>
              </table:table-cell>
              <table:table-cell office:value-type="float" office:value="0.489727">
                <text:p>0.489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D58:Sheet1.L79" chart:data-source-has-labels="both" svg:x="0.32cm" svg:y="0.18cm" svg:width="11.704cm" svg:height="8.645cm">
          <chartooo:coordinate-region svg:x="0.756cm" svg:y="0.379cm" svg:width="11.081cm" svg:height="7.799cm"/>
          <chart:axis chart:dimension="x" chart:name="primary-x" chart:style-name="ch4" chartooo:axis-type="auto">
            <chartooo:date-scale/>
            <chart:categories table:cell-range-address="Sheet1.D59:Sheet1.D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9:Sheet1.E79" chart:label-cell-address="Sheet1.E58:Sheet1.E58" chart:class="chart:line">
            <chart:data-point chart:repeated="21"/>
          </chart:series>
          <chart:series chart:style-name="ch7" chart:values-cell-range-address="Sheet1.F59:Sheet1.F79" chart:label-cell-address="Sheet1.F58:Sheet1.F58" chart:class="chart:line">
            <chart:data-point chart:repeated="21"/>
          </chart:series>
          <chart:series chart:style-name="ch8" chart:values-cell-range-address="Sheet1.G59:Sheet1.G79" chart:label-cell-address="Sheet1.G58:Sheet1.G58" chart:class="chart:line">
            <chart:data-point chart:repeated="21"/>
          </chart:series>
          <chart:series chart:style-name="ch9" chart:values-cell-range-address="Sheet1.H59:Sheet1.H79" chart:label-cell-address="Sheet1.H58:Sheet1.H58" chart:class="chart:line">
            <chart:data-point chart:repeated="21"/>
          </chart:series>
          <chart:series chart:style-name="ch10" chart:values-cell-range-address="Sheet1.I59:Sheet1.I79" chart:label-cell-address="Sheet1.I58:Sheet1.I58" chart:class="chart:line">
            <chart:data-point chart:repeated="21"/>
          </chart:series>
          <chart:series chart:style-name="ch11" chart:values-cell-range-address="Sheet1.J59:Sheet1.J79" chart:label-cell-address="Sheet1.J58:Sheet1.J58" chart:class="chart:line">
            <chart:data-point chart:repeated="21"/>
          </chart:series>
          <chart:series chart:style-name="ch12" chart:values-cell-range-address="Sheet1.K59:Sheet1.K79" chart:label-cell-address="Sheet1.K58:Sheet1.K58" chart:class="chart:line">
            <chart:data-point chart:repeated="21"/>
          </chart:series>
          <chart:series chart:style-name="ch13" chart:values-cell-range-address="Sheet1.L59:Sheet1.L79" chart:label-cell-address="Sheet1.L58:Sheet1.L58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10877842</text:p>
                <draw:g>
                  <svg:desc>Sheet1.E58:Sheet1.E58</svg:desc>
                </draw:g>
              </table:table-cell>
              <table:table-cell office:value-type="string">
                <text:p>1.113891004</text:p>
                <draw:g>
                  <svg:desc>Sheet1.F58:Sheet1.F58</svg:desc>
                </draw:g>
              </table:table-cell>
              <table:table-cell office:value-type="string">
                <text:p>2.227782008</text:p>
                <draw:g>
                  <svg:desc>Sheet1.G58:Sheet1.G58</svg:desc>
                </draw:g>
              </table:table-cell>
              <table:table-cell office:value-type="string">
                <text:p>4.4555640161</text:p>
                <draw:g>
                  <svg:desc>Sheet1.H58:Sheet1.H58</svg:desc>
                </draw:g>
              </table:table-cell>
              <table:table-cell office:value-type="string">
                <text:p>8.9111280322</text:p>
                <draw:g>
                  <svg:desc>Sheet1.I58:Sheet1.I58</svg:desc>
                </draw:g>
              </table:table-cell>
              <table:table-cell office:value-type="string">
                <text:p>17.8222560644</text:p>
                <draw:g>
                  <svg:desc>Sheet1.J58:Sheet1.J58</svg:desc>
                </draw:g>
              </table:table-cell>
              <table:table-cell office:value-type="string">
                <text:p>35.6445121288</text:p>
                <draw:g>
                  <svg:desc>Sheet1.K58:Sheet1.K58</svg:desc>
                </draw:g>
              </table:table-cell>
              <table:table-cell office:value-type="string">
                <text:p>71.2890242576</text:p>
                <draw:g>
                  <svg:desc>Sheet1.L58:Sheet1.L5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9:Sheet1.D79</svg:desc>
                </draw:g>
              </table:table-cell>
              <table:table-cell office:value-type="float" office:value="0.692395">
                <text:p>0.692395</text:p>
                <draw:g>
                  <svg:desc>Sheet1.E59:Sheet1.E79</svg:desc>
                </draw:g>
              </table:table-cell>
              <table:table-cell office:value-type="float" office:value="0.692395">
                <text:p>0.692395</text:p>
                <draw:g>
                  <svg:desc>Sheet1.F59:Sheet1.F79</svg:desc>
                </draw:g>
              </table:table-cell>
              <table:table-cell office:value-type="float" office:value="0.692395">
                <text:p>0.692395</text:p>
                <draw:g>
                  <svg:desc>Sheet1.G59:Sheet1.G79</svg:desc>
                </draw:g>
              </table:table-cell>
              <table:table-cell office:value-type="float" office:value="0.692395">
                <text:p>0.692395</text:p>
                <draw:g>
                  <svg:desc>Sheet1.H59:Sheet1.H79</svg:desc>
                </draw:g>
              </table:table-cell>
              <table:table-cell office:value-type="float" office:value="0.692395">
                <text:p>0.692395</text:p>
                <draw:g>
                  <svg:desc>Sheet1.I59:Sheet1.I79</svg:desc>
                </draw:g>
              </table:table-cell>
              <table:table-cell office:value-type="float" office:value="0.692395">
                <text:p>0.692395</text:p>
                <draw:g>
                  <svg:desc>Sheet1.J59:Sheet1.J79</svg:desc>
                </draw:g>
              </table:table-cell>
              <table:table-cell office:value-type="float" office:value="0.692395">
                <text:p>0.692395</text:p>
                <draw:g>
                  <svg:desc>Sheet1.K59:Sheet1.K79</svg:desc>
                </draw:g>
              </table:table-cell>
              <table:table-cell office:value-type="float" office:value="0.692395">
                <text:p>0.692395</text:p>
                <draw:g>
                  <svg:desc>Sheet1.L59:Sheet1.L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1492">
                <text:p>0.321492</text:p>
              </table:table-cell>
              <table:table-cell office:value-type="float" office:value="0.78525">
                <text:p>0.78525</text:p>
              </table:table-cell>
              <table:table-cell office:value-type="float" office:value="0.759872">
                <text:p>0.759872</text:p>
              </table:table-cell>
              <table:table-cell office:value-type="float" office:value="0.72098">
                <text:p>0.72098</text:p>
              </table:table-cell>
              <table:table-cell office:value-type="float" office:value="0.550227">
                <text:p>0.550227</text:p>
              </table:table-cell>
              <table:table-cell office:value-type="float" office:value="0.345946">
                <text:p>0.345946</text:p>
              </table:table-cell>
              <table:table-cell office:value-type="float" office:value="0.378259">
                <text:p>0.378259</text:p>
              </table:table-cell>
              <table:table-cell office:value-type="float" office:value="0.3784">
                <text:p>0.37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3545">
                <text:p>0.323545</text:p>
              </table:table-cell>
              <table:table-cell office:value-type="float" office:value="0.554949">
                <text:p>0.554949</text:p>
              </table:table-cell>
              <table:table-cell office:value-type="float" office:value="0.547029">
                <text:p>0.547029</text:p>
              </table:table-cell>
              <table:table-cell office:value-type="float" office:value="0.546075">
                <text:p>0.546075</text:p>
              </table:table-cell>
              <table:table-cell office:value-type="float" office:value="0.546243">
                <text:p>0.546243</text:p>
              </table:table-cell>
              <table:table-cell office:value-type="float" office:value="0.317628">
                <text:p>0.317628</text:p>
              </table:table-cell>
              <table:table-cell office:value-type="float" office:value="0.349823">
                <text:p>0.349823</text:p>
              </table:table-cell>
              <table:table-cell office:value-type="float" office:value="0.349881">
                <text:p>0.3498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8593">
                <text:p>0.318593</text:p>
              </table:table-cell>
              <table:table-cell office:value-type="float" office:value="0.726559">
                <text:p>0.726559</text:p>
              </table:table-cell>
              <table:table-cell office:value-type="float" office:value="0.71617">
                <text:p>0.71617</text:p>
              </table:table-cell>
              <table:table-cell office:value-type="float" office:value="0.712543">
                <text:p>0.712543</text:p>
              </table:table-cell>
              <table:table-cell office:value-type="float" office:value="0.538728">
                <text:p>0.538728</text:p>
              </table:table-cell>
              <table:table-cell office:value-type="float" office:value="0.377277">
                <text:p>0.377277</text:p>
              </table:table-cell>
              <table:table-cell office:value-type="float" office:value="0.320091">
                <text:p>0.320091</text:p>
              </table:table-cell>
              <table:table-cell office:value-type="float" office:value="0.320024">
                <text:p>0.3200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7919">
                <text:p>0.317919</text:p>
              </table:table-cell>
              <table:table-cell office:value-type="float" office:value="0.702089">
                <text:p>0.702089</text:p>
              </table:table-cell>
              <table:table-cell office:value-type="float" office:value="0.659502">
                <text:p>0.659502</text:p>
              </table:table-cell>
              <table:table-cell office:value-type="float" office:value="0.534029">
                <text:p>0.534029</text:p>
              </table:table-cell>
              <table:table-cell office:value-type="float" office:value="0.533288">
                <text:p>0.533288</text:p>
              </table:table-cell>
              <table:table-cell office:value-type="float" office:value="0.341536">
                <text:p>0.341536</text:p>
              </table:table-cell>
              <table:table-cell office:value-type="float" office:value="0.329709">
                <text:p>0.329709</text:p>
              </table:table-cell>
              <table:table-cell office:value-type="float" office:value="0.329437">
                <text:p>0.3294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3644">
                <text:p>0.313644</text:p>
              </table:table-cell>
              <table:table-cell office:value-type="float" office:value="0.799601">
                <text:p>0.799601</text:p>
              </table:table-cell>
              <table:table-cell office:value-type="float" office:value="0.777805">
                <text:p>0.777805</text:p>
              </table:table-cell>
              <table:table-cell office:value-type="float" office:value="0.774837">
                <text:p>0.774837</text:p>
              </table:table-cell>
              <table:table-cell office:value-type="float" office:value="0.774233">
                <text:p>0.774233</text:p>
              </table:table-cell>
              <table:table-cell office:value-type="float" office:value="0.773069">
                <text:p>0.773069</text:p>
              </table:table-cell>
              <table:table-cell office:value-type="float" office:value="0.318411">
                <text:p>0.318411</text:p>
              </table:table-cell>
              <table:table-cell office:value-type="float" office:value="0.318582">
                <text:p>0.3185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16315">
                <text:p>0.316315</text:p>
              </table:table-cell>
              <table:table-cell office:value-type="float" office:value="0.666589">
                <text:p>0.666589</text:p>
              </table:table-cell>
              <table:table-cell office:value-type="float" office:value="0.658311">
                <text:p>0.658311</text:p>
              </table:table-cell>
              <table:table-cell office:value-type="float" office:value="0.543271">
                <text:p>0.543271</text:p>
              </table:table-cell>
              <table:table-cell office:value-type="float" office:value="0.540641">
                <text:p>0.540641</text:p>
              </table:table-cell>
              <table:table-cell office:value-type="float" office:value="0.318021">
                <text:p>0.318021</text:p>
              </table:table-cell>
              <table:table-cell office:value-type="float" office:value="0.312714">
                <text:p>0.312714</text:p>
              </table:table-cell>
              <table:table-cell office:value-type="float" office:value="0.312679">
                <text:p>0.312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20587">
                <text:p>0.320587</text:p>
              </table:table-cell>
              <table:table-cell office:value-type="float" office:value="0.798596">
                <text:p>0.798596</text:p>
              </table:table-cell>
              <table:table-cell office:value-type="float" office:value="0.776292">
                <text:p>0.776292</text:p>
              </table:table-cell>
              <table:table-cell office:value-type="float" office:value="0.773499">
                <text:p>0.773499</text:p>
              </table:table-cell>
              <table:table-cell office:value-type="float" office:value="0.773059">
                <text:p>0.773059</text:p>
              </table:table-cell>
              <table:table-cell office:value-type="float" office:value="0.772197">
                <text:p>0.772197</text:p>
              </table:table-cell>
              <table:table-cell office:value-type="float" office:value="0.339538">
                <text:p>0.339538</text:p>
              </table:table-cell>
              <table:table-cell office:value-type="float" office:value="0.339673">
                <text:p>0.3396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2979">
                <text:p>0.312979</text:p>
              </table:table-cell>
              <table:table-cell office:value-type="float" office:value="4.42281">
                <text:p>4.42281</text:p>
              </table:table-cell>
              <table:table-cell office:value-type="float" office:value="4.3068">
                <text:p>4.3068</text:p>
              </table:table-cell>
              <table:table-cell office:value-type="float" office:value="4.30817">
                <text:p>4.30817</text:p>
              </table:table-cell>
              <table:table-cell office:value-type="float" office:value="4.34805">
                <text:p>4.34805</text:p>
              </table:table-cell>
              <table:table-cell office:value-type="float" office:value="0.365119">
                <text:p>0.365119</text:p>
              </table:table-cell>
              <table:table-cell office:value-type="float" office:value="0.329513">
                <text:p>0.329513</text:p>
              </table:table-cell>
              <table:table-cell office:value-type="float" office:value="0.329089">
                <text:p>0.3290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11287">
                <text:p>0.311287</text:p>
              </table:table-cell>
              <table:table-cell office:value-type="float" office:value="0.664671">
                <text:p>0.664671</text:p>
              </table:table-cell>
              <table:table-cell office:value-type="float" office:value="0.655024">
                <text:p>0.655024</text:p>
              </table:table-cell>
              <table:table-cell office:value-type="float" office:value="0.534582">
                <text:p>0.534582</text:p>
              </table:table-cell>
              <table:table-cell office:value-type="float" office:value="0.531882">
                <text:p>0.531882</text:p>
              </table:table-cell>
              <table:table-cell office:value-type="float" office:value="0.347571">
                <text:p>0.347571</text:p>
              </table:table-cell>
              <table:table-cell office:value-type="float" office:value="0.325617">
                <text:p>0.325617</text:p>
              </table:table-cell>
              <table:table-cell office:value-type="float" office:value="0.325607">
                <text:p>0.3256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3393">
                <text:p>0.313393</text:p>
              </table:table-cell>
              <table:table-cell office:value-type="float" office:value="0.756929">
                <text:p>0.756929</text:p>
              </table:table-cell>
              <table:table-cell office:value-type="float" office:value="0.747877">
                <text:p>0.747877</text:p>
              </table:table-cell>
              <table:table-cell office:value-type="float" office:value="0.708259">
                <text:p>0.708259</text:p>
              </table:table-cell>
              <table:table-cell office:value-type="float" office:value="0.541573">
                <text:p>0.541573</text:p>
              </table:table-cell>
              <table:table-cell office:value-type="float" office:value="0.318327">
                <text:p>0.318327</text:p>
              </table:table-cell>
              <table:table-cell office:value-type="float" office:value="0.379301">
                <text:p>0.379301</text:p>
              </table:table-cell>
              <table:table-cell office:value-type="float" office:value="0.379835">
                <text:p>0.3798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2481">
                <text:p>0.312481</text:p>
              </table:table-cell>
              <table:table-cell office:value-type="float" office:value="0.823234">
                <text:p>0.823234</text:p>
              </table:table-cell>
              <table:table-cell office:value-type="float" office:value="0.813674">
                <text:p>0.813674</text:p>
              </table:table-cell>
              <table:table-cell office:value-type="float" office:value="0.812446">
                <text:p>0.812446</text:p>
              </table:table-cell>
              <table:table-cell office:value-type="float" office:value="0.770701">
                <text:p>0.770701</text:p>
              </table:table-cell>
              <table:table-cell office:value-type="float" office:value="0.771351">
                <text:p>0.771351</text:p>
              </table:table-cell>
              <table:table-cell office:value-type="float" office:value="0.321768">
                <text:p>0.321768</text:p>
              </table:table-cell>
              <table:table-cell office:value-type="float" office:value="0.322221">
                <text:p>0.3222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0175">
                <text:p>0.310175</text:p>
              </table:table-cell>
              <table:table-cell office:value-type="float" office:value="0.546724">
                <text:p>0.546724</text:p>
              </table:table-cell>
              <table:table-cell office:value-type="float" office:value="0.537656">
                <text:p>0.537656</text:p>
              </table:table-cell>
              <table:table-cell office:value-type="float" office:value="0.539241">
                <text:p>0.539241</text:p>
              </table:table-cell>
              <table:table-cell office:value-type="float" office:value="0.53929">
                <text:p>0.53929</text:p>
              </table:table-cell>
              <table:table-cell office:value-type="float" office:value="0.310318">
                <text:p>0.310318</text:p>
              </table:table-cell>
              <table:table-cell office:value-type="float" office:value="0.310692">
                <text:p>0.310692</text:p>
              </table:table-cell>
              <table:table-cell office:value-type="float" office:value="0.310635">
                <text:p>0.3106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11182">
                <text:p>0.311182</text:p>
              </table:table-cell>
              <table:table-cell office:value-type="float" office:value="0.619249">
                <text:p>0.619249</text:p>
              </table:table-cell>
              <table:table-cell office:value-type="float" office:value="0.534968">
                <text:p>0.534968</text:p>
              </table:table-cell>
              <table:table-cell office:value-type="float" office:value="0.534963">
                <text:p>0.534963</text:p>
              </table:table-cell>
              <table:table-cell office:value-type="float" office:value="0.53549">
                <text:p>0.53549</text:p>
              </table:table-cell>
              <table:table-cell office:value-type="float" office:value="0.312805">
                <text:p>0.312805</text:p>
              </table:table-cell>
              <table:table-cell office:value-type="float" office:value="0.326509">
                <text:p>0.326509</text:p>
              </table:table-cell>
              <table:table-cell office:value-type="float" office:value="0.326302">
                <text:p>0.3263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09766">
                <text:p>0.309766</text:p>
              </table:table-cell>
              <table:table-cell office:value-type="float" office:value="0.770174">
                <text:p>0.770174</text:p>
              </table:table-cell>
              <table:table-cell office:value-type="float" office:value="0.747532">
                <text:p>0.747532</text:p>
              </table:table-cell>
              <table:table-cell office:value-type="float" office:value="0.706911">
                <text:p>0.706911</text:p>
              </table:table-cell>
              <table:table-cell office:value-type="float" office:value="0.534997">
                <text:p>0.534997</text:p>
              </table:table-cell>
              <table:table-cell office:value-type="float" office:value="0.315026">
                <text:p>0.315026</text:p>
              </table:table-cell>
              <table:table-cell office:value-type="float" office:value="0.334942">
                <text:p>0.334942</text:p>
              </table:table-cell>
              <table:table-cell office:value-type="float" office:value="0.334726">
                <text:p>0.3347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0685">
                <text:p>0.310685</text:p>
              </table:table-cell>
              <table:table-cell office:value-type="float" office:value="4.36683">
                <text:p>4.36683</text:p>
              </table:table-cell>
              <table:table-cell office:value-type="float" office:value="4.24749">
                <text:p>4.24749</text:p>
              </table:table-cell>
              <table:table-cell office:value-type="float" office:value="4.25781">
                <text:p>4.25781</text:p>
              </table:table-cell>
              <table:table-cell office:value-type="float" office:value="4.28002">
                <text:p>4.28002</text:p>
              </table:table-cell>
              <table:table-cell office:value-type="float" office:value="0.413036">
                <text:p>0.413036</text:p>
              </table:table-cell>
              <table:table-cell office:value-type="float" office:value="0.33114">
                <text:p>0.33114</text:p>
              </table:table-cell>
              <table:table-cell office:value-type="float" office:value="0.331184">
                <text:p>0.3311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9926">
                <text:p>0.309926</text:p>
              </table:table-cell>
              <table:table-cell office:value-type="float" office:value="1.9791">
                <text:p>1.9791</text:p>
              </table:table-cell>
              <table:table-cell office:value-type="float" office:value="1.91967">
                <text:p>1.91967</text:p>
              </table:table-cell>
              <table:table-cell office:value-type="float" office:value="1.90828">
                <text:p>1.90828</text:p>
              </table:table-cell>
              <table:table-cell office:value-type="float" office:value="1.91682">
                <text:p>1.91682</text:p>
              </table:table-cell>
              <table:table-cell office:value-type="float" office:value="0.310343">
                <text:p>0.310343</text:p>
              </table:table-cell>
              <table:table-cell office:value-type="float" office:value="0.315514">
                <text:p>0.315514</text:p>
              </table:table-cell>
              <table:table-cell office:value-type="float" office:value="0.315387">
                <text:p>0.3153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14522">
                <text:p>0.314522</text:p>
              </table:table-cell>
              <table:table-cell office:value-type="float" office:value="0.813657">
                <text:p>0.813657</text:p>
              </table:table-cell>
              <table:table-cell office:value-type="float" office:value="0.796066">
                <text:p>0.796066</text:p>
              </table:table-cell>
              <table:table-cell office:value-type="float" office:value="0.769702">
                <text:p>0.769702</text:p>
              </table:table-cell>
              <table:table-cell office:value-type="float" office:value="0.768725">
                <text:p>0.768725</text:p>
              </table:table-cell>
              <table:table-cell office:value-type="float" office:value="0.768143">
                <text:p>0.768143</text:p>
              </table:table-cell>
              <table:table-cell office:value-type="float" office:value="0.334009">
                <text:p>0.334009</text:p>
              </table:table-cell>
              <table:table-cell office:value-type="float" office:value="0.334121">
                <text:p>0.3341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9941">
                <text:p>0.309941</text:p>
              </table:table-cell>
              <table:table-cell office:value-type="float" office:value="0.86441">
                <text:p>0.86441</text:p>
              </table:table-cell>
              <table:table-cell office:value-type="float" office:value="0.855755">
                <text:p>0.855755</text:p>
              </table:table-cell>
              <table:table-cell office:value-type="float" office:value="0.840589">
                <text:p>0.840589</text:p>
              </table:table-cell>
              <table:table-cell office:value-type="float" office:value="0.842163">
                <text:p>0.842163</text:p>
              </table:table-cell>
              <table:table-cell office:value-type="float" office:value="0.770629">
                <text:p>0.770629</text:p>
              </table:table-cell>
              <table:table-cell office:value-type="float" office:value="0.327821">
                <text:p>0.327821</text:p>
              </table:table-cell>
              <table:table-cell office:value-type="float" office:value="0.327683">
                <text:p>0.3276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16728">
                <text:p>0.316728</text:p>
              </table:table-cell>
              <table:table-cell office:value-type="float" office:value="0.758299">
                <text:p>0.758299</text:p>
              </table:table-cell>
              <table:table-cell office:value-type="float" office:value="0.748098">
                <text:p>0.748098</text:p>
              </table:table-cell>
              <table:table-cell office:value-type="float" office:value="0.707134">
                <text:p>0.707134</text:p>
              </table:table-cell>
              <table:table-cell office:value-type="float" office:value="0.542098">
                <text:p>0.542098</text:p>
              </table:table-cell>
              <table:table-cell office:value-type="float" office:value="0.336073">
                <text:p>0.336073</text:p>
              </table:table-cell>
              <table:table-cell office:value-type="float" office:value="0.310109">
                <text:p>0.310109</text:p>
              </table:table-cell>
              <table:table-cell office:value-type="float" office:value="0.310102">
                <text:p>0.3101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9173">
                <text:p>0.309173</text:p>
              </table:table-cell>
              <table:table-cell office:value-type="float" office:value="5.01174">
                <text:p>5.01174</text:p>
              </table:table-cell>
              <table:table-cell office:value-type="float" office:value="4.25295">
                <text:p>4.25295</text:p>
              </table:table-cell>
              <table:table-cell office:value-type="float" office:value="4.24446">
                <text:p>4.24446</text:p>
              </table:table-cell>
              <table:table-cell office:value-type="float" office:value="4.25213">
                <text:p>4.25213</text:p>
              </table:table-cell>
              <table:table-cell office:value-type="float" office:value="0.363481">
                <text:p>0.363481</text:p>
              </table:table-cell>
              <table:table-cell office:value-type="float" office:value="0.313205">
                <text:p>0.313205</text:p>
              </table:table-cell>
              <table:table-cell office:value-type="float" office:value="0.31309">
                <text:p>0.3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